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9cm"/>
    </style:style>
    <style:style style:name="co3" style:family="table-column">
      <style:table-column-properties fo:break-before="auto" style:column-width="7.534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table table:name="Tabell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ce1"/>
        <table:table-row table:style-name="ro1"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5"/>
          <table:table-cell/>
          <table:table-cell table:formula="of:=CONCATENATE(&quot;(&quot;;[.A1];&quot;,&quot;;[.B1];&quot;),&quot;)" office:value-type="string" office:string-value="(1,1),">
            <text:p>(1,1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  <table:table-cell table:formula="of:=CONCATENATE(&quot;(&quot;;[.A2];&quot;,&quot;;[.B2];&quot;),&quot;)" office:value-type="string" office:string-value="(1,2),">
            <text:p>(1,2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/>
          <table:table-cell table:formula="of:=CONCATENATE(&quot;(&quot;;[.A3];&quot;,&quot;;[.B3];&quot;),&quot;)" office:value-type="string" office:string-value="(1,3),">
            <text:p>(1,3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8"/>
          <table:table-cell table:formula="of:=CONCATENATE(&quot;(&quot;;[.A4];&quot;,&quot;;[.B4];&quot;),&quot;)" office:value-type="string" office:string-value="(1,4),">
            <text:p>(1,4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/>
          <table:table-cell table:formula="of:=CONCATENATE(&quot;(&quot;;[.A5];&quot;,&quot;;[.B5];&quot;),&quot;)" office:value-type="string" office:string-value="(1,5),">
            <text:p>(1,5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8"/>
          <table:table-cell table:formula="of:=CONCATENATE(&quot;(&quot;;[.A6];&quot;,&quot;;[.B6];&quot;),&quot;)" office:value-type="string" office:string-value="(1,6),">
            <text:p>(1,6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8"/>
          <table:table-cell table:formula="of:=CONCATENATE(&quot;(&quot;;[.A7];&quot;,&quot;;[.B7];&quot;),&quot;)" office:value-type="string" office:string-value="(1,7),">
            <text:p>(1,7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8"/>
          <table:table-cell table:formula="of:=CONCATENATE(&quot;(&quot;;[.A8];&quot;,&quot;;[.B8];&quot;),&quot;)" office:value-type="string" office:string-value="(1,8),">
            <text:p>(1,8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8"/>
          <table:table-cell table:formula="of:=CONCATENATE(&quot;(&quot;;[.A9];&quot;,&quot;;[.B9];&quot;),&quot;)" office:value-type="string" office:string-value="(1,9),">
            <text:p>(1,9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table:number-columns-repeated="5"/>
          <table:table-cell/>
          <table:table-cell table:formula="of:=CONCATENATE(&quot;(&quot;;[.A10];&quot;,&quot;;[.B10];&quot;),&quot;)" office:value-type="string" office:string-value="(1,10),">
            <text:p>(1,10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/>
          <table:table-cell table:number-columns-repeated="5"/>
          <table:table-cell/>
          <table:table-cell table:formula="of:=CONCATENATE(&quot;(&quot;;[.A11];&quot;,&quot;;[.B11];&quot;),&quot;)" office:value-type="string" office:string-value="(1,11),">
            <text:p>(1,11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  <table:table-cell table:number-columns-repeated="5"/>
          <table:table-cell/>
          <table:table-cell table:formula="of:=CONCATENATE(&quot;(&quot;;[.A12];&quot;,&quot;;[.B12];&quot;),&quot;)" office:value-type="string" office:string-value="(1,12),">
            <text:p>(1,12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/>
          <table:table-cell table:number-columns-repeated="5"/>
          <table:table-cell/>
          <table:table-cell table:formula="of:=CONCATENATE(&quot;(&quot;;[.A13];&quot;,&quot;;[.B13];&quot;),&quot;)" office:value-type="string" office:string-value="(1,13),">
            <text:p>(1,13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table:number-columns-repeated="5"/>
          <table:table-cell/>
          <table:table-cell table:formula="of:=CONCATENATE(&quot;(&quot;;[.A14];&quot;,&quot;;[.B14];&quot;),&quot;)" office:value-type="string" office:string-value="(1,14),">
            <text:p>(1,14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/>
          <table:table-cell table:number-columns-repeated="5"/>
          <table:table-cell/>
          <table:table-cell table:formula="of:=CONCATENATE(&quot;(&quot;;[.A15];&quot;,&quot;;[.B15];&quot;),&quot;)" office:value-type="string" office:string-value="(1,15),">
            <text:p>(1,15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5"/>
          <table:table-cell/>
          <table:table-cell table:formula="of:=CONCATENATE(&quot;(&quot;;[.A16];&quot;,&quot;;[.B16];&quot;),&quot;)" office:value-type="string" office:string-value="(1,16),">
            <text:p>(1,16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/>
          <table:table-cell table:number-columns-repeated="5"/>
          <table:table-cell/>
          <table:table-cell table:formula="of:=CONCATENATE(&quot;(&quot;;[.A17];&quot;,&quot;;[.B17];&quot;),&quot;)" office:value-type="string" office:string-value="(1,17),">
            <text:p>(1,17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/>
          <table:table-cell table:number-columns-repeated="5"/>
          <table:table-cell/>
          <table:table-cell table:formula="of:=CONCATENATE(&quot;(&quot;;[.A18];&quot;,&quot;;[.B18];&quot;),&quot;)" office:value-type="string" office:string-value="(1,18),">
            <text:p>(1,18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/>
          <table:table-cell table:number-columns-repeated="5"/>
          <table:table-cell/>
          <table:table-cell table:formula="of:=CONCATENATE(&quot;(&quot;;[.A19];&quot;,&quot;;[.B19];&quot;),&quot;)" office:value-type="string" office:string-value="(1,19),">
            <text:p>(1,19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/>
          <table:table-cell table:number-columns-repeated="5"/>
          <table:table-cell/>
          <table:table-cell table:formula="of:=CONCATENATE(&quot;(&quot;;[.A20];&quot;,&quot;;[.B20];&quot;),&quot;)" office:value-type="string" office:string-value="(1,20),">
            <text:p>(1,20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/>
          <table:table-cell table:number-columns-repeated="5"/>
          <table:table-cell/>
          <table:table-cell table:formula="of:=CONCATENATE(&quot;(&quot;;[.A21];&quot;,&quot;;[.B21];&quot;),&quot;)" office:value-type="string" office:string-value="(1,21),">
            <text:p>(1,21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  <table:table-cell table:number-columns-repeated="5"/>
          <table:table-cell/>
          <table:table-cell table:formula="of:=CONCATENATE(&quot;(&quot;;[.A22];&quot;,&quot;;[.B22];&quot;),&quot;)" office:value-type="string" office:string-value="(1,22),">
            <text:p>(1,22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/>
          <table:table-cell table:number-columns-repeated="5"/>
          <table:table-cell/>
          <table:table-cell table:formula="of:=CONCATENATE(&quot;(&quot;;[.A23];&quot;,&quot;;[.B23];&quot;),&quot;)" office:value-type="string" office:string-value="(1,23),">
            <text:p>(1,23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2"/>
          <table:table-cell table:number-columns-repeated="5"/>
          <table:table-cell/>
          <table:table-cell table:formula="of:=CONCATENATE(&quot;(&quot;;[.A24];&quot;,&quot;;[.B24];&quot;),&quot;)" office:value-type="string" office:string-value="(1,24),">
            <text:p>(1,24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2"/>
          <table:table-cell table:number-columns-repeated="5"/>
          <table:table-cell/>
          <table:table-cell table:formula="of:=CONCATENATE(&quot;(&quot;;[.A25];&quot;,&quot;;[.B25];&quot;),&quot;)" office:value-type="string" office:string-value="(1,25),">
            <text:p>(1,25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/>
          <table:table-cell table:number-columns-repeated="5"/>
          <table:table-cell/>
          <table:table-cell table:formula="of:=CONCATENATE(&quot;(&quot;;[.A26];&quot;,&quot;;[.B26];&quot;),&quot;)" office:value-type="string" office:string-value="(1,26),">
            <text:p>(1,26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/>
          <table:table-cell table:number-columns-repeated="5"/>
          <table:table-cell/>
          <table:table-cell table:formula="of:=CONCATENATE(&quot;(&quot;;[.A27];&quot;,&quot;;[.B27];&quot;),&quot;)" office:value-type="string" office:string-value="(1,27),">
            <text:p>(1,27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/>
          <table:table-cell table:number-columns-repeated="5"/>
          <table:table-cell/>
          <table:table-cell table:formula="of:=CONCATENATE(&quot;(&quot;;[.A28];&quot;,&quot;;[.B28];&quot;),&quot;)" office:value-type="string" office:string-value="(1,28),">
            <text:p>(1,28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8"/>
          <table:table-cell table:formula="of:=CONCATENATE(&quot;(&quot;;[.A29];&quot;,&quot;;[.B29];&quot;),&quot;)" office:value-type="string" office:string-value="(1,29),">
            <text:p>(1,29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8"/>
          <table:table-cell table:formula="of:=CONCATENATE(&quot;(&quot;;[.A30];&quot;,&quot;;[.B30];&quot;),&quot;)" office:value-type="string" office:string-value="(1,30),">
            <text:p>(1,30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8"/>
          <table:table-cell table:formula="of:=CONCATENATE(&quot;(&quot;;[.A31];&quot;,&quot;;[.B31];&quot;),&quot;)" office:value-type="string" office:string-value="(1,31),">
            <text:p>(1,31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8"/>
          <table:table-cell table:formula="of:=CONCATENATE(&quot;(&quot;;[.A32];&quot;,&quot;;[.B32];&quot;),&quot;)" office:value-type="string" office:string-value="(1,32),">
            <text:p>(1,32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8"/>
          <table:table-cell table:formula="of:=CONCATENATE(&quot;(&quot;;[.A33];&quot;,&quot;;[.B33];&quot;),&quot;)" office:value-type="string" office:string-value="(1,33),">
            <text:p>(1,33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8"/>
          <table:table-cell table:formula="of:=CONCATENATE(&quot;(&quot;;[.A34];&quot;,&quot;;[.B34];&quot;),&quot;)" office:value-type="string" office:string-value="(1,34),">
            <text:p>(1,34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8"/>
          <table:table-cell table:formula="of:=CONCATENATE(&quot;(&quot;;[.A35];&quot;,&quot;;[.B35];&quot;),&quot;)" office:value-type="string" office:string-value="(1,35),">
            <text:p>(1,35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8"/>
          <table:table-cell table:formula="of:=CONCATENATE(&quot;(&quot;;[.A36];&quot;,&quot;;[.B36];&quot;),&quot;)" office:value-type="string" office:string-value="(1,36),">
            <text:p>(1,36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8"/>
          <table:table-cell table:formula="of:=CONCATENATE(&quot;(&quot;;[.A37];&quot;,&quot;;[.B37];&quot;),&quot;)" office:value-type="string" office:string-value="(1,37),">
            <text:p>(1,37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8"/>
          <table:table-cell table:formula="of:=CONCATENATE(&quot;(&quot;;[.A38];&quot;,&quot;;[.B38];&quot;),&quot;)" office:value-type="string" office:string-value="(1,38),">
            <text:p>(1,38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8"/>
          <table:table-cell table:formula="of:=CONCATENATE(&quot;(&quot;;[.A39];&quot;,&quot;;[.B39];&quot;),&quot;)" office:value-type="string" office:string-value="(1,39),">
            <text:p>(1,39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8"/>
          <table:table-cell table:formula="of:=CONCATENATE(&quot;(&quot;;[.A40];&quot;,&quot;;[.B40];&quot;),&quot;)" office:value-type="string" office:string-value="(1,40),">
            <text:p>(1,40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8"/>
          <table:table-cell table:formula="of:=CONCATENATE(&quot;(&quot;;[.A41];&quot;,&quot;;[.B41];&quot;),&quot;)" office:value-type="string" office:string-value="(1,41),">
            <text:p>(1,41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number-columns-repeated="8"/>
          <table:table-cell table:formula="of:=CONCATENATE(&quot;(&quot;;[.A42];&quot;,&quot;;[.B42];&quot;),&quot;)" office:value-type="string" office:string-value="(1,42),">
            <text:p>(1,42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8"/>
          <table:table-cell table:formula="of:=CONCATENATE(&quot;(&quot;;[.A43];&quot;,&quot;;[.B43];&quot;),&quot;)" office:value-type="string" office:string-value="(1,43),">
            <text:p>(1,43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8"/>
          <table:table-cell table:formula="of:=CONCATENATE(&quot;(&quot;;[.A44];&quot;,&quot;;[.B44];&quot;),&quot;)" office:value-type="string" office:string-value="(1,44),">
            <text:p>(1,44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8"/>
          <table:table-cell table:formula="of:=CONCATENATE(&quot;(&quot;;[.A45];&quot;,&quot;;[.B45];&quot;),&quot;)" office:value-type="string" office:string-value="(1,45),">
            <text:p>(1,45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8"/>
          <table:table-cell table:formula="of:=CONCATENATE(&quot;(&quot;;[.A46];&quot;,&quot;;[.B46];&quot;),&quot;)" office:value-type="string" office:string-value="(1,46),">
            <text:p>(1,46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8"/>
          <table:table-cell table:formula="of:=CONCATENATE(&quot;(&quot;;[.A47];&quot;,&quot;;[.B47];&quot;),&quot;)" office:value-type="string" office:string-value="(1,47),">
            <text:p>(1,47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8"/>
          <table:table-cell table:formula="of:=CONCATENATE(&quot;(&quot;;[.A48];&quot;,&quot;;[.B48];&quot;),&quot;)" office:value-type="string" office:string-value="(1,48),">
            <text:p>(1,48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8"/>
          <table:table-cell table:formula="of:=CONCATENATE(&quot;(&quot;;[.A49];&quot;,&quot;;[.B49];&quot;),&quot;)" office:value-type="string" office:string-value="(1,49),">
            <text:p>(1,49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8"/>
          <table:table-cell table:formula="of:=CONCATENATE(&quot;(&quot;;[.A50];&quot;,&quot;;[.B50];&quot;),&quot;)" office:value-type="string" office:string-value="(1,50),">
            <text:p>(1,50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number-columns-repeated="8"/>
          <table:table-cell table:formula="of:=CONCATENATE(&quot;(&quot;;[.A51];&quot;,&quot;;[.B51];&quot;),&quot;)" office:value-type="string" office:string-value="(1,51),">
            <text:p>(1,51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number-columns-repeated="8"/>
          <table:table-cell table:formula="of:=CONCATENATE(&quot;(&quot;;[.A52];&quot;,&quot;;[.B52];&quot;),&quot;)" office:value-type="string" office:string-value="(1,52),">
            <text:p>(1,52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number-columns-repeated="8"/>
          <table:table-cell table:formula="of:=CONCATENATE(&quot;(&quot;;[.A53];&quot;,&quot;;[.B53];&quot;),&quot;)" office:value-type="string" office:string-value="(1,53),">
            <text:p>(1,53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8"/>
          <table:table-cell table:formula="of:=CONCATENATE(&quot;(&quot;;[.A54];&quot;,&quot;;[.B54];&quot;),&quot;)" office:value-type="string" office:string-value="(1,54),">
            <text:p>(1,54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8"/>
          <table:table-cell table:formula="of:=CONCATENATE(&quot;(&quot;;[.A55];&quot;,&quot;;[.B55];&quot;),&quot;)" office:value-type="string" office:string-value="(1,55),">
            <text:p>(1,55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number-columns-repeated="8"/>
          <table:table-cell table:formula="of:=CONCATENATE(&quot;(&quot;;[.A56];&quot;,&quot;;[.B56];&quot;),&quot;)" office:value-type="string" office:string-value="(1,56),">
            <text:p>(1,56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8"/>
          <table:table-cell table:formula="of:=CONCATENATE(&quot;(&quot;;[.A57];&quot;,&quot;;[.B57];&quot;),&quot;)" office:value-type="string" office:string-value="(1,57),">
            <text:p>(1,57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8"/>
          <table:table-cell table:formula="of:=CONCATENATE(&quot;(&quot;;[.A58];&quot;,&quot;;[.B58];&quot;),&quot;)" office:value-type="string" office:string-value="(1,58),">
            <text:p>(1,58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8"/>
          <table:table-cell table:formula="of:=CONCATENATE(&quot;(&quot;;[.A59];&quot;,&quot;;[.B59];&quot;),&quot;)" office:value-type="string" office:string-value="(1,59),">
            <text:p>(1,59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8"/>
          <table:table-cell table:formula="of:=CONCATENATE(&quot;(&quot;;[.A60];&quot;,&quot;;[.B60];&quot;),&quot;)" office:value-type="string" office:string-value="(1,60),">
            <text:p>(1,60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number-columns-repeated="8"/>
          <table:table-cell table:formula="of:=CONCATENATE(&quot;(&quot;;[.A61];&quot;,&quot;;[.B61];&quot;),&quot;)" office:value-type="string" office:string-value="(1,61),">
            <text:p>(1,61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table:number-columns-repeated="8"/>
          <table:table-cell table:formula="of:=CONCATENATE(&quot;(&quot;;[.A62];&quot;,&quot;;[.B62];&quot;),&quot;)" office:value-type="string" office:string-value="(1,62),">
            <text:p>(1,62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8"/>
          <table:table-cell table:formula="of:=CONCATENATE(&quot;(&quot;;[.A63];&quot;,&quot;;[.B63];&quot;),&quot;)" office:value-type="string" office:string-value="(1,63),">
            <text:p>(1,63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8"/>
          <table:table-cell table:formula="of:=CONCATENATE(&quot;(&quot;;[.A64];&quot;,&quot;;[.B64];&quot;),&quot;)" office:value-type="string" office:string-value="(1,64),">
            <text:p>(1,64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8"/>
          <table:table-cell table:formula="of:=CONCATENATE(&quot;(&quot;;[.A65];&quot;,&quot;;[.B65];&quot;),&quot;)" office:value-type="string" office:string-value="(1,65),">
            <text:p>(1,65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8"/>
          <table:table-cell table:formula="of:=CONCATENATE(&quot;(&quot;;[.A66];&quot;,&quot;;[.B66];&quot;),&quot;)" office:value-type="string" office:string-value="(1,66),">
            <text:p>(1,66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table:number-columns-repeated="8"/>
          <table:table-cell table:formula="of:=CONCATENATE(&quot;(&quot;;[.A67];&quot;,&quot;;[.B67];&quot;),&quot;)" office:value-type="string" office:string-value="(1,67),">
            <text:p>(1,67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number-columns-repeated="8"/>
          <table:table-cell table:formula="of:=CONCATENATE(&quot;(&quot;;[.A68];&quot;,&quot;;[.B68];&quot;),&quot;)" office:value-type="string" office:string-value="(1,68),">
            <text:p>(1,68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table:number-columns-repeated="8"/>
          <table:table-cell table:formula="of:=CONCATENATE(&quot;(&quot;;[.A69];&quot;,&quot;;[.B69];&quot;),&quot;)" office:value-type="string" office:string-value="(1,69),">
            <text:p>(1,69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8"/>
          <table:table-cell table:formula="of:=CONCATENATE(&quot;(&quot;;[.A70];&quot;,&quot;;[.B70];&quot;),&quot;)" office:value-type="string" office:string-value="(1,70),">
            <text:p>(1,70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table:number-columns-repeated="8"/>
          <table:table-cell table:formula="of:=CONCATENATE(&quot;(&quot;;[.A71];&quot;,&quot;;[.B71];&quot;),&quot;)" office:value-type="string" office:string-value="(1,71),">
            <text:p>(1,71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table:number-columns-repeated="8"/>
          <table:table-cell table:formula="of:=CONCATENATE(&quot;(&quot;;[.A72];&quot;,&quot;;[.B72];&quot;),&quot;)" office:value-type="string" office:string-value="(1,72),">
            <text:p>(1,72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number-columns-repeated="8"/>
          <table:table-cell table:formula="of:=CONCATENATE(&quot;(&quot;;[.A73];&quot;,&quot;;[.B73];&quot;),&quot;)" office:value-type="string" office:string-value="(1,73),">
            <text:p>(1,73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table:number-columns-repeated="8"/>
          <table:table-cell table:formula="of:=CONCATENATE(&quot;(&quot;;[.A74];&quot;,&quot;;[.B74];&quot;),&quot;)" office:value-type="string" office:string-value="(1,74),">
            <text:p>(1,74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number-columns-repeated="8"/>
          <table:table-cell table:formula="of:=CONCATENATE(&quot;(&quot;;[.A75];&quot;,&quot;;[.B75];&quot;),&quot;)" office:value-type="string" office:string-value="(1,75),">
            <text:p>(1,75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8"/>
          <table:table-cell table:formula="of:=CONCATENATE(&quot;(&quot;;[.A76];&quot;,&quot;;[.B76];&quot;),&quot;)" office:value-type="string" office:string-value="(1,76),">
            <text:p>(1,76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number-columns-repeated="8"/>
          <table:table-cell table:formula="of:=CONCATENATE(&quot;(&quot;;[.A77];&quot;,&quot;;[.B77];&quot;),&quot;)" office:value-type="string" office:string-value="(1,77),">
            <text:p>(1,77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table:number-columns-repeated="8"/>
          <table:table-cell table:formula="of:=CONCATENATE(&quot;(&quot;;[.A78];&quot;,&quot;;[.B78];&quot;),&quot;)" office:value-type="string" office:string-value="(1,78),">
            <text:p>(1,78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8"/>
          <table:table-cell table:formula="of:=CONCATENATE(&quot;(&quot;;[.A79];&quot;,&quot;;[.B79];&quot;),&quot;)" office:value-type="string" office:string-value="(1,79),">
            <text:p>(1,79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8"/>
          <table:table-cell table:formula="of:=CONCATENATE(&quot;(&quot;;[.A80];&quot;,&quot;;[.B80];&quot;),&quot;)" office:value-type="string" office:string-value="(1,80),">
            <text:p>(1,80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table:number-columns-repeated="8"/>
          <table:table-cell table:formula="of:=CONCATENATE(&quot;(&quot;;[.A81];&quot;,&quot;;[.B81];&quot;),&quot;)" office:value-type="string" office:string-value="(1,81),">
            <text:p>(1,81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number-columns-repeated="8"/>
          <table:table-cell table:formula="of:=CONCATENATE(&quot;(&quot;;[.A82];&quot;,&quot;;[.B82];&quot;),&quot;)" office:value-type="string" office:string-value="(1,82),">
            <text:p>(1,82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table:number-columns-repeated="8"/>
          <table:table-cell table:formula="of:=CONCATENATE(&quot;(&quot;;[.A83];&quot;,&quot;;[.B83];&quot;),&quot;)" office:value-type="string" office:string-value="(1,83),">
            <text:p>(1,83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table:number-columns-repeated="8"/>
          <table:table-cell table:formula="of:=CONCATENATE(&quot;(&quot;;[.A84];&quot;,&quot;;[.B84];&quot;),&quot;)" office:value-type="string" office:string-value="(1,84),">
            <text:p>(1,84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8"/>
          <table:table-cell table:formula="of:=CONCATENATE(&quot;(&quot;;[.A85];&quot;,&quot;;[.B85];&quot;),&quot;)" office:value-type="string" office:string-value="(1,85),">
            <text:p>(1,85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table:number-columns-repeated="8"/>
          <table:table-cell table:formula="of:=CONCATENATE(&quot;(&quot;;[.A86];&quot;,&quot;;[.B86];&quot;),&quot;)" office:value-type="string" office:string-value="(1,86),">
            <text:p>(1,86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table:number-columns-repeated="8"/>
          <table:table-cell table:formula="of:=CONCATENATE(&quot;(&quot;;[.A87];&quot;,&quot;;[.B87];&quot;),&quot;)" office:value-type="string" office:string-value="(1,87),">
            <text:p>(1,87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8"/>
          <table:table-cell table:formula="of:=CONCATENATE(&quot;(&quot;;[.A88];&quot;,&quot;;[.B88];&quot;),&quot;)" office:value-type="string" office:string-value="(1,88),">
            <text:p>(1,88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table:number-columns-repeated="8"/>
          <table:table-cell table:formula="of:=CONCATENATE(&quot;(&quot;;[.A89];&quot;,&quot;;[.B89];&quot;),&quot;)" office:value-type="string" office:string-value="(1,89),">
            <text:p>(1,89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8"/>
          <table:table-cell table:formula="of:=CONCATENATE(&quot;(&quot;;[.A90];&quot;,&quot;;[.B90];&quot;),&quot;)" office:value-type="string" office:string-value="(1,90),">
            <text:p>(1,90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number-columns-repeated="8"/>
          <table:table-cell table:formula="of:=CONCATENATE(&quot;(&quot;;[.A91];&quot;,&quot;;[.B91];&quot;),&quot;)" office:value-type="string" office:string-value="(1,91),">
            <text:p>(1,91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table:number-columns-repeated="8"/>
          <table:table-cell table:formula="of:=CONCATENATE(&quot;(&quot;;[.A92];&quot;,&quot;;[.B92];&quot;),&quot;)" office:value-type="string" office:string-value="(1,92),">
            <text:p>(1,92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number-columns-repeated="8"/>
          <table:table-cell table:formula="of:=CONCATENATE(&quot;(&quot;;[.A93];&quot;,&quot;;[.B93];&quot;),&quot;)" office:value-type="string" office:string-value="(1,93),">
            <text:p>(1,93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table:number-columns-repeated="8"/>
          <table:table-cell table:formula="of:=CONCATENATE(&quot;(&quot;;[.A94];&quot;,&quot;;[.B94];&quot;),&quot;)" office:value-type="string" office:string-value="(1,94),">
            <text:p>(1,94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number-columns-repeated="8"/>
          <table:table-cell table:formula="of:=CONCATENATE(&quot;(&quot;;[.A95];&quot;,&quot;;[.B95];&quot;),&quot;)" office:value-type="string" office:string-value="(1,95),">
            <text:p>(1,95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table:number-columns-repeated="8"/>
          <table:table-cell table:formula="of:=CONCATENATE(&quot;(&quot;;[.A96];&quot;,&quot;;[.B96];&quot;),&quot;)" office:value-type="string" office:string-value="(1,96),">
            <text:p>(1,96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number-columns-repeated="8"/>
          <table:table-cell table:formula="of:=CONCATENATE(&quot;(&quot;;[.A97];&quot;,&quot;;[.B97];&quot;),&quot;)" office:value-type="string" office:string-value="(1,97),">
            <text:p>(1,97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8"/>
          <table:table-cell table:formula="of:=CONCATENATE(&quot;(&quot;;[.A98];&quot;,&quot;;[.B98];&quot;),&quot;)" office:value-type="string" office:string-value="(1,98),">
            <text:p>(1,98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8"/>
          <table:table-cell table:formula="of:=CONCATENATE(&quot;(&quot;;[.A99];&quot;,&quot;;[.B99];&quot;),&quot;)" office:value-type="string" office:string-value="(1,99),">
            <text:p>(1,99),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8"/>
          <table:table-cell table:formula="of:=CONCATENATE(&quot;(&quot;;[.A100];&quot;,&quot;;[.B100];&quot;),&quot;)" office:value-type="string" office:string-value="(1,100),">
            <text:p>(1,100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table:number-columns-repeated="8"/>
          <table:table-cell table:formula="of:=CONCATENATE(&quot;(&quot;;[.A101];&quot;,&quot;;[.B101];&quot;),&quot;)" office:value-type="string" office:string-value="(2,101),">
            <text:p>(2,101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table:number-columns-repeated="2"/>
          <table:table-cell table:number-columns-repeated="6"/>
          <table:table-cell table:formula="of:=CONCATENATE(&quot;(&quot;;[.A102];&quot;,&quot;;[.B102];&quot;),&quot;)" office:value-type="string" office:string-value="(2,102),">
            <text:p>(2,102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table:number-columns-repeated="2"/>
          <table:table-cell table:number-columns-repeated="6"/>
          <table:table-cell table:formula="of:=CONCATENATE(&quot;(&quot;;[.A103];&quot;,&quot;;[.B103];&quot;),&quot;)" office:value-type="string" office:string-value="(2,103),">
            <text:p>(2,103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table:number-columns-repeated="2"/>
          <table:table-cell table:number-columns-repeated="6"/>
          <table:table-cell table:formula="of:=CONCATENATE(&quot;(&quot;;[.A104];&quot;,&quot;;[.B104];&quot;),&quot;)" office:value-type="string" office:string-value="(2,104),">
            <text:p>(2,104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table:number-columns-repeated="2"/>
          <table:table-cell table:number-columns-repeated="6"/>
          <table:table-cell table:formula="of:=CONCATENATE(&quot;(&quot;;[.A105];&quot;,&quot;;[.B105];&quot;),&quot;)" office:value-type="string" office:string-value="(2,105),">
            <text:p>(2,105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table:number-columns-repeated="2"/>
          <table:table-cell table:number-columns-repeated="6"/>
          <table:table-cell table:formula="of:=CONCATENATE(&quot;(&quot;;[.A106];&quot;,&quot;;[.B106];&quot;),&quot;)" office:value-type="string" office:string-value="(2,106),">
            <text:p>(2,106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table:number-columns-repeated="2"/>
          <table:table-cell table:number-columns-repeated="6"/>
          <table:table-cell table:formula="of:=CONCATENATE(&quot;(&quot;;[.A107];&quot;,&quot;;[.B107];&quot;),&quot;)" office:value-type="string" office:string-value="(2,107),">
            <text:p>(2,107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table:number-columns-repeated="2"/>
          <table:table-cell table:number-columns-repeated="6"/>
          <table:table-cell table:formula="of:=CONCATENATE(&quot;(&quot;;[.A108];&quot;,&quot;;[.B108];&quot;),&quot;)" office:value-type="string" office:string-value="(2,108),">
            <text:p>(2,108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table:number-columns-repeated="2"/>
          <table:table-cell table:number-columns-repeated="6"/>
          <table:table-cell table:formula="of:=CONCATENATE(&quot;(&quot;;[.A109];&quot;,&quot;;[.B109];&quot;),&quot;)" office:value-type="string" office:string-value="(2,109),">
            <text:p>(2,109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string">
            <text:p>active</text:p>
          </table:table-cell>
          <table:table-cell office:value-type="string">
            <text:p>utc_created</text:p>
          </table:table-cell>
          <table:table-cell table:number-columns-repeated="6"/>
          <table:table-cell table:formula="of:=CONCATENATE(&quot;(&quot;;[.A110];&quot;,&quot;;[.B110];&quot;),&quot;)" office:value-type="string" office:string-value="(2,110),">
            <text:p>(2,110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8"/>
          <table:table-cell table:formula="of:=CONCATENATE(&quot;(&quot;;[.A111];&quot;,&quot;;[.B111];&quot;),&quot;)" office:value-type="string" office:string-value="(2,111),">
            <text:p>(2,111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table:number-columns-repeated="8"/>
          <table:table-cell table:formula="of:=CONCATENATE(&quot;(&quot;;[.A112];&quot;,&quot;;[.B112];&quot;),&quot;)" office:value-type="string" office:string-value="(2,112),">
            <text:p>(2,112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table:number-columns-repeated="8"/>
          <table:table-cell table:formula="of:=CONCATENATE(&quot;(&quot;;[.A113];&quot;,&quot;;[.B113];&quot;),&quot;)" office:value-type="string" office:string-value="(2,113),">
            <text:p>(2,113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table:number-columns-repeated="8"/>
          <table:table-cell table:formula="of:=CONCATENATE(&quot;(&quot;;[.A114];&quot;,&quot;;[.B114];&quot;),&quot;)" office:value-type="string" office:string-value="(2,114),">
            <text:p>(2,114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table:number-columns-repeated="8"/>
          <table:table-cell table:formula="of:=CONCATENATE(&quot;(&quot;;[.A115];&quot;,&quot;;[.B115];&quot;),&quot;)" office:value-type="string" office:string-value="(2,115),">
            <text:p>(2,115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table:number-columns-repeated="8"/>
          <table:table-cell table:formula="of:=CONCATENATE(&quot;(&quot;;[.A116];&quot;,&quot;;[.B116];&quot;),&quot;)" office:value-type="string" office:string-value="(2,116),">
            <text:p>(2,116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table:number-columns-repeated="8"/>
          <table:table-cell table:formula="of:=CONCATENATE(&quot;(&quot;;[.A117];&quot;,&quot;;[.B117];&quot;),&quot;)" office:value-type="string" office:string-value="(2,117),">
            <text:p>(2,117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table:number-columns-repeated="8"/>
          <table:table-cell table:formula="of:=CONCATENATE(&quot;(&quot;;[.A118];&quot;,&quot;;[.B118];&quot;),&quot;)" office:value-type="string" office:string-value="(2,118),">
            <text:p>(2,118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table:number-columns-repeated="8"/>
          <table:table-cell table:formula="of:=CONCATENATE(&quot;(&quot;;[.A119];&quot;,&quot;;[.B119];&quot;),&quot;)" office:value-type="string" office:string-value="(2,119),">
            <text:p>(2,119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table:number-columns-repeated="8"/>
          <table:table-cell table:formula="of:=CONCATENATE(&quot;(&quot;;[.A120];&quot;,&quot;;[.B120];&quot;),&quot;)" office:value-type="string" office:string-value="(2,120),">
            <text:p>(2,120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table:number-columns-repeated="8"/>
          <table:table-cell table:formula="of:=CONCATENATE(&quot;(&quot;;[.A121];&quot;,&quot;;[.B121];&quot;),&quot;)" office:value-type="string" office:string-value="(2,121),">
            <text:p>(2,121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8"/>
          <table:table-cell table:formula="of:=CONCATENATE(&quot;(&quot;;[.A122];&quot;,&quot;;[.B122];&quot;),&quot;)" office:value-type="string" office:string-value="(2,122),">
            <text:p>(2,122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8"/>
          <table:table-cell table:formula="of:=CONCATENATE(&quot;(&quot;;[.A123];&quot;,&quot;;[.B123];&quot;),&quot;)" office:value-type="string" office:string-value="(2,123),">
            <text:p>(2,123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table:number-columns-repeated="8"/>
          <table:table-cell table:formula="of:=CONCATENATE(&quot;(&quot;;[.A124];&quot;,&quot;;[.B124];&quot;),&quot;)" office:value-type="string" office:string-value="(2,124),">
            <text:p>(2,124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table:number-columns-repeated="8"/>
          <table:table-cell table:formula="of:=CONCATENATE(&quot;(&quot;;[.A125];&quot;,&quot;;[.B125];&quot;),&quot;)" office:value-type="string" office:string-value="(2,125),">
            <text:p>(2,125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table:number-columns-repeated="8"/>
          <table:table-cell table:formula="of:=CONCATENATE(&quot;(&quot;;[.A126];&quot;,&quot;;[.B126];&quot;),&quot;)" office:value-type="string" office:string-value="(2,126),">
            <text:p>(2,126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table:number-columns-repeated="8"/>
          <table:table-cell table:formula="of:=CONCATENATE(&quot;(&quot;;[.A127];&quot;,&quot;;[.B127];&quot;),&quot;)" office:value-type="string" office:string-value="(2,127),">
            <text:p>(2,127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8"/>
          <table:table-cell table:formula="of:=CONCATENATE(&quot;(&quot;;[.A128];&quot;,&quot;;[.B128];&quot;),&quot;)" office:value-type="string" office:string-value="(2,128),">
            <text:p>(2,128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table:number-columns-repeated="8"/>
          <table:table-cell table:formula="of:=CONCATENATE(&quot;(&quot;;[.A129];&quot;,&quot;;[.B129];&quot;),&quot;)" office:value-type="string" office:string-value="(2,129),">
            <text:p>(2,129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8"/>
          <table:table-cell table:formula="of:=CONCATENATE(&quot;(&quot;;[.A130];&quot;,&quot;;[.B130];&quot;),&quot;)" office:value-type="string" office:string-value="(2,130),">
            <text:p>(2,130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table:number-columns-repeated="8"/>
          <table:table-cell table:formula="of:=CONCATENATE(&quot;(&quot;;[.A131];&quot;,&quot;;[.B131];&quot;),&quot;)" office:value-type="string" office:string-value="(2,131),">
            <text:p>(2,131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table:number-columns-repeated="8"/>
          <table:table-cell table:formula="of:=CONCATENATE(&quot;(&quot;;[.A132];&quot;,&quot;;[.B132];&quot;),&quot;)" office:value-type="string" office:string-value="(2,132),">
            <text:p>(2,132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table:number-columns-repeated="8"/>
          <table:table-cell table:formula="of:=CONCATENATE(&quot;(&quot;;[.A133];&quot;,&quot;;[.B133];&quot;),&quot;)" office:value-type="string" office:string-value="(2,133),">
            <text:p>(2,133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table:number-columns-repeated="8"/>
          <table:table-cell table:formula="of:=CONCATENATE(&quot;(&quot;;[.A134];&quot;,&quot;;[.B134];&quot;),&quot;)" office:value-type="string" office:string-value="(2,134),">
            <text:p>(2,134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  <table:table-cell table:number-columns-repeated="8"/>
          <table:table-cell table:formula="of:=CONCATENATE(&quot;(&quot;;[.A135];&quot;,&quot;;[.B135];&quot;),&quot;)" office:value-type="string" office:string-value="(2,135),">
            <text:p>(2,135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table:number-columns-repeated="8"/>
          <table:table-cell table:formula="of:=CONCATENATE(&quot;(&quot;;[.A136];&quot;,&quot;;[.B136];&quot;),&quot;)" office:value-type="string" office:string-value="(2,136),">
            <text:p>(2,136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table:number-columns-repeated="8"/>
          <table:table-cell table:formula="of:=CONCATENATE(&quot;(&quot;;[.A137];&quot;,&quot;;[.B137];&quot;),&quot;)" office:value-type="string" office:string-value="(2,137),">
            <text:p>(2,137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table:number-columns-repeated="8"/>
          <table:table-cell table:formula="of:=CONCATENATE(&quot;(&quot;;[.A138];&quot;,&quot;;[.B138];&quot;),&quot;)" office:value-type="string" office:string-value="(2,138),">
            <text:p>(2,138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table:number-columns-repeated="8"/>
          <table:table-cell table:formula="of:=CONCATENATE(&quot;(&quot;;[.A139];&quot;,&quot;;[.B139];&quot;),&quot;)" office:value-type="string" office:string-value="(2,139),">
            <text:p>(2,139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table:number-columns-repeated="8"/>
          <table:table-cell table:formula="of:=CONCATENATE(&quot;(&quot;;[.A140];&quot;,&quot;;[.B140];&quot;),&quot;)" office:value-type="string" office:string-value="(2,140),">
            <text:p>(2,140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table:number-columns-repeated="8"/>
          <table:table-cell table:formula="of:=CONCATENATE(&quot;(&quot;;[.A141];&quot;,&quot;;[.B141];&quot;),&quot;)" office:value-type="string" office:string-value="(2,141),">
            <text:p>(2,141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table:number-columns-repeated="8"/>
          <table:table-cell table:formula="of:=CONCATENATE(&quot;(&quot;;[.A142];&quot;,&quot;;[.B142];&quot;),&quot;)" office:value-type="string" office:string-value="(2,142),">
            <text:p>(2,142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table:number-columns-repeated="8"/>
          <table:table-cell table:formula="of:=CONCATENATE(&quot;(&quot;;[.A143];&quot;,&quot;;[.B143];&quot;),&quot;)" office:value-type="string" office:string-value="(2,143),">
            <text:p>(2,143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table:number-columns-repeated="8"/>
          <table:table-cell table:formula="of:=CONCATENATE(&quot;(&quot;;[.A144];&quot;,&quot;;[.B144];&quot;),&quot;)" office:value-type="string" office:string-value="(2,144),">
            <text:p>(2,144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table:number-columns-repeated="8"/>
          <table:table-cell table:formula="of:=CONCATENATE(&quot;(&quot;;[.A145];&quot;,&quot;;[.B145];&quot;),&quot;)" office:value-type="string" office:string-value="(2,145),">
            <text:p>(2,145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table:number-columns-repeated="8"/>
          <table:table-cell table:formula="of:=CONCATENATE(&quot;(&quot;;[.A146];&quot;,&quot;;[.B146];&quot;),&quot;)" office:value-type="string" office:string-value="(2,146),">
            <text:p>(2,146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table:number-columns-repeated="8"/>
          <table:table-cell table:formula="of:=CONCATENATE(&quot;(&quot;;[.A147];&quot;,&quot;;[.B147];&quot;),&quot;)" office:value-type="string" office:string-value="(2,147),">
            <text:p>(2,147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table:number-columns-repeated="8"/>
          <table:table-cell table:formula="of:=CONCATENATE(&quot;(&quot;;[.A148];&quot;,&quot;;[.B148];&quot;),&quot;)" office:value-type="string" office:string-value="(2,148),">
            <text:p>(2,148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table:number-columns-repeated="8"/>
          <table:table-cell table:formula="of:=CONCATENATE(&quot;(&quot;;[.A149];&quot;,&quot;;[.B149];&quot;),&quot;)" office:value-type="string" office:string-value="(2,149),">
            <text:p>(2,149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8"/>
          <table:table-cell table:formula="of:=CONCATENATE(&quot;(&quot;;[.A150];&quot;,&quot;;[.B150];&quot;),&quot;)" office:value-type="string" office:string-value="(2,150),">
            <text:p>(2,150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8"/>
          <table:table-cell table:formula="of:=CONCATENATE(&quot;(&quot;;[.A151];&quot;,&quot;;[.B151];&quot;),&quot;)" office:value-type="string" office:string-value="(2,151),">
            <text:p>(2,151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table:number-columns-repeated="8"/>
          <table:table-cell table:formula="of:=CONCATENATE(&quot;(&quot;;[.A152];&quot;,&quot;;[.B152];&quot;),&quot;)" office:value-type="string" office:string-value="(2,152),">
            <text:p>(2,152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8"/>
          <table:table-cell table:formula="of:=CONCATENATE(&quot;(&quot;;[.A153];&quot;,&quot;;[.B153];&quot;),&quot;)" office:value-type="string" office:string-value="(2,153),">
            <text:p>(2,153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table:number-columns-repeated="8"/>
          <table:table-cell table:formula="of:=CONCATENATE(&quot;(&quot;;[.A154];&quot;,&quot;;[.B154];&quot;),&quot;)" office:value-type="string" office:string-value="(2,154),">
            <text:p>(2,154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">
            <text:p>155</text:p>
          </table:table-cell>
          <table:table-cell table:number-columns-repeated="8"/>
          <table:table-cell table:formula="of:=CONCATENATE(&quot;(&quot;;[.A155];&quot;,&quot;;[.B155];&quot;),&quot;)" office:value-type="string" office:string-value="(2,155),">
            <text:p>(2,155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table:number-columns-repeated="8"/>
          <table:table-cell table:formula="of:=CONCATENATE(&quot;(&quot;;[.A156];&quot;,&quot;;[.B156];&quot;),&quot;)" office:value-type="string" office:string-value="(2,156),">
            <text:p>(2,156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table:number-columns-repeated="8"/>
          <table:table-cell table:formula="of:=CONCATENATE(&quot;(&quot;;[.A157];&quot;,&quot;;[.B157];&quot;),&quot;)" office:value-type="string" office:string-value="(2,157),">
            <text:p>(2,157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table:number-columns-repeated="8"/>
          <table:table-cell table:formula="of:=CONCATENATE(&quot;(&quot;;[.A158];&quot;,&quot;;[.B158];&quot;),&quot;)" office:value-type="string" office:string-value="(2,158),">
            <text:p>(2,158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table:number-columns-repeated="8"/>
          <table:table-cell table:formula="of:=CONCATENATE(&quot;(&quot;;[.A159];&quot;,&quot;;[.B159];&quot;),&quot;)" office:value-type="string" office:string-value="(2,159),">
            <text:p>(2,159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table:number-columns-repeated="8"/>
          <table:table-cell table:formula="of:=CONCATENATE(&quot;(&quot;;[.A160];&quot;,&quot;;[.B160];&quot;),&quot;)" office:value-type="string" office:string-value="(2,160),">
            <text:p>(2,160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table:number-columns-repeated="8"/>
          <table:table-cell table:formula="of:=CONCATENATE(&quot;(&quot;;[.A161];&quot;,&quot;;[.B161];&quot;),&quot;)" office:value-type="string" office:string-value="(2,161),">
            <text:p>(2,161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table:number-columns-repeated="8"/>
          <table:table-cell table:formula="of:=CONCATENATE(&quot;(&quot;;[.A162];&quot;,&quot;;[.B162];&quot;),&quot;)" office:value-type="string" office:string-value="(2,162),">
            <text:p>(2,162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table:number-columns-repeated="8"/>
          <table:table-cell table:formula="of:=CONCATENATE(&quot;(&quot;;[.A163];&quot;,&quot;;[.B163];&quot;),&quot;)" office:value-type="string" office:string-value="(2,163),">
            <text:p>(2,163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table:number-columns-repeated="8"/>
          <table:table-cell table:formula="of:=CONCATENATE(&quot;(&quot;;[.A164];&quot;,&quot;;[.B164];&quot;),&quot;)" office:value-type="string" office:string-value="(2,164),">
            <text:p>(2,164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table:number-columns-repeated="8"/>
          <table:table-cell table:formula="of:=CONCATENATE(&quot;(&quot;;[.A165];&quot;,&quot;;[.B165];&quot;),&quot;)" office:value-type="string" office:string-value="(2,165),">
            <text:p>(2,165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table:number-columns-repeated="8"/>
          <table:table-cell table:formula="of:=CONCATENATE(&quot;(&quot;;[.A166];&quot;,&quot;;[.B166];&quot;),&quot;)" office:value-type="string" office:string-value="(2,166),">
            <text:p>(2,166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table:number-columns-repeated="8"/>
          <table:table-cell table:formula="of:=CONCATENATE(&quot;(&quot;;[.A167];&quot;,&quot;;[.B167];&quot;),&quot;)" office:value-type="string" office:string-value="(2,167),">
            <text:p>(2,167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table:number-columns-repeated="8"/>
          <table:table-cell table:formula="of:=CONCATENATE(&quot;(&quot;;[.A168];&quot;,&quot;;[.B168];&quot;),&quot;)" office:value-type="string" office:string-value="(2,168),">
            <text:p>(2,168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table:number-columns-repeated="8"/>
          <table:table-cell table:formula="of:=CONCATENATE(&quot;(&quot;;[.A169];&quot;,&quot;;[.B169];&quot;),&quot;)" office:value-type="string" office:string-value="(2,169),">
            <text:p>(2,169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table:number-columns-repeated="8"/>
          <table:table-cell table:formula="of:=CONCATENATE(&quot;(&quot;;[.A170];&quot;,&quot;;[.B170];&quot;),&quot;)" office:value-type="string" office:string-value="(2,170),">
            <text:p>(2,170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8"/>
          <table:table-cell table:formula="of:=CONCATENATE(&quot;(&quot;;[.A171];&quot;,&quot;;[.B171];&quot;),&quot;)" office:value-type="string" office:string-value="(2,171),">
            <text:p>(2,171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table:number-columns-repeated="8"/>
          <table:table-cell table:formula="of:=CONCATENATE(&quot;(&quot;;[.A172];&quot;,&quot;;[.B172];&quot;),&quot;)" office:value-type="string" office:string-value="(2,172),">
            <text:p>(2,172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8"/>
          <table:table-cell table:formula="of:=CONCATENATE(&quot;(&quot;;[.A173];&quot;,&quot;;[.B173];&quot;),&quot;)" office:value-type="string" office:string-value="(2,173),">
            <text:p>(2,173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">
            <text:p>174</text:p>
          </table:table-cell>
          <table:table-cell table:number-columns-repeated="8"/>
          <table:table-cell table:formula="of:=CONCATENATE(&quot;(&quot;;[.A174];&quot;,&quot;;[.B174];&quot;),&quot;)" office:value-type="string" office:string-value="(2,174),">
            <text:p>(2,174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table:number-columns-repeated="8"/>
          <table:table-cell table:formula="of:=CONCATENATE(&quot;(&quot;;[.A175];&quot;,&quot;;[.B175];&quot;),&quot;)" office:value-type="string" office:string-value="(2,175),">
            <text:p>(2,175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table:number-columns-repeated="8"/>
          <table:table-cell table:formula="of:=CONCATENATE(&quot;(&quot;;[.A176];&quot;,&quot;;[.B176];&quot;),&quot;)" office:value-type="string" office:string-value="(2,176),">
            <text:p>(2,176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table:number-columns-repeated="8"/>
          <table:table-cell table:formula="of:=CONCATENATE(&quot;(&quot;;[.A177];&quot;,&quot;;[.B177];&quot;),&quot;)" office:value-type="string" office:string-value="(2,177),">
            <text:p>(2,177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table:number-columns-repeated="8"/>
          <table:table-cell table:formula="of:=CONCATENATE(&quot;(&quot;;[.A178];&quot;,&quot;;[.B178];&quot;),&quot;)" office:value-type="string" office:string-value="(2,178),">
            <text:p>(2,178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table:number-columns-repeated="8"/>
          <table:table-cell table:formula="of:=CONCATENATE(&quot;(&quot;;[.A179];&quot;,&quot;;[.B179];&quot;),&quot;)" office:value-type="string" office:string-value="(2,179),">
            <text:p>(2,179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table:number-columns-repeated="8"/>
          <table:table-cell table:formula="of:=CONCATENATE(&quot;(&quot;;[.A180];&quot;,&quot;;[.B180];&quot;),&quot;)" office:value-type="string" office:string-value="(2,180),">
            <text:p>(2,180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table:number-columns-repeated="8"/>
          <table:table-cell table:formula="of:=CONCATENATE(&quot;(&quot;;[.A181];&quot;,&quot;;[.B181];&quot;),&quot;)" office:value-type="string" office:string-value="(2,181),">
            <text:p>(2,181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table:number-columns-repeated="8"/>
          <table:table-cell table:formula="of:=CONCATENATE(&quot;(&quot;;[.A182];&quot;,&quot;;[.B182];&quot;),&quot;)" office:value-type="string" office:string-value="(2,182),">
            <text:p>(2,182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table:number-columns-repeated="8"/>
          <table:table-cell table:formula="of:=CONCATENATE(&quot;(&quot;;[.A183];&quot;,&quot;;[.B183];&quot;),&quot;)" office:value-type="string" office:string-value="(2,183),">
            <text:p>(2,183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table:number-columns-repeated="8"/>
          <table:table-cell table:formula="of:=CONCATENATE(&quot;(&quot;;[.A184];&quot;,&quot;;[.B184];&quot;),&quot;)" office:value-type="string" office:string-value="(2,184),">
            <text:p>(2,184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table:number-columns-repeated="8"/>
          <table:table-cell table:formula="of:=CONCATENATE(&quot;(&quot;;[.A185];&quot;,&quot;;[.B185];&quot;),&quot;)" office:value-type="string" office:string-value="(2,185),">
            <text:p>(2,185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table:number-columns-repeated="8"/>
          <table:table-cell table:formula="of:=CONCATENATE(&quot;(&quot;;[.A186];&quot;,&quot;;[.B186];&quot;),&quot;)" office:value-type="string" office:string-value="(2,186),">
            <text:p>(2,186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table:number-columns-repeated="8"/>
          <table:table-cell table:formula="of:=CONCATENATE(&quot;(&quot;;[.A187];&quot;,&quot;;[.B187];&quot;),&quot;)" office:value-type="string" office:string-value="(2,187),">
            <text:p>(2,187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table:number-columns-repeated="8"/>
          <table:table-cell table:formula="of:=CONCATENATE(&quot;(&quot;;[.A188];&quot;,&quot;;[.B188];&quot;),&quot;)" office:value-type="string" office:string-value="(2,188),">
            <text:p>(2,188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table:number-columns-repeated="8"/>
          <table:table-cell table:formula="of:=CONCATENATE(&quot;(&quot;;[.A189];&quot;,&quot;;[.B189];&quot;),&quot;)" office:value-type="string" office:string-value="(2,189),">
            <text:p>(2,189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table:number-columns-repeated="8"/>
          <table:table-cell table:formula="of:=CONCATENATE(&quot;(&quot;;[.A190];&quot;,&quot;;[.B190];&quot;),&quot;)" office:value-type="string" office:string-value="(2,190),">
            <text:p>(2,190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table:number-columns-repeated="8"/>
          <table:table-cell table:formula="of:=CONCATENATE(&quot;(&quot;;[.A191];&quot;,&quot;;[.B191];&quot;),&quot;)" office:value-type="string" office:string-value="(2,191),">
            <text:p>(2,191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table:number-columns-repeated="8"/>
          <table:table-cell table:formula="of:=CONCATENATE(&quot;(&quot;;[.A192];&quot;,&quot;;[.B192];&quot;),&quot;)" office:value-type="string" office:string-value="(2,192),">
            <text:p>(2,192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table:number-columns-repeated="8"/>
          <table:table-cell table:formula="of:=CONCATENATE(&quot;(&quot;;[.A193];&quot;,&quot;;[.B193];&quot;),&quot;)" office:value-type="string" office:string-value="(2,193),">
            <text:p>(2,193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table:number-columns-repeated="8"/>
          <table:table-cell table:formula="of:=CONCATENATE(&quot;(&quot;;[.A194];&quot;,&quot;;[.B194];&quot;),&quot;)" office:value-type="string" office:string-value="(2,194),">
            <text:p>(2,194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table:number-columns-repeated="8"/>
          <table:table-cell table:formula="of:=CONCATENATE(&quot;(&quot;;[.A195];&quot;,&quot;;[.B195];&quot;),&quot;)" office:value-type="string" office:string-value="(2,195),">
            <text:p>(2,195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table:number-columns-repeated="8"/>
          <table:table-cell table:formula="of:=CONCATENATE(&quot;(&quot;;[.A196];&quot;,&quot;;[.B196];&quot;),&quot;)" office:value-type="string" office:string-value="(2,196),">
            <text:p>(2,196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table:number-columns-repeated="8"/>
          <table:table-cell table:formula="of:=CONCATENATE(&quot;(&quot;;[.A197];&quot;,&quot;;[.B197];&quot;),&quot;)" office:value-type="string" office:string-value="(2,197),">
            <text:p>(2,197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table:number-columns-repeated="8"/>
          <table:table-cell table:formula="of:=CONCATENATE(&quot;(&quot;;[.A198];&quot;,&quot;;[.B198];&quot;),&quot;)" office:value-type="string" office:string-value="(2,198),">
            <text:p>(2,198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table:number-columns-repeated="8"/>
          <table:table-cell table:formula="of:=CONCATENATE(&quot;(&quot;;[.A199];&quot;,&quot;;[.B199];&quot;),&quot;)" office:value-type="string" office:string-value="(2,199),">
            <text:p>(2,199)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table:number-columns-repeated="8"/>
          <table:table-cell table:formula="of:=CONCATENATE(&quot;(&quot;;[.A200];&quot;,&quot;;[.B200];&quot;),&quot;)" office:value-type="string" office:string-value="(2,200),">
            <text:p>(2,200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1">
            <text:p>201</text:p>
          </table:table-cell>
          <table:table-cell table:number-columns-repeated="8"/>
          <table:table-cell table:formula="of:=CONCATENATE(&quot;(&quot;;[.A201];&quot;,&quot;;[.B201];&quot;),&quot;)" office:value-type="string" office:string-value="(3,201),">
            <text:p>(3,201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2">
            <text:p>202</text:p>
          </table:table-cell>
          <table:table-cell table:number-columns-repeated="8"/>
          <table:table-cell table:formula="of:=CONCATENATE(&quot;(&quot;;[.A202];&quot;,&quot;;[.B202];&quot;),&quot;)" office:value-type="string" office:string-value="(3,202),">
            <text:p>(3,202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3">
            <text:p>203</text:p>
          </table:table-cell>
          <table:table-cell table:number-columns-repeated="8"/>
          <table:table-cell table:formula="of:=CONCATENATE(&quot;(&quot;;[.A203];&quot;,&quot;;[.B203];&quot;),&quot;)" office:value-type="string" office:string-value="(3,203),">
            <text:p>(3,203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4">
            <text:p>204</text:p>
          </table:table-cell>
          <table:table-cell table:number-columns-repeated="8"/>
          <table:table-cell table:formula="of:=CONCATENATE(&quot;(&quot;;[.A204];&quot;,&quot;;[.B204];&quot;),&quot;)" office:value-type="string" office:string-value="(3,204),">
            <text:p>(3,204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5">
            <text:p>205</text:p>
          </table:table-cell>
          <table:table-cell table:number-columns-repeated="8"/>
          <table:table-cell table:formula="of:=CONCATENATE(&quot;(&quot;;[.A205];&quot;,&quot;;[.B205];&quot;),&quot;)" office:value-type="string" office:string-value="(3,205),">
            <text:p>(3,205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table:number-columns-repeated="8"/>
          <table:table-cell table:formula="of:=CONCATENATE(&quot;(&quot;;[.A206];&quot;,&quot;;[.B206];&quot;),&quot;)" office:value-type="string" office:string-value="(3,206),">
            <text:p>(3,206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table:number-columns-repeated="8"/>
          <table:table-cell table:formula="of:=CONCATENATE(&quot;(&quot;;[.A207];&quot;,&quot;;[.B207];&quot;),&quot;)" office:value-type="string" office:string-value="(3,207),">
            <text:p>(3,207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8">
            <text:p>208</text:p>
          </table:table-cell>
          <table:table-cell table:number-columns-repeated="8"/>
          <table:table-cell table:formula="of:=CONCATENATE(&quot;(&quot;;[.A208];&quot;,&quot;;[.B208];&quot;),&quot;)" office:value-type="string" office:string-value="(3,208),">
            <text:p>(3,208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9">
            <text:p>209</text:p>
          </table:table-cell>
          <table:table-cell table:number-columns-repeated="8"/>
          <table:table-cell table:formula="of:=CONCATENATE(&quot;(&quot;;[.A209];&quot;,&quot;;[.B209];&quot;),&quot;)" office:value-type="string" office:string-value="(3,209),">
            <text:p>(3,209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table:number-columns-repeated="8"/>
          <table:table-cell table:formula="of:=CONCATENATE(&quot;(&quot;;[.A210];&quot;,&quot;;[.B210];&quot;),&quot;)" office:value-type="string" office:string-value="(3,210),">
            <text:p>(3,210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table:number-columns-repeated="8"/>
          <table:table-cell table:formula="of:=CONCATENATE(&quot;(&quot;;[.A211];&quot;,&quot;;[.B211];&quot;),&quot;)" office:value-type="string" office:string-value="(3,211),">
            <text:p>(3,211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2">
            <text:p>212</text:p>
          </table:table-cell>
          <table:table-cell table:number-columns-repeated="8"/>
          <table:table-cell table:formula="of:=CONCATENATE(&quot;(&quot;;[.A212];&quot;,&quot;;[.B212];&quot;),&quot;)" office:value-type="string" office:string-value="(3,212),">
            <text:p>(3,212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">
            <text:p>213</text:p>
          </table:table-cell>
          <table:table-cell table:number-columns-repeated="8"/>
          <table:table-cell table:formula="of:=CONCATENATE(&quot;(&quot;;[.A213];&quot;,&quot;;[.B213];&quot;),&quot;)" office:value-type="string" office:string-value="(3,213),">
            <text:p>(3,213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4">
            <text:p>214</text:p>
          </table:table-cell>
          <table:table-cell table:number-columns-repeated="8"/>
          <table:table-cell table:formula="of:=CONCATENATE(&quot;(&quot;;[.A214];&quot;,&quot;;[.B214];&quot;),&quot;)" office:value-type="string" office:string-value="(3,214),">
            <text:p>(3,214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">
            <text:p>215</text:p>
          </table:table-cell>
          <table:table-cell table:number-columns-repeated="8"/>
          <table:table-cell table:formula="of:=CONCATENATE(&quot;(&quot;;[.A215];&quot;,&quot;;[.B215];&quot;),&quot;)" office:value-type="string" office:string-value="(3,215),">
            <text:p>(3,215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6">
            <text:p>216</text:p>
          </table:table-cell>
          <table:table-cell table:number-columns-repeated="8"/>
          <table:table-cell table:formula="of:=CONCATENATE(&quot;(&quot;;[.A216];&quot;,&quot;;[.B216];&quot;),&quot;)" office:value-type="string" office:string-value="(3,216),">
            <text:p>(3,216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7">
            <text:p>217</text:p>
          </table:table-cell>
          <table:table-cell table:number-columns-repeated="8"/>
          <table:table-cell table:formula="of:=CONCATENATE(&quot;(&quot;;[.A217];&quot;,&quot;;[.B217];&quot;),&quot;)" office:value-type="string" office:string-value="(3,217),">
            <text:p>(3,217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table:number-columns-repeated="8"/>
          <table:table-cell table:formula="of:=CONCATENATE(&quot;(&quot;;[.A218];&quot;,&quot;;[.B218];&quot;),&quot;)" office:value-type="string" office:string-value="(3,218),">
            <text:p>(3,218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">
            <text:p>219</text:p>
          </table:table-cell>
          <table:table-cell table:number-columns-repeated="8"/>
          <table:table-cell table:formula="of:=CONCATENATE(&quot;(&quot;;[.A219];&quot;,&quot;;[.B219];&quot;),&quot;)" office:value-type="string" office:string-value="(3,219),">
            <text:p>(3,219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table:number-columns-repeated="8"/>
          <table:table-cell table:formula="of:=CONCATENATE(&quot;(&quot;;[.A220];&quot;,&quot;;[.B220];&quot;),&quot;)" office:value-type="string" office:string-value="(3,220),">
            <text:p>(3,220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">
            <text:p>221</text:p>
          </table:table-cell>
          <table:table-cell table:number-columns-repeated="8"/>
          <table:table-cell table:formula="of:=CONCATENATE(&quot;(&quot;;[.A221];&quot;,&quot;;[.B221];&quot;),&quot;)" office:value-type="string" office:string-value="(3,221),">
            <text:p>(3,221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table:number-columns-repeated="8"/>
          <table:table-cell table:formula="of:=CONCATENATE(&quot;(&quot;;[.A222];&quot;,&quot;;[.B222];&quot;),&quot;)" office:value-type="string" office:string-value="(3,222),">
            <text:p>(3,222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">
            <text:p>223</text:p>
          </table:table-cell>
          <table:table-cell table:number-columns-repeated="8"/>
          <table:table-cell table:formula="of:=CONCATENATE(&quot;(&quot;;[.A223];&quot;,&quot;;[.B223];&quot;),&quot;)" office:value-type="string" office:string-value="(3,223),">
            <text:p>(3,223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table:number-columns-repeated="8"/>
          <table:table-cell table:formula="of:=CONCATENATE(&quot;(&quot;;[.A224];&quot;,&quot;;[.B224];&quot;),&quot;)" office:value-type="string" office:string-value="(3,224),">
            <text:p>(3,224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">
            <text:p>225</text:p>
          </table:table-cell>
          <table:table-cell table:number-columns-repeated="8"/>
          <table:table-cell table:formula="of:=CONCATENATE(&quot;(&quot;;[.A225];&quot;,&quot;;[.B225];&quot;),&quot;)" office:value-type="string" office:string-value="(3,225),">
            <text:p>(3,225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table:number-columns-repeated="8"/>
          <table:table-cell table:formula="of:=CONCATENATE(&quot;(&quot;;[.A226];&quot;,&quot;;[.B226];&quot;),&quot;)" office:value-type="string" office:string-value="(3,226),">
            <text:p>(3,226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table:number-columns-repeated="8"/>
          <table:table-cell table:formula="of:=CONCATENATE(&quot;(&quot;;[.A227];&quot;,&quot;;[.B227];&quot;),&quot;)" office:value-type="string" office:string-value="(3,227),">
            <text:p>(3,227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table:number-columns-repeated="8"/>
          <table:table-cell table:formula="of:=CONCATENATE(&quot;(&quot;;[.A228];&quot;,&quot;;[.B228];&quot;),&quot;)" office:value-type="string" office:string-value="(3,228),">
            <text:p>(3,228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">
            <text:p>229</text:p>
          </table:table-cell>
          <table:table-cell table:number-columns-repeated="8"/>
          <table:table-cell table:formula="of:=CONCATENATE(&quot;(&quot;;[.A229];&quot;,&quot;;[.B229];&quot;),&quot;)" office:value-type="string" office:string-value="(3,229),">
            <text:p>(3,229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table:number-columns-repeated="8"/>
          <table:table-cell table:formula="of:=CONCATENATE(&quot;(&quot;;[.A230];&quot;,&quot;;[.B230];&quot;),&quot;)" office:value-type="string" office:string-value="(3,230),">
            <text:p>(3,230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">
            <text:p>231</text:p>
          </table:table-cell>
          <table:table-cell table:number-columns-repeated="8"/>
          <table:table-cell table:formula="of:=CONCATENATE(&quot;(&quot;;[.A231];&quot;,&quot;;[.B231];&quot;),&quot;)" office:value-type="string" office:string-value="(3,231),">
            <text:p>(3,231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">
            <text:p>232</text:p>
          </table:table-cell>
          <table:table-cell table:number-columns-repeated="8"/>
          <table:table-cell table:formula="of:=CONCATENATE(&quot;(&quot;;[.A232];&quot;,&quot;;[.B232];&quot;),&quot;)" office:value-type="string" office:string-value="(3,232),">
            <text:p>(3,232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">
            <text:p>233</text:p>
          </table:table-cell>
          <table:table-cell table:number-columns-repeated="8"/>
          <table:table-cell table:formula="of:=CONCATENATE(&quot;(&quot;;[.A233];&quot;,&quot;;[.B233];&quot;),&quot;)" office:value-type="string" office:string-value="(3,233),">
            <text:p>(3,233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">
            <text:p>234</text:p>
          </table:table-cell>
          <table:table-cell table:number-columns-repeated="8"/>
          <table:table-cell table:formula="of:=CONCATENATE(&quot;(&quot;;[.A234];&quot;,&quot;;[.B234];&quot;),&quot;)" office:value-type="string" office:string-value="(3,234),">
            <text:p>(3,234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">
            <text:p>235</text:p>
          </table:table-cell>
          <table:table-cell table:number-columns-repeated="8"/>
          <table:table-cell table:formula="of:=CONCATENATE(&quot;(&quot;;[.A235];&quot;,&quot;;[.B235];&quot;),&quot;)" office:value-type="string" office:string-value="(3,235),">
            <text:p>(3,235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">
            <text:p>236</text:p>
          </table:table-cell>
          <table:table-cell table:number-columns-repeated="8"/>
          <table:table-cell table:formula="of:=CONCATENATE(&quot;(&quot;;[.A236];&quot;,&quot;;[.B236];&quot;),&quot;)" office:value-type="string" office:string-value="(3,236),">
            <text:p>(3,236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">
            <text:p>237</text:p>
          </table:table-cell>
          <table:table-cell table:number-columns-repeated="8"/>
          <table:table-cell table:formula="of:=CONCATENATE(&quot;(&quot;;[.A237];&quot;,&quot;;[.B237];&quot;),&quot;)" office:value-type="string" office:string-value="(3,237),">
            <text:p>(3,237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">
            <text:p>238</text:p>
          </table:table-cell>
          <table:table-cell table:number-columns-repeated="8"/>
          <table:table-cell table:formula="of:=CONCATENATE(&quot;(&quot;;[.A238];&quot;,&quot;;[.B238];&quot;),&quot;)" office:value-type="string" office:string-value="(3,238),">
            <text:p>(3,238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">
            <text:p>239</text:p>
          </table:table-cell>
          <table:table-cell table:number-columns-repeated="8"/>
          <table:table-cell table:formula="of:=CONCATENATE(&quot;(&quot;;[.A239];&quot;,&quot;;[.B239];&quot;),&quot;)" office:value-type="string" office:string-value="(3,239),">
            <text:p>(3,239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">
            <text:p>240</text:p>
          </table:table-cell>
          <table:table-cell table:number-columns-repeated="8"/>
          <table:table-cell table:formula="of:=CONCATENATE(&quot;(&quot;;[.A240];&quot;,&quot;;[.B240];&quot;),&quot;)" office:value-type="string" office:string-value="(3,240),">
            <text:p>(3,240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">
            <text:p>241</text:p>
          </table:table-cell>
          <table:table-cell table:number-columns-repeated="8"/>
          <table:table-cell table:formula="of:=CONCATENATE(&quot;(&quot;;[.A241];&quot;,&quot;;[.B241];&quot;),&quot;)" office:value-type="string" office:string-value="(3,241),">
            <text:p>(3,241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">
            <text:p>242</text:p>
          </table:table-cell>
          <table:table-cell table:number-columns-repeated="8"/>
          <table:table-cell table:formula="of:=CONCATENATE(&quot;(&quot;;[.A242];&quot;,&quot;;[.B242];&quot;),&quot;)" office:value-type="string" office:string-value="(3,242),">
            <text:p>(3,242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">
            <text:p>243</text:p>
          </table:table-cell>
          <table:table-cell table:number-columns-repeated="8"/>
          <table:table-cell table:formula="of:=CONCATENATE(&quot;(&quot;;[.A243];&quot;,&quot;;[.B243];&quot;),&quot;)" office:value-type="string" office:string-value="(3,243),">
            <text:p>(3,243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">
            <text:p>244</text:p>
          </table:table-cell>
          <table:table-cell table:number-columns-repeated="8"/>
          <table:table-cell table:formula="of:=CONCATENATE(&quot;(&quot;;[.A244];&quot;,&quot;;[.B244];&quot;),&quot;)" office:value-type="string" office:string-value="(3,244),">
            <text:p>(3,244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">
            <text:p>245</text:p>
          </table:table-cell>
          <table:table-cell table:number-columns-repeated="8"/>
          <table:table-cell table:formula="of:=CONCATENATE(&quot;(&quot;;[.A245];&quot;,&quot;;[.B245];&quot;),&quot;)" office:value-type="string" office:string-value="(3,245),">
            <text:p>(3,245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">
            <text:p>246</text:p>
          </table:table-cell>
          <table:table-cell table:number-columns-repeated="8"/>
          <table:table-cell table:formula="of:=CONCATENATE(&quot;(&quot;;[.A246];&quot;,&quot;;[.B246];&quot;),&quot;)" office:value-type="string" office:string-value="(3,246),">
            <text:p>(3,246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">
            <text:p>247</text:p>
          </table:table-cell>
          <table:table-cell table:number-columns-repeated="8"/>
          <table:table-cell table:formula="of:=CONCATENATE(&quot;(&quot;;[.A247];&quot;,&quot;;[.B247];&quot;),&quot;)" office:value-type="string" office:string-value="(3,247),">
            <text:p>(3,247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">
            <text:p>248</text:p>
          </table:table-cell>
          <table:table-cell table:number-columns-repeated="8"/>
          <table:table-cell table:formula="of:=CONCATENATE(&quot;(&quot;;[.A248];&quot;,&quot;;[.B248];&quot;),&quot;)" office:value-type="string" office:string-value="(3,248),">
            <text:p>(3,248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">
            <text:p>249</text:p>
          </table:table-cell>
          <table:table-cell table:number-columns-repeated="8"/>
          <table:table-cell table:formula="of:=CONCATENATE(&quot;(&quot;;[.A249];&quot;,&quot;;[.B249];&quot;),&quot;)" office:value-type="string" office:string-value="(3,249),">
            <text:p>(3,249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">
            <text:p>250</text:p>
          </table:table-cell>
          <table:table-cell table:number-columns-repeated="8"/>
          <table:table-cell table:formula="of:=CONCATENATE(&quot;(&quot;;[.A250];&quot;,&quot;;[.B250];&quot;),&quot;)" office:value-type="string" office:string-value="(3,250),">
            <text:p>(3,250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1">
            <text:p>251</text:p>
          </table:table-cell>
          <table:table-cell table:number-columns-repeated="8"/>
          <table:table-cell table:formula="of:=CONCATENATE(&quot;(&quot;;[.A251];&quot;,&quot;;[.B251];&quot;),&quot;)" office:value-type="string" office:string-value="(3,251),">
            <text:p>(3,251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table:number-columns-repeated="8"/>
          <table:table-cell table:formula="of:=CONCATENATE(&quot;(&quot;;[.A252];&quot;,&quot;;[.B252];&quot;),&quot;)" office:value-type="string" office:string-value="(3,252),">
            <text:p>(3,252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table:number-columns-repeated="8"/>
          <table:table-cell table:formula="of:=CONCATENATE(&quot;(&quot;;[.A253];&quot;,&quot;;[.B253];&quot;),&quot;)" office:value-type="string" office:string-value="(3,253),">
            <text:p>(3,253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table:number-columns-repeated="8"/>
          <table:table-cell table:formula="of:=CONCATENATE(&quot;(&quot;;[.A254];&quot;,&quot;;[.B254];&quot;),&quot;)" office:value-type="string" office:string-value="(3,254),">
            <text:p>(3,254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table:number-columns-repeated="8"/>
          <table:table-cell table:formula="of:=CONCATENATE(&quot;(&quot;;[.A255];&quot;,&quot;;[.B255];&quot;),&quot;)" office:value-type="string" office:string-value="(3,255),">
            <text:p>(3,255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number-columns-repeated="8"/>
          <table:table-cell table:formula="of:=CONCATENATE(&quot;(&quot;;[.A256];&quot;,&quot;;[.B256];&quot;),&quot;)" office:value-type="string" office:string-value="(3,256),">
            <text:p>(3,256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">
            <text:p>257</text:p>
          </table:table-cell>
          <table:table-cell table:number-columns-repeated="8"/>
          <table:table-cell table:formula="of:=CONCATENATE(&quot;(&quot;;[.A257];&quot;,&quot;;[.B257];&quot;),&quot;)" office:value-type="string" office:string-value="(3,257),">
            <text:p>(3,257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">
            <text:p>258</text:p>
          </table:table-cell>
          <table:table-cell table:number-columns-repeated="8"/>
          <table:table-cell table:formula="of:=CONCATENATE(&quot;(&quot;;[.A258];&quot;,&quot;;[.B258];&quot;),&quot;)" office:value-type="string" office:string-value="(3,258),">
            <text:p>(3,258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">
            <text:p>259</text:p>
          </table:table-cell>
          <table:table-cell table:number-columns-repeated="8"/>
          <table:table-cell table:formula="of:=CONCATENATE(&quot;(&quot;;[.A259];&quot;,&quot;;[.B259];&quot;),&quot;)" office:value-type="string" office:string-value="(3,259),">
            <text:p>(3,259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">
            <text:p>260</text:p>
          </table:table-cell>
          <table:table-cell table:number-columns-repeated="8"/>
          <table:table-cell table:formula="of:=CONCATENATE(&quot;(&quot;;[.A260];&quot;,&quot;;[.B260];&quot;),&quot;)" office:value-type="string" office:string-value="(3,260),">
            <text:p>(3,260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1">
            <text:p>261</text:p>
          </table:table-cell>
          <table:table-cell table:number-columns-repeated="8"/>
          <table:table-cell table:formula="of:=CONCATENATE(&quot;(&quot;;[.A261];&quot;,&quot;;[.B261];&quot;),&quot;)" office:value-type="string" office:string-value="(3,261),">
            <text:p>(3,261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2">
            <text:p>262</text:p>
          </table:table-cell>
          <table:table-cell table:number-columns-repeated="8"/>
          <table:table-cell table:formula="of:=CONCATENATE(&quot;(&quot;;[.A262];&quot;,&quot;;[.B262];&quot;),&quot;)" office:value-type="string" office:string-value="(3,262),">
            <text:p>(3,262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">
            <text:p>263</text:p>
          </table:table-cell>
          <table:table-cell table:number-columns-repeated="8"/>
          <table:table-cell table:formula="of:=CONCATENATE(&quot;(&quot;;[.A263];&quot;,&quot;;[.B263];&quot;),&quot;)" office:value-type="string" office:string-value="(3,263),">
            <text:p>(3,263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4">
            <text:p>264</text:p>
          </table:table-cell>
          <table:table-cell table:number-columns-repeated="8"/>
          <table:table-cell table:formula="of:=CONCATENATE(&quot;(&quot;;[.A264];&quot;,&quot;;[.B264];&quot;),&quot;)" office:value-type="string" office:string-value="(3,264),">
            <text:p>(3,264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5">
            <text:p>265</text:p>
          </table:table-cell>
          <table:table-cell table:number-columns-repeated="8"/>
          <table:table-cell table:formula="of:=CONCATENATE(&quot;(&quot;;[.A265];&quot;,&quot;;[.B265];&quot;),&quot;)" office:value-type="string" office:string-value="(3,265),">
            <text:p>(3,265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table:number-columns-repeated="8"/>
          <table:table-cell table:formula="of:=CONCATENATE(&quot;(&quot;;[.A266];&quot;,&quot;;[.B266];&quot;),&quot;)" office:value-type="string" office:string-value="(3,266),">
            <text:p>(3,266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7">
            <text:p>267</text:p>
          </table:table-cell>
          <table:table-cell table:number-columns-repeated="8"/>
          <table:table-cell table:formula="of:=CONCATENATE(&quot;(&quot;;[.A267];&quot;,&quot;;[.B267];&quot;),&quot;)" office:value-type="string" office:string-value="(3,267),">
            <text:p>(3,267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8">
            <text:p>268</text:p>
          </table:table-cell>
          <table:table-cell table:number-columns-repeated="8"/>
          <table:table-cell table:formula="of:=CONCATENATE(&quot;(&quot;;[.A268];&quot;,&quot;;[.B268];&quot;),&quot;)" office:value-type="string" office:string-value="(3,268),">
            <text:p>(3,268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9">
            <text:p>269</text:p>
          </table:table-cell>
          <table:table-cell table:number-columns-repeated="8"/>
          <table:table-cell table:formula="of:=CONCATENATE(&quot;(&quot;;[.A269];&quot;,&quot;;[.B269];&quot;),&quot;)" office:value-type="string" office:string-value="(3,269),">
            <text:p>(3,269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0">
            <text:p>270</text:p>
          </table:table-cell>
          <table:table-cell table:number-columns-repeated="8"/>
          <table:table-cell table:formula="of:=CONCATENATE(&quot;(&quot;;[.A270];&quot;,&quot;;[.B270];&quot;),&quot;)" office:value-type="string" office:string-value="(3,270),">
            <text:p>(3,270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1">
            <text:p>271</text:p>
          </table:table-cell>
          <table:table-cell table:number-columns-repeated="8"/>
          <table:table-cell table:formula="of:=CONCATENATE(&quot;(&quot;;[.A271];&quot;,&quot;;[.B271];&quot;),&quot;)" office:value-type="string" office:string-value="(3,271),">
            <text:p>(3,271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2">
            <text:p>272</text:p>
          </table:table-cell>
          <table:table-cell table:number-columns-repeated="8"/>
          <table:table-cell table:formula="of:=CONCATENATE(&quot;(&quot;;[.A272];&quot;,&quot;;[.B272];&quot;),&quot;)" office:value-type="string" office:string-value="(3,272),">
            <text:p>(3,272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3">
            <text:p>273</text:p>
          </table:table-cell>
          <table:table-cell table:number-columns-repeated="8"/>
          <table:table-cell table:formula="of:=CONCATENATE(&quot;(&quot;;[.A273];&quot;,&quot;;[.B273];&quot;),&quot;)" office:value-type="string" office:string-value="(3,273),">
            <text:p>(3,273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4">
            <text:p>274</text:p>
          </table:table-cell>
          <table:table-cell table:number-columns-repeated="8"/>
          <table:table-cell table:formula="of:=CONCATENATE(&quot;(&quot;;[.A274];&quot;,&quot;;[.B274];&quot;),&quot;)" office:value-type="string" office:string-value="(3,274),">
            <text:p>(3,274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table:number-columns-repeated="8"/>
          <table:table-cell table:formula="of:=CONCATENATE(&quot;(&quot;;[.A275];&quot;,&quot;;[.B275];&quot;),&quot;)" office:value-type="string" office:string-value="(3,275),">
            <text:p>(3,275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6">
            <text:p>276</text:p>
          </table:table-cell>
          <table:table-cell table:number-columns-repeated="8"/>
          <table:table-cell table:formula="of:=CONCATENATE(&quot;(&quot;;[.A276];&quot;,&quot;;[.B276];&quot;),&quot;)" office:value-type="string" office:string-value="(3,276),">
            <text:p>(3,276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7">
            <text:p>277</text:p>
          </table:table-cell>
          <table:table-cell table:number-columns-repeated="8"/>
          <table:table-cell table:formula="of:=CONCATENATE(&quot;(&quot;;[.A277];&quot;,&quot;;[.B277];&quot;),&quot;)" office:value-type="string" office:string-value="(3,277),">
            <text:p>(3,277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8">
            <text:p>278</text:p>
          </table:table-cell>
          <table:table-cell table:number-columns-repeated="8"/>
          <table:table-cell table:formula="of:=CONCATENATE(&quot;(&quot;;[.A278];&quot;,&quot;;[.B278];&quot;),&quot;)" office:value-type="string" office:string-value="(3,278),">
            <text:p>(3,278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9">
            <text:p>279</text:p>
          </table:table-cell>
          <table:table-cell table:number-columns-repeated="8"/>
          <table:table-cell table:formula="of:=CONCATENATE(&quot;(&quot;;[.A279];&quot;,&quot;;[.B279];&quot;),&quot;)" office:value-type="string" office:string-value="(3,279),">
            <text:p>(3,279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table:number-columns-repeated="8"/>
          <table:table-cell table:formula="of:=CONCATENATE(&quot;(&quot;;[.A280];&quot;,&quot;;[.B280];&quot;),&quot;)" office:value-type="string" office:string-value="(3,280),">
            <text:p>(3,280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">
            <text:p>281</text:p>
          </table:table-cell>
          <table:table-cell table:number-columns-repeated="8"/>
          <table:table-cell table:formula="of:=CONCATENATE(&quot;(&quot;;[.A281];&quot;,&quot;;[.B281];&quot;),&quot;)" office:value-type="string" office:string-value="(3,281),">
            <text:p>(3,281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2">
            <text:p>282</text:p>
          </table:table-cell>
          <table:table-cell table:number-columns-repeated="8"/>
          <table:table-cell table:formula="of:=CONCATENATE(&quot;(&quot;;[.A282];&quot;,&quot;;[.B282];&quot;),&quot;)" office:value-type="string" office:string-value="(3,282),">
            <text:p>(3,282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3">
            <text:p>283</text:p>
          </table:table-cell>
          <table:table-cell table:number-columns-repeated="8"/>
          <table:table-cell table:formula="of:=CONCATENATE(&quot;(&quot;;[.A283];&quot;,&quot;;[.B283];&quot;),&quot;)" office:value-type="string" office:string-value="(3,283),">
            <text:p>(3,283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4">
            <text:p>284</text:p>
          </table:table-cell>
          <table:table-cell table:number-columns-repeated="8"/>
          <table:table-cell table:formula="of:=CONCATENATE(&quot;(&quot;;[.A284];&quot;,&quot;;[.B284];&quot;),&quot;)" office:value-type="string" office:string-value="(3,284),">
            <text:p>(3,284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5">
            <text:p>285</text:p>
          </table:table-cell>
          <table:table-cell table:number-columns-repeated="8"/>
          <table:table-cell table:formula="of:=CONCATENATE(&quot;(&quot;;[.A285];&quot;,&quot;;[.B285];&quot;),&quot;)" office:value-type="string" office:string-value="(3,285),">
            <text:p>(3,285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6">
            <text:p>286</text:p>
          </table:table-cell>
          <table:table-cell table:number-columns-repeated="8"/>
          <table:table-cell table:formula="of:=CONCATENATE(&quot;(&quot;;[.A286];&quot;,&quot;;[.B286];&quot;),&quot;)" office:value-type="string" office:string-value="(3,286),">
            <text:p>(3,286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7">
            <text:p>287</text:p>
          </table:table-cell>
          <table:table-cell table:number-columns-repeated="8"/>
          <table:table-cell table:formula="of:=CONCATENATE(&quot;(&quot;;[.A287];&quot;,&quot;;[.B287];&quot;),&quot;)" office:value-type="string" office:string-value="(3,287),">
            <text:p>(3,287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8">
            <text:p>288</text:p>
          </table:table-cell>
          <table:table-cell table:number-columns-repeated="8"/>
          <table:table-cell table:formula="of:=CONCATENATE(&quot;(&quot;;[.A288];&quot;,&quot;;[.B288];&quot;),&quot;)" office:value-type="string" office:string-value="(3,288),">
            <text:p>(3,288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9">
            <text:p>289</text:p>
          </table:table-cell>
          <table:table-cell table:number-columns-repeated="8"/>
          <table:table-cell table:formula="of:=CONCATENATE(&quot;(&quot;;[.A289];&quot;,&quot;;[.B289];&quot;),&quot;)" office:value-type="string" office:string-value="(3,289),">
            <text:p>(3,289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table:number-columns-repeated="8"/>
          <table:table-cell table:formula="of:=CONCATENATE(&quot;(&quot;;[.A290];&quot;,&quot;;[.B290];&quot;),&quot;)" office:value-type="string" office:string-value="(3,290),">
            <text:p>(3,290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table:number-columns-repeated="8"/>
          <table:table-cell table:formula="of:=CONCATENATE(&quot;(&quot;;[.A291];&quot;,&quot;;[.B291];&quot;),&quot;)" office:value-type="string" office:string-value="(3,291),">
            <text:p>(3,291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2">
            <text:p>292</text:p>
          </table:table-cell>
          <table:table-cell table:number-columns-repeated="8"/>
          <table:table-cell table:formula="of:=CONCATENATE(&quot;(&quot;;[.A292];&quot;,&quot;;[.B292];&quot;),&quot;)" office:value-type="string" office:string-value="(3,292),">
            <text:p>(3,292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3">
            <text:p>293</text:p>
          </table:table-cell>
          <table:table-cell table:number-columns-repeated="8"/>
          <table:table-cell table:formula="of:=CONCATENATE(&quot;(&quot;;[.A293];&quot;,&quot;;[.B293];&quot;),&quot;)" office:value-type="string" office:string-value="(3,293),">
            <text:p>(3,293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4">
            <text:p>294</text:p>
          </table:table-cell>
          <table:table-cell table:number-columns-repeated="8"/>
          <table:table-cell table:formula="of:=CONCATENATE(&quot;(&quot;;[.A294];&quot;,&quot;;[.B294];&quot;),&quot;)" office:value-type="string" office:string-value="(3,294),">
            <text:p>(3,294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5">
            <text:p>295</text:p>
          </table:table-cell>
          <table:table-cell table:number-columns-repeated="8"/>
          <table:table-cell table:formula="of:=CONCATENATE(&quot;(&quot;;[.A295];&quot;,&quot;;[.B295];&quot;),&quot;)" office:value-type="string" office:string-value="(3,295),">
            <text:p>(3,295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6">
            <text:p>296</text:p>
          </table:table-cell>
          <table:table-cell table:number-columns-repeated="8"/>
          <table:table-cell table:formula="of:=CONCATENATE(&quot;(&quot;;[.A296];&quot;,&quot;;[.B296];&quot;),&quot;)" office:value-type="string" office:string-value="(3,296),">
            <text:p>(3,296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7">
            <text:p>297</text:p>
          </table:table-cell>
          <table:table-cell table:number-columns-repeated="8"/>
          <table:table-cell table:formula="of:=CONCATENATE(&quot;(&quot;;[.A297];&quot;,&quot;;[.B297];&quot;),&quot;)" office:value-type="string" office:string-value="(3,297),">
            <text:p>(3,297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8">
            <text:p>298</text:p>
          </table:table-cell>
          <table:table-cell table:number-columns-repeated="8"/>
          <table:table-cell table:formula="of:=CONCATENATE(&quot;(&quot;;[.A298];&quot;,&quot;;[.B298];&quot;),&quot;)" office:value-type="string" office:string-value="(3,298),">
            <text:p>(3,298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  <table:table-cell table:number-columns-repeated="8"/>
          <table:table-cell table:formula="of:=CONCATENATE(&quot;(&quot;;[.A299];&quot;,&quot;;[.B299];&quot;),&quot;)" office:value-type="string" office:string-value="(3,299),">
            <text:p>(3,299)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table:number-columns-repeated="8"/>
          <table:table-cell table:formula="of:=CONCATENATE(&quot;(&quot;;[.A300];&quot;,&quot;;[.B300];&quot;),&quot;)" office:value-type="string" office:string-value="(3,300),">
            <text:p>(3,300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1">
            <text:p>301</text:p>
          </table:table-cell>
          <table:table-cell table:number-columns-repeated="8"/>
          <table:table-cell table:formula="of:=CONCATENATE(&quot;(&quot;;[.A301];&quot;,&quot;;[.B301];&quot;),&quot;)" office:value-type="string" office:string-value="(4,301),">
            <text:p>(4,301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2">
            <text:p>302</text:p>
          </table:table-cell>
          <table:table-cell table:number-columns-repeated="8"/>
          <table:table-cell table:formula="of:=CONCATENATE(&quot;(&quot;;[.A302];&quot;,&quot;;[.B302];&quot;),&quot;)" office:value-type="string" office:string-value="(4,302),">
            <text:p>(4,302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3">
            <text:p>303</text:p>
          </table:table-cell>
          <table:table-cell table:number-columns-repeated="8"/>
          <table:table-cell table:formula="of:=CONCATENATE(&quot;(&quot;;[.A303];&quot;,&quot;;[.B303];&quot;),&quot;)" office:value-type="string" office:string-value="(4,303),">
            <text:p>(4,303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table:number-columns-repeated="8"/>
          <table:table-cell table:formula="of:=CONCATENATE(&quot;(&quot;;[.A304];&quot;,&quot;;[.B304];&quot;),&quot;)" office:value-type="string" office:string-value="(4,304),">
            <text:p>(4,304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5">
            <text:p>305</text:p>
          </table:table-cell>
          <table:table-cell table:number-columns-repeated="8"/>
          <table:table-cell table:formula="of:=CONCATENATE(&quot;(&quot;;[.A305];&quot;,&quot;;[.B305];&quot;),&quot;)" office:value-type="string" office:string-value="(4,305),">
            <text:p>(4,305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table:number-columns-repeated="8"/>
          <table:table-cell table:formula="of:=CONCATENATE(&quot;(&quot;;[.A306];&quot;,&quot;;[.B306];&quot;),&quot;)" office:value-type="string" office:string-value="(4,306),">
            <text:p>(4,306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table:number-columns-repeated="8"/>
          <table:table-cell table:formula="of:=CONCATENATE(&quot;(&quot;;[.A307];&quot;,&quot;;[.B307];&quot;),&quot;)" office:value-type="string" office:string-value="(4,307),">
            <text:p>(4,307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8">
            <text:p>308</text:p>
          </table:table-cell>
          <table:table-cell table:number-columns-repeated="8"/>
          <table:table-cell table:formula="of:=CONCATENATE(&quot;(&quot;;[.A308];&quot;,&quot;;[.B308];&quot;),&quot;)" office:value-type="string" office:string-value="(4,308),">
            <text:p>(4,308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9">
            <text:p>309</text:p>
          </table:table-cell>
          <table:table-cell table:number-columns-repeated="8"/>
          <table:table-cell table:formula="of:=CONCATENATE(&quot;(&quot;;[.A309];&quot;,&quot;;[.B309];&quot;),&quot;)" office:value-type="string" office:string-value="(4,309),">
            <text:p>(4,309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0">
            <text:p>310</text:p>
          </table:table-cell>
          <table:table-cell table:number-columns-repeated="8"/>
          <table:table-cell table:formula="of:=CONCATENATE(&quot;(&quot;;[.A310];&quot;,&quot;;[.B310];&quot;),&quot;)" office:value-type="string" office:string-value="(4,310),">
            <text:p>(4,310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1">
            <text:p>311</text:p>
          </table:table-cell>
          <table:table-cell table:number-columns-repeated="8"/>
          <table:table-cell table:formula="of:=CONCATENATE(&quot;(&quot;;[.A311];&quot;,&quot;;[.B311];&quot;),&quot;)" office:value-type="string" office:string-value="(4,311),">
            <text:p>(4,311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  <table:table-cell table:number-columns-repeated="8"/>
          <table:table-cell table:formula="of:=CONCATENATE(&quot;(&quot;;[.A312];&quot;,&quot;;[.B312];&quot;),&quot;)" office:value-type="string" office:string-value="(4,312),">
            <text:p>(4,312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3">
            <text:p>313</text:p>
          </table:table-cell>
          <table:table-cell table:number-columns-repeated="8"/>
          <table:table-cell table:formula="of:=CONCATENATE(&quot;(&quot;;[.A313];&quot;,&quot;;[.B313];&quot;),&quot;)" office:value-type="string" office:string-value="(4,313),">
            <text:p>(4,313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4">
            <text:p>314</text:p>
          </table:table-cell>
          <table:table-cell table:number-columns-repeated="8"/>
          <table:table-cell table:formula="of:=CONCATENATE(&quot;(&quot;;[.A314];&quot;,&quot;;[.B314];&quot;),&quot;)" office:value-type="string" office:string-value="(4,314),">
            <text:p>(4,314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5">
            <text:p>315</text:p>
          </table:table-cell>
          <table:table-cell table:number-columns-repeated="8"/>
          <table:table-cell table:formula="of:=CONCATENATE(&quot;(&quot;;[.A315];&quot;,&quot;;[.B315];&quot;),&quot;)" office:value-type="string" office:string-value="(4,315),">
            <text:p>(4,315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6">
            <text:p>316</text:p>
          </table:table-cell>
          <table:table-cell table:number-columns-repeated="8"/>
          <table:table-cell table:formula="of:=CONCATENATE(&quot;(&quot;;[.A316];&quot;,&quot;;[.B316];&quot;),&quot;)" office:value-type="string" office:string-value="(4,316),">
            <text:p>(4,316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7">
            <text:p>317</text:p>
          </table:table-cell>
          <table:table-cell table:number-columns-repeated="8"/>
          <table:table-cell table:formula="of:=CONCATENATE(&quot;(&quot;;[.A317];&quot;,&quot;;[.B317];&quot;),&quot;)" office:value-type="string" office:string-value="(4,317),">
            <text:p>(4,317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8">
            <text:p>318</text:p>
          </table:table-cell>
          <table:table-cell table:number-columns-repeated="8"/>
          <table:table-cell table:formula="of:=CONCATENATE(&quot;(&quot;;[.A318];&quot;,&quot;;[.B318];&quot;),&quot;)" office:value-type="string" office:string-value="(4,318),">
            <text:p>(4,318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9">
            <text:p>319</text:p>
          </table:table-cell>
          <table:table-cell table:number-columns-repeated="8"/>
          <table:table-cell table:formula="of:=CONCATENATE(&quot;(&quot;;[.A319];&quot;,&quot;;[.B319];&quot;),&quot;)" office:value-type="string" office:string-value="(4,319),">
            <text:p>(4,319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">
            <text:p>320</text:p>
          </table:table-cell>
          <table:table-cell table:number-columns-repeated="8"/>
          <table:table-cell table:formula="of:=CONCATENATE(&quot;(&quot;;[.A320];&quot;,&quot;;[.B320];&quot;),&quot;)" office:value-type="string" office:string-value="(4,320),">
            <text:p>(4,320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1">
            <text:p>321</text:p>
          </table:table-cell>
          <table:table-cell table:number-columns-repeated="8"/>
          <table:table-cell table:formula="of:=CONCATENATE(&quot;(&quot;;[.A321];&quot;,&quot;;[.B321];&quot;),&quot;)" office:value-type="string" office:string-value="(4,321),">
            <text:p>(4,321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2">
            <text:p>322</text:p>
          </table:table-cell>
          <table:table-cell table:number-columns-repeated="8"/>
          <table:table-cell table:formula="of:=CONCATENATE(&quot;(&quot;;[.A322];&quot;,&quot;;[.B322];&quot;),&quot;)" office:value-type="string" office:string-value="(4,322),">
            <text:p>(4,322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3">
            <text:p>323</text:p>
          </table:table-cell>
          <table:table-cell table:number-columns-repeated="8"/>
          <table:table-cell table:formula="of:=CONCATENATE(&quot;(&quot;;[.A323];&quot;,&quot;;[.B323];&quot;),&quot;)" office:value-type="string" office:string-value="(4,323),">
            <text:p>(4,323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table:number-columns-repeated="8"/>
          <table:table-cell table:formula="of:=CONCATENATE(&quot;(&quot;;[.A324];&quot;,&quot;;[.B324];&quot;),&quot;)" office:value-type="string" office:string-value="(4,324),">
            <text:p>(4,324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5">
            <text:p>325</text:p>
          </table:table-cell>
          <table:table-cell table:number-columns-repeated="8"/>
          <table:table-cell table:formula="of:=CONCATENATE(&quot;(&quot;;[.A325];&quot;,&quot;;[.B325];&quot;),&quot;)" office:value-type="string" office:string-value="(4,325),">
            <text:p>(4,325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6">
            <text:p>326</text:p>
          </table:table-cell>
          <table:table-cell table:number-columns-repeated="8"/>
          <table:table-cell table:formula="of:=CONCATENATE(&quot;(&quot;;[.A326];&quot;,&quot;;[.B326];&quot;),&quot;)" office:value-type="string" office:string-value="(4,326),">
            <text:p>(4,326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7">
            <text:p>327</text:p>
          </table:table-cell>
          <table:table-cell table:number-columns-repeated="8"/>
          <table:table-cell table:formula="of:=CONCATENATE(&quot;(&quot;;[.A327];&quot;,&quot;;[.B327];&quot;),&quot;)" office:value-type="string" office:string-value="(4,327),">
            <text:p>(4,327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8">
            <text:p>328</text:p>
          </table:table-cell>
          <table:table-cell table:number-columns-repeated="8"/>
          <table:table-cell table:formula="of:=CONCATENATE(&quot;(&quot;;[.A328];&quot;,&quot;;[.B328];&quot;),&quot;)" office:value-type="string" office:string-value="(4,328),">
            <text:p>(4,328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9">
            <text:p>329</text:p>
          </table:table-cell>
          <table:table-cell table:number-columns-repeated="8"/>
          <table:table-cell table:formula="of:=CONCATENATE(&quot;(&quot;;[.A329];&quot;,&quot;;[.B329];&quot;),&quot;)" office:value-type="string" office:string-value="(4,329),">
            <text:p>(4,329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0">
            <text:p>330</text:p>
          </table:table-cell>
          <table:table-cell table:number-columns-repeated="8"/>
          <table:table-cell table:formula="of:=CONCATENATE(&quot;(&quot;;[.A330];&quot;,&quot;;[.B330];&quot;),&quot;)" office:value-type="string" office:string-value="(4,330),">
            <text:p>(4,330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1">
            <text:p>331</text:p>
          </table:table-cell>
          <table:table-cell table:number-columns-repeated="8"/>
          <table:table-cell table:formula="of:=CONCATENATE(&quot;(&quot;;[.A331];&quot;,&quot;;[.B331];&quot;),&quot;)" office:value-type="string" office:string-value="(4,331),">
            <text:p>(4,331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2">
            <text:p>332</text:p>
          </table:table-cell>
          <table:table-cell table:number-columns-repeated="8"/>
          <table:table-cell table:formula="of:=CONCATENATE(&quot;(&quot;;[.A332];&quot;,&quot;;[.B332];&quot;),&quot;)" office:value-type="string" office:string-value="(4,332),">
            <text:p>(4,332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3">
            <text:p>333</text:p>
          </table:table-cell>
          <table:table-cell table:number-columns-repeated="8"/>
          <table:table-cell table:formula="of:=CONCATENATE(&quot;(&quot;;[.A333];&quot;,&quot;;[.B333];&quot;),&quot;)" office:value-type="string" office:string-value="(4,333),">
            <text:p>(4,333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4">
            <text:p>334</text:p>
          </table:table-cell>
          <table:table-cell table:number-columns-repeated="8"/>
          <table:table-cell table:formula="of:=CONCATENATE(&quot;(&quot;;[.A334];&quot;,&quot;;[.B334];&quot;),&quot;)" office:value-type="string" office:string-value="(4,334),">
            <text:p>(4,334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5">
            <text:p>335</text:p>
          </table:table-cell>
          <table:table-cell table:number-columns-repeated="8"/>
          <table:table-cell table:formula="of:=CONCATENATE(&quot;(&quot;;[.A335];&quot;,&quot;;[.B335];&quot;),&quot;)" office:value-type="string" office:string-value="(4,335),">
            <text:p>(4,335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6">
            <text:p>336</text:p>
          </table:table-cell>
          <table:table-cell table:number-columns-repeated="8"/>
          <table:table-cell table:formula="of:=CONCATENATE(&quot;(&quot;;[.A336];&quot;,&quot;;[.B336];&quot;),&quot;)" office:value-type="string" office:string-value="(4,336),">
            <text:p>(4,336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7">
            <text:p>337</text:p>
          </table:table-cell>
          <table:table-cell table:number-columns-repeated="8"/>
          <table:table-cell table:formula="of:=CONCATENATE(&quot;(&quot;;[.A337];&quot;,&quot;;[.B337];&quot;),&quot;)" office:value-type="string" office:string-value="(4,337),">
            <text:p>(4,337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8">
            <text:p>338</text:p>
          </table:table-cell>
          <table:table-cell table:number-columns-repeated="8"/>
          <table:table-cell table:formula="of:=CONCATENATE(&quot;(&quot;;[.A338];&quot;,&quot;;[.B338];&quot;),&quot;)" office:value-type="string" office:string-value="(4,338),">
            <text:p>(4,338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9">
            <text:p>339</text:p>
          </table:table-cell>
          <table:table-cell table:number-columns-repeated="8"/>
          <table:table-cell table:formula="of:=CONCATENATE(&quot;(&quot;;[.A339];&quot;,&quot;;[.B339];&quot;),&quot;)" office:value-type="string" office:string-value="(4,339),">
            <text:p>(4,339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0">
            <text:p>340</text:p>
          </table:table-cell>
          <table:table-cell table:number-columns-repeated="8"/>
          <table:table-cell table:formula="of:=CONCATENATE(&quot;(&quot;;[.A340];&quot;,&quot;;[.B340];&quot;),&quot;)" office:value-type="string" office:string-value="(4,340),">
            <text:p>(4,340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1">
            <text:p>341</text:p>
          </table:table-cell>
          <table:table-cell table:number-columns-repeated="8"/>
          <table:table-cell table:formula="of:=CONCATENATE(&quot;(&quot;;[.A341];&quot;,&quot;;[.B341];&quot;),&quot;)" office:value-type="string" office:string-value="(4,341),">
            <text:p>(4,341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2">
            <text:p>342</text:p>
          </table:table-cell>
          <table:table-cell table:number-columns-repeated="8"/>
          <table:table-cell table:formula="of:=CONCATENATE(&quot;(&quot;;[.A342];&quot;,&quot;;[.B342];&quot;),&quot;)" office:value-type="string" office:string-value="(4,342),">
            <text:p>(4,342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3">
            <text:p>343</text:p>
          </table:table-cell>
          <table:table-cell table:number-columns-repeated="8"/>
          <table:table-cell table:formula="of:=CONCATENATE(&quot;(&quot;;[.A343];&quot;,&quot;;[.B343];&quot;),&quot;)" office:value-type="string" office:string-value="(4,343),">
            <text:p>(4,343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4">
            <text:p>344</text:p>
          </table:table-cell>
          <table:table-cell table:number-columns-repeated="8"/>
          <table:table-cell table:formula="of:=CONCATENATE(&quot;(&quot;;[.A344];&quot;,&quot;;[.B344];&quot;),&quot;)" office:value-type="string" office:string-value="(4,344),">
            <text:p>(4,344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5">
            <text:p>345</text:p>
          </table:table-cell>
          <table:table-cell table:number-columns-repeated="8"/>
          <table:table-cell table:formula="of:=CONCATENATE(&quot;(&quot;;[.A345];&quot;,&quot;;[.B345];&quot;),&quot;)" office:value-type="string" office:string-value="(4,345),">
            <text:p>(4,345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6">
            <text:p>346</text:p>
          </table:table-cell>
          <table:table-cell table:number-columns-repeated="8"/>
          <table:table-cell table:formula="of:=CONCATENATE(&quot;(&quot;;[.A346];&quot;,&quot;;[.B346];&quot;),&quot;)" office:value-type="string" office:string-value="(4,346),">
            <text:p>(4,346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7">
            <text:p>347</text:p>
          </table:table-cell>
          <table:table-cell table:number-columns-repeated="8"/>
          <table:table-cell table:formula="of:=CONCATENATE(&quot;(&quot;;[.A347];&quot;,&quot;;[.B347];&quot;),&quot;)" office:value-type="string" office:string-value="(4,347),">
            <text:p>(4,347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8">
            <text:p>348</text:p>
          </table:table-cell>
          <table:table-cell table:number-columns-repeated="8"/>
          <table:table-cell table:formula="of:=CONCATENATE(&quot;(&quot;;[.A348];&quot;,&quot;;[.B348];&quot;),&quot;)" office:value-type="string" office:string-value="(4,348),">
            <text:p>(4,348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9">
            <text:p>349</text:p>
          </table:table-cell>
          <table:table-cell table:number-columns-repeated="8"/>
          <table:table-cell table:formula="of:=CONCATENATE(&quot;(&quot;;[.A349];&quot;,&quot;;[.B349];&quot;),&quot;)" office:value-type="string" office:string-value="(4,349),">
            <text:p>(4,349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0">
            <text:p>350</text:p>
          </table:table-cell>
          <table:table-cell table:number-columns-repeated="8"/>
          <table:table-cell table:formula="of:=CONCATENATE(&quot;(&quot;;[.A350];&quot;,&quot;;[.B350];&quot;),&quot;)" office:value-type="string" office:string-value="(4,350),">
            <text:p>(4,350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1">
            <text:p>351</text:p>
          </table:table-cell>
          <table:table-cell table:number-columns-repeated="8"/>
          <table:table-cell table:formula="of:=CONCATENATE(&quot;(&quot;;[.A351];&quot;,&quot;;[.B351];&quot;),&quot;)" office:value-type="string" office:string-value="(4,351),">
            <text:p>(4,351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2">
            <text:p>352</text:p>
          </table:table-cell>
          <table:table-cell table:number-columns-repeated="8"/>
          <table:table-cell table:formula="of:=CONCATENATE(&quot;(&quot;;[.A352];&quot;,&quot;;[.B352];&quot;),&quot;)" office:value-type="string" office:string-value="(4,352),">
            <text:p>(4,352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3">
            <text:p>353</text:p>
          </table:table-cell>
          <table:table-cell table:number-columns-repeated="8"/>
          <table:table-cell table:formula="of:=CONCATENATE(&quot;(&quot;;[.A353];&quot;,&quot;;[.B353];&quot;),&quot;)" office:value-type="string" office:string-value="(4,353),">
            <text:p>(4,353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4">
            <text:p>354</text:p>
          </table:table-cell>
          <table:table-cell table:number-columns-repeated="8"/>
          <table:table-cell table:formula="of:=CONCATENATE(&quot;(&quot;;[.A354];&quot;,&quot;;[.B354];&quot;),&quot;)" office:value-type="string" office:string-value="(4,354),">
            <text:p>(4,354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5">
            <text:p>355</text:p>
          </table:table-cell>
          <table:table-cell table:number-columns-repeated="8"/>
          <table:table-cell table:formula="of:=CONCATENATE(&quot;(&quot;;[.A355];&quot;,&quot;;[.B355];&quot;),&quot;)" office:value-type="string" office:string-value="(4,355),">
            <text:p>(4,355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">
            <text:p>356</text:p>
          </table:table-cell>
          <table:table-cell table:number-columns-repeated="8"/>
          <table:table-cell table:formula="of:=CONCATENATE(&quot;(&quot;;[.A356];&quot;,&quot;;[.B356];&quot;),&quot;)" office:value-type="string" office:string-value="(4,356),">
            <text:p>(4,356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7">
            <text:p>357</text:p>
          </table:table-cell>
          <table:table-cell table:number-columns-repeated="8"/>
          <table:table-cell table:formula="of:=CONCATENATE(&quot;(&quot;;[.A357];&quot;,&quot;;[.B357];&quot;),&quot;)" office:value-type="string" office:string-value="(4,357),">
            <text:p>(4,357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8">
            <text:p>358</text:p>
          </table:table-cell>
          <table:table-cell table:number-columns-repeated="8"/>
          <table:table-cell table:formula="of:=CONCATENATE(&quot;(&quot;;[.A358];&quot;,&quot;;[.B358];&quot;),&quot;)" office:value-type="string" office:string-value="(4,358),">
            <text:p>(4,358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9">
            <text:p>359</text:p>
          </table:table-cell>
          <table:table-cell table:number-columns-repeated="8"/>
          <table:table-cell table:formula="of:=CONCATENATE(&quot;(&quot;;[.A359];&quot;,&quot;;[.B359];&quot;),&quot;)" office:value-type="string" office:string-value="(4,359),">
            <text:p>(4,359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table:number-columns-repeated="8"/>
          <table:table-cell table:formula="of:=CONCATENATE(&quot;(&quot;;[.A360];&quot;,&quot;;[.B360];&quot;),&quot;)" office:value-type="string" office:string-value="(4,360),">
            <text:p>(4,360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1">
            <text:p>361</text:p>
          </table:table-cell>
          <table:table-cell table:number-columns-repeated="8"/>
          <table:table-cell table:formula="of:=CONCATENATE(&quot;(&quot;;[.A361];&quot;,&quot;;[.B361];&quot;),&quot;)" office:value-type="string" office:string-value="(4,361),">
            <text:p>(4,361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2">
            <text:p>362</text:p>
          </table:table-cell>
          <table:table-cell table:number-columns-repeated="8"/>
          <table:table-cell table:formula="of:=CONCATENATE(&quot;(&quot;;[.A362];&quot;,&quot;;[.B362];&quot;),&quot;)" office:value-type="string" office:string-value="(4,362),">
            <text:p>(4,362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3">
            <text:p>363</text:p>
          </table:table-cell>
          <table:table-cell table:number-columns-repeated="8"/>
          <table:table-cell table:formula="of:=CONCATENATE(&quot;(&quot;;[.A363];&quot;,&quot;;[.B363];&quot;),&quot;)" office:value-type="string" office:string-value="(4,363),">
            <text:p>(4,363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4">
            <text:p>364</text:p>
          </table:table-cell>
          <table:table-cell table:number-columns-repeated="8"/>
          <table:table-cell table:formula="of:=CONCATENATE(&quot;(&quot;;[.A364];&quot;,&quot;;[.B364];&quot;),&quot;)" office:value-type="string" office:string-value="(4,364),">
            <text:p>(4,364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5">
            <text:p>365</text:p>
          </table:table-cell>
          <table:table-cell table:number-columns-repeated="8"/>
          <table:table-cell table:formula="of:=CONCATENATE(&quot;(&quot;;[.A365];&quot;,&quot;;[.B365];&quot;),&quot;)" office:value-type="string" office:string-value="(4,365),">
            <text:p>(4,365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6">
            <text:p>366</text:p>
          </table:table-cell>
          <table:table-cell table:number-columns-repeated="8"/>
          <table:table-cell table:formula="of:=CONCATENATE(&quot;(&quot;;[.A366];&quot;,&quot;;[.B366];&quot;),&quot;)" office:value-type="string" office:string-value="(4,366),">
            <text:p>(4,366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7">
            <text:p>367</text:p>
          </table:table-cell>
          <table:table-cell table:number-columns-repeated="8"/>
          <table:table-cell table:formula="of:=CONCATENATE(&quot;(&quot;;[.A367];&quot;,&quot;;[.B367];&quot;),&quot;)" office:value-type="string" office:string-value="(4,367),">
            <text:p>(4,367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8">
            <text:p>368</text:p>
          </table:table-cell>
          <table:table-cell table:number-columns-repeated="8"/>
          <table:table-cell table:formula="of:=CONCATENATE(&quot;(&quot;;[.A368];&quot;,&quot;;[.B368];&quot;),&quot;)" office:value-type="string" office:string-value="(4,368),">
            <text:p>(4,368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9">
            <text:p>369</text:p>
          </table:table-cell>
          <table:table-cell table:number-columns-repeated="8"/>
          <table:table-cell table:formula="of:=CONCATENATE(&quot;(&quot;;[.A369];&quot;,&quot;;[.B369];&quot;),&quot;)" office:value-type="string" office:string-value="(4,369),">
            <text:p>(4,369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0">
            <text:p>370</text:p>
          </table:table-cell>
          <table:table-cell table:number-columns-repeated="8"/>
          <table:table-cell table:formula="of:=CONCATENATE(&quot;(&quot;;[.A370];&quot;,&quot;;[.B370];&quot;),&quot;)" office:value-type="string" office:string-value="(4,370),">
            <text:p>(4,370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1">
            <text:p>371</text:p>
          </table:table-cell>
          <table:table-cell table:number-columns-repeated="8"/>
          <table:table-cell table:formula="of:=CONCATENATE(&quot;(&quot;;[.A371];&quot;,&quot;;[.B371];&quot;),&quot;)" office:value-type="string" office:string-value="(4,371),">
            <text:p>(4,371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2">
            <text:p>372</text:p>
          </table:table-cell>
          <table:table-cell table:number-columns-repeated="8"/>
          <table:table-cell table:formula="of:=CONCATENATE(&quot;(&quot;;[.A372];&quot;,&quot;;[.B372];&quot;),&quot;)" office:value-type="string" office:string-value="(4,372),">
            <text:p>(4,372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3">
            <text:p>373</text:p>
          </table:table-cell>
          <table:table-cell table:number-columns-repeated="8"/>
          <table:table-cell table:formula="of:=CONCATENATE(&quot;(&quot;;[.A373];&quot;,&quot;;[.B373];&quot;),&quot;)" office:value-type="string" office:string-value="(4,373),">
            <text:p>(4,373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4">
            <text:p>374</text:p>
          </table:table-cell>
          <table:table-cell table:number-columns-repeated="8"/>
          <table:table-cell table:formula="of:=CONCATENATE(&quot;(&quot;;[.A374];&quot;,&quot;;[.B374];&quot;),&quot;)" office:value-type="string" office:string-value="(4,374),">
            <text:p>(4,374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5">
            <text:p>375</text:p>
          </table:table-cell>
          <table:table-cell table:number-columns-repeated="8"/>
          <table:table-cell table:formula="of:=CONCATENATE(&quot;(&quot;;[.A375];&quot;,&quot;;[.B375];&quot;),&quot;)" office:value-type="string" office:string-value="(4,375),">
            <text:p>(4,375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6">
            <text:p>376</text:p>
          </table:table-cell>
          <table:table-cell table:number-columns-repeated="8"/>
          <table:table-cell table:formula="of:=CONCATENATE(&quot;(&quot;;[.A376];&quot;,&quot;;[.B376];&quot;),&quot;)" office:value-type="string" office:string-value="(4,376),">
            <text:p>(4,376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7">
            <text:p>377</text:p>
          </table:table-cell>
          <table:table-cell table:number-columns-repeated="8"/>
          <table:table-cell table:formula="of:=CONCATENATE(&quot;(&quot;;[.A377];&quot;,&quot;;[.B377];&quot;),&quot;)" office:value-type="string" office:string-value="(4,377),">
            <text:p>(4,377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8">
            <text:p>378</text:p>
          </table:table-cell>
          <table:table-cell table:number-columns-repeated="8"/>
          <table:table-cell table:formula="of:=CONCATENATE(&quot;(&quot;;[.A378];&quot;,&quot;;[.B378];&quot;),&quot;)" office:value-type="string" office:string-value="(4,378),">
            <text:p>(4,378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9">
            <text:p>379</text:p>
          </table:table-cell>
          <table:table-cell table:number-columns-repeated="8"/>
          <table:table-cell table:formula="of:=CONCATENATE(&quot;(&quot;;[.A379];&quot;,&quot;;[.B379];&quot;),&quot;)" office:value-type="string" office:string-value="(4,379),">
            <text:p>(4,379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0">
            <text:p>380</text:p>
          </table:table-cell>
          <table:table-cell table:number-columns-repeated="8"/>
          <table:table-cell table:formula="of:=CONCATENATE(&quot;(&quot;;[.A380];&quot;,&quot;;[.B380];&quot;),&quot;)" office:value-type="string" office:string-value="(4,380),">
            <text:p>(4,380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1">
            <text:p>381</text:p>
          </table:table-cell>
          <table:table-cell table:number-columns-repeated="8"/>
          <table:table-cell table:formula="of:=CONCATENATE(&quot;(&quot;;[.A381];&quot;,&quot;;[.B381];&quot;),&quot;)" office:value-type="string" office:string-value="(4,381),">
            <text:p>(4,381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2">
            <text:p>382</text:p>
          </table:table-cell>
          <table:table-cell table:number-columns-repeated="8"/>
          <table:table-cell table:formula="of:=CONCATENATE(&quot;(&quot;;[.A382];&quot;,&quot;;[.B382];&quot;),&quot;)" office:value-type="string" office:string-value="(4,382),">
            <text:p>(4,382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3">
            <text:p>383</text:p>
          </table:table-cell>
          <table:table-cell table:number-columns-repeated="8"/>
          <table:table-cell table:formula="of:=CONCATENATE(&quot;(&quot;;[.A383];&quot;,&quot;;[.B383];&quot;),&quot;)" office:value-type="string" office:string-value="(4,383),">
            <text:p>(4,383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4">
            <text:p>384</text:p>
          </table:table-cell>
          <table:table-cell table:number-columns-repeated="8"/>
          <table:table-cell table:formula="of:=CONCATENATE(&quot;(&quot;;[.A384];&quot;,&quot;;[.B384];&quot;),&quot;)" office:value-type="string" office:string-value="(4,384),">
            <text:p>(4,384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5">
            <text:p>385</text:p>
          </table:table-cell>
          <table:table-cell table:number-columns-repeated="8"/>
          <table:table-cell table:formula="of:=CONCATENATE(&quot;(&quot;;[.A385];&quot;,&quot;;[.B385];&quot;),&quot;)" office:value-type="string" office:string-value="(4,385),">
            <text:p>(4,385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6">
            <text:p>386</text:p>
          </table:table-cell>
          <table:table-cell table:number-columns-repeated="8"/>
          <table:table-cell table:formula="of:=CONCATENATE(&quot;(&quot;;[.A386];&quot;,&quot;;[.B386];&quot;),&quot;)" office:value-type="string" office:string-value="(4,386),">
            <text:p>(4,386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7">
            <text:p>387</text:p>
          </table:table-cell>
          <table:table-cell table:number-columns-repeated="8"/>
          <table:table-cell table:formula="of:=CONCATENATE(&quot;(&quot;;[.A387];&quot;,&quot;;[.B387];&quot;),&quot;)" office:value-type="string" office:string-value="(4,387),">
            <text:p>(4,387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8">
            <text:p>388</text:p>
          </table:table-cell>
          <table:table-cell table:number-columns-repeated="8"/>
          <table:table-cell table:formula="of:=CONCATENATE(&quot;(&quot;;[.A388];&quot;,&quot;;[.B388];&quot;),&quot;)" office:value-type="string" office:string-value="(4,388),">
            <text:p>(4,388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9">
            <text:p>389</text:p>
          </table:table-cell>
          <table:table-cell table:number-columns-repeated="8"/>
          <table:table-cell table:formula="of:=CONCATENATE(&quot;(&quot;;[.A389];&quot;,&quot;;[.B389];&quot;),&quot;)" office:value-type="string" office:string-value="(4,389),">
            <text:p>(4,389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0">
            <text:p>390</text:p>
          </table:table-cell>
          <table:table-cell table:number-columns-repeated="8"/>
          <table:table-cell table:formula="of:=CONCATENATE(&quot;(&quot;;[.A390];&quot;,&quot;;[.B390];&quot;),&quot;)" office:value-type="string" office:string-value="(4,390),">
            <text:p>(4,390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1">
            <text:p>391</text:p>
          </table:table-cell>
          <table:table-cell table:number-columns-repeated="8"/>
          <table:table-cell table:formula="of:=CONCATENATE(&quot;(&quot;;[.A391];&quot;,&quot;;[.B391];&quot;),&quot;)" office:value-type="string" office:string-value="(4,391),">
            <text:p>(4,391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2">
            <text:p>392</text:p>
          </table:table-cell>
          <table:table-cell table:number-columns-repeated="8"/>
          <table:table-cell table:formula="of:=CONCATENATE(&quot;(&quot;;[.A392];&quot;,&quot;;[.B392];&quot;),&quot;)" office:value-type="string" office:string-value="(4,392),">
            <text:p>(4,392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3">
            <text:p>393</text:p>
          </table:table-cell>
          <table:table-cell table:number-columns-repeated="8"/>
          <table:table-cell table:formula="of:=CONCATENATE(&quot;(&quot;;[.A393];&quot;,&quot;;[.B393];&quot;),&quot;)" office:value-type="string" office:string-value="(4,393),">
            <text:p>(4,393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4">
            <text:p>394</text:p>
          </table:table-cell>
          <table:table-cell table:number-columns-repeated="8"/>
          <table:table-cell table:formula="of:=CONCATENATE(&quot;(&quot;;[.A394];&quot;,&quot;;[.B394];&quot;),&quot;)" office:value-type="string" office:string-value="(4,394),">
            <text:p>(4,394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5">
            <text:p>395</text:p>
          </table:table-cell>
          <table:table-cell table:number-columns-repeated="8"/>
          <table:table-cell table:formula="of:=CONCATENATE(&quot;(&quot;;[.A395];&quot;,&quot;;[.B395];&quot;),&quot;)" office:value-type="string" office:string-value="(4,395),">
            <text:p>(4,395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6">
            <text:p>396</text:p>
          </table:table-cell>
          <table:table-cell table:number-columns-repeated="8"/>
          <table:table-cell table:formula="of:=CONCATENATE(&quot;(&quot;;[.A396];&quot;,&quot;;[.B396];&quot;),&quot;)" office:value-type="string" office:string-value="(4,396),">
            <text:p>(4,396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7">
            <text:p>397</text:p>
          </table:table-cell>
          <table:table-cell table:number-columns-repeated="8"/>
          <table:table-cell table:formula="of:=CONCATENATE(&quot;(&quot;;[.A397];&quot;,&quot;;[.B397];&quot;),&quot;)" office:value-type="string" office:string-value="(4,397),">
            <text:p>(4,397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8">
            <text:p>398</text:p>
          </table:table-cell>
          <table:table-cell table:number-columns-repeated="8"/>
          <table:table-cell table:formula="of:=CONCATENATE(&quot;(&quot;;[.A398];&quot;,&quot;;[.B398];&quot;),&quot;)" office:value-type="string" office:string-value="(4,398),">
            <text:p>(4,398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9">
            <text:p>399</text:p>
          </table:table-cell>
          <table:table-cell table:number-columns-repeated="8"/>
          <table:table-cell table:formula="of:=CONCATENATE(&quot;(&quot;;[.A399];&quot;,&quot;;[.B399];&quot;),&quot;)" office:value-type="string" office:string-value="(4,399),">
            <text:p>(4,399)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table:number-columns-repeated="8"/>
          <table:table-cell table:formula="of:=CONCATENATE(&quot;(&quot;;[.A400];&quot;,&quot;;[.B400];&quot;),&quot;)" office:value-type="string" office:string-value="(4,400),">
            <text:p>(4,400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1">
            <text:p>401</text:p>
          </table:table-cell>
          <table:table-cell table:number-columns-repeated="8"/>
          <table:table-cell table:formula="of:=CONCATENATE(&quot;(&quot;;[.A401];&quot;,&quot;;[.B401];&quot;),&quot;)" office:value-type="string" office:string-value="(5,401),">
            <text:p>(5,401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2">
            <text:p>402</text:p>
          </table:table-cell>
          <table:table-cell table:number-columns-repeated="8"/>
          <table:table-cell table:formula="of:=CONCATENATE(&quot;(&quot;;[.A402];&quot;,&quot;;[.B402];&quot;),&quot;)" office:value-type="string" office:string-value="(5,402),">
            <text:p>(5,402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table:number-columns-repeated="8"/>
          <table:table-cell table:formula="of:=CONCATENATE(&quot;(&quot;;[.A403];&quot;,&quot;;[.B403];&quot;),&quot;)" office:value-type="string" office:string-value="(5,403),">
            <text:p>(5,403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4">
            <text:p>404</text:p>
          </table:table-cell>
          <table:table-cell table:number-columns-repeated="8"/>
          <table:table-cell table:formula="of:=CONCATENATE(&quot;(&quot;;[.A404];&quot;,&quot;;[.B404];&quot;),&quot;)" office:value-type="string" office:string-value="(5,404),">
            <text:p>(5,404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5">
            <text:p>405</text:p>
          </table:table-cell>
          <table:table-cell table:number-columns-repeated="8"/>
          <table:table-cell table:formula="of:=CONCATENATE(&quot;(&quot;;[.A405];&quot;,&quot;;[.B405];&quot;),&quot;)" office:value-type="string" office:string-value="(5,405),">
            <text:p>(5,405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table:number-columns-repeated="8"/>
          <table:table-cell table:formula="of:=CONCATENATE(&quot;(&quot;;[.A406];&quot;,&quot;;[.B406];&quot;),&quot;)" office:value-type="string" office:string-value="(5,406),">
            <text:p>(5,406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7">
            <text:p>407</text:p>
          </table:table-cell>
          <table:table-cell table:number-columns-repeated="8"/>
          <table:table-cell table:formula="of:=CONCATENATE(&quot;(&quot;;[.A407];&quot;,&quot;;[.B407];&quot;),&quot;)" office:value-type="string" office:string-value="(5,407),">
            <text:p>(5,407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8">
            <text:p>408</text:p>
          </table:table-cell>
          <table:table-cell table:number-columns-repeated="8"/>
          <table:table-cell table:formula="of:=CONCATENATE(&quot;(&quot;;[.A408];&quot;,&quot;;[.B408];&quot;),&quot;)" office:value-type="string" office:string-value="(5,408),">
            <text:p>(5,408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9">
            <text:p>409</text:p>
          </table:table-cell>
          <table:table-cell table:number-columns-repeated="8"/>
          <table:table-cell table:formula="of:=CONCATENATE(&quot;(&quot;;[.A409];&quot;,&quot;;[.B409];&quot;),&quot;)" office:value-type="string" office:string-value="(5,409),">
            <text:p>(5,409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0">
            <text:p>410</text:p>
          </table:table-cell>
          <table:table-cell table:number-columns-repeated="8"/>
          <table:table-cell table:formula="of:=CONCATENATE(&quot;(&quot;;[.A410];&quot;,&quot;;[.B410];&quot;),&quot;)" office:value-type="string" office:string-value="(5,410),">
            <text:p>(5,410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1">
            <text:p>411</text:p>
          </table:table-cell>
          <table:table-cell table:number-columns-repeated="8"/>
          <table:table-cell table:formula="of:=CONCATENATE(&quot;(&quot;;[.A411];&quot;,&quot;;[.B411];&quot;),&quot;)" office:value-type="string" office:string-value="(5,411),">
            <text:p>(5,411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2">
            <text:p>412</text:p>
          </table:table-cell>
          <table:table-cell table:number-columns-repeated="8"/>
          <table:table-cell table:formula="of:=CONCATENATE(&quot;(&quot;;[.A412];&quot;,&quot;;[.B412];&quot;),&quot;)" office:value-type="string" office:string-value="(5,412),">
            <text:p>(5,412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3">
            <text:p>413</text:p>
          </table:table-cell>
          <table:table-cell table:number-columns-repeated="8"/>
          <table:table-cell table:formula="of:=CONCATENATE(&quot;(&quot;;[.A413];&quot;,&quot;;[.B413];&quot;),&quot;)" office:value-type="string" office:string-value="(5,413),">
            <text:p>(5,413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4">
            <text:p>414</text:p>
          </table:table-cell>
          <table:table-cell table:number-columns-repeated="8"/>
          <table:table-cell table:formula="of:=CONCATENATE(&quot;(&quot;;[.A414];&quot;,&quot;;[.B414];&quot;),&quot;)" office:value-type="string" office:string-value="(5,414),">
            <text:p>(5,414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5">
            <text:p>415</text:p>
          </table:table-cell>
          <table:table-cell table:number-columns-repeated="8"/>
          <table:table-cell table:formula="of:=CONCATENATE(&quot;(&quot;;[.A415];&quot;,&quot;;[.B415];&quot;),&quot;)" office:value-type="string" office:string-value="(5,415),">
            <text:p>(5,415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6">
            <text:p>416</text:p>
          </table:table-cell>
          <table:table-cell table:number-columns-repeated="8"/>
          <table:table-cell table:formula="of:=CONCATENATE(&quot;(&quot;;[.A416];&quot;,&quot;;[.B416];&quot;),&quot;)" office:value-type="string" office:string-value="(5,416),">
            <text:p>(5,416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7">
            <text:p>417</text:p>
          </table:table-cell>
          <table:table-cell table:number-columns-repeated="8"/>
          <table:table-cell table:formula="of:=CONCATENATE(&quot;(&quot;;[.A417];&quot;,&quot;;[.B417];&quot;),&quot;)" office:value-type="string" office:string-value="(5,417),">
            <text:p>(5,417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8">
            <text:p>418</text:p>
          </table:table-cell>
          <table:table-cell table:number-columns-repeated="8"/>
          <table:table-cell table:formula="of:=CONCATENATE(&quot;(&quot;;[.A418];&quot;,&quot;;[.B418];&quot;),&quot;)" office:value-type="string" office:string-value="(5,418),">
            <text:p>(5,418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9">
            <text:p>419</text:p>
          </table:table-cell>
          <table:table-cell table:number-columns-repeated="8"/>
          <table:table-cell table:formula="of:=CONCATENATE(&quot;(&quot;;[.A419];&quot;,&quot;;[.B419];&quot;),&quot;)" office:value-type="string" office:string-value="(5,419),">
            <text:p>(5,419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0">
            <text:p>420</text:p>
          </table:table-cell>
          <table:table-cell table:number-columns-repeated="8"/>
          <table:table-cell table:formula="of:=CONCATENATE(&quot;(&quot;;[.A420];&quot;,&quot;;[.B420];&quot;),&quot;)" office:value-type="string" office:string-value="(5,420),">
            <text:p>(5,420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1">
            <text:p>421</text:p>
          </table:table-cell>
          <table:table-cell table:number-columns-repeated="8"/>
          <table:table-cell table:formula="of:=CONCATENATE(&quot;(&quot;;[.A421];&quot;,&quot;;[.B421];&quot;),&quot;)" office:value-type="string" office:string-value="(5,421),">
            <text:p>(5,421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2">
            <text:p>422</text:p>
          </table:table-cell>
          <table:table-cell table:number-columns-repeated="8"/>
          <table:table-cell table:formula="of:=CONCATENATE(&quot;(&quot;;[.A422];&quot;,&quot;;[.B422];&quot;),&quot;)" office:value-type="string" office:string-value="(5,422),">
            <text:p>(5,422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3">
            <text:p>423</text:p>
          </table:table-cell>
          <table:table-cell table:number-columns-repeated="8"/>
          <table:table-cell table:formula="of:=CONCATENATE(&quot;(&quot;;[.A423];&quot;,&quot;;[.B423];&quot;),&quot;)" office:value-type="string" office:string-value="(5,423),">
            <text:p>(5,423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4">
            <text:p>424</text:p>
          </table:table-cell>
          <table:table-cell table:number-columns-repeated="8"/>
          <table:table-cell table:formula="of:=CONCATENATE(&quot;(&quot;;[.A424];&quot;,&quot;;[.B424];&quot;),&quot;)" office:value-type="string" office:string-value="(5,424),">
            <text:p>(5,424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5">
            <text:p>425</text:p>
          </table:table-cell>
          <table:table-cell table:number-columns-repeated="8"/>
          <table:table-cell table:formula="of:=CONCATENATE(&quot;(&quot;;[.A425];&quot;,&quot;;[.B425];&quot;),&quot;)" office:value-type="string" office:string-value="(5,425),">
            <text:p>(5,425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6">
            <text:p>426</text:p>
          </table:table-cell>
          <table:table-cell table:number-columns-repeated="8"/>
          <table:table-cell table:formula="of:=CONCATENATE(&quot;(&quot;;[.A426];&quot;,&quot;;[.B426];&quot;),&quot;)" office:value-type="string" office:string-value="(5,426),">
            <text:p>(5,426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table:number-columns-repeated="8"/>
          <table:table-cell table:formula="of:=CONCATENATE(&quot;(&quot;;[.A427];&quot;,&quot;;[.B427];&quot;),&quot;)" office:value-type="string" office:string-value="(5,427),">
            <text:p>(5,427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8">
            <text:p>428</text:p>
          </table:table-cell>
          <table:table-cell table:number-columns-repeated="8"/>
          <table:table-cell table:formula="of:=CONCATENATE(&quot;(&quot;;[.A428];&quot;,&quot;;[.B428];&quot;),&quot;)" office:value-type="string" office:string-value="(5,428),">
            <text:p>(5,428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9">
            <text:p>429</text:p>
          </table:table-cell>
          <table:table-cell table:number-columns-repeated="8"/>
          <table:table-cell table:formula="of:=CONCATENATE(&quot;(&quot;;[.A429];&quot;,&quot;;[.B429];&quot;),&quot;)" office:value-type="string" office:string-value="(5,429),">
            <text:p>(5,429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table:number-columns-repeated="8"/>
          <table:table-cell table:formula="of:=CONCATENATE(&quot;(&quot;;[.A430];&quot;,&quot;;[.B430];&quot;),&quot;)" office:value-type="string" office:string-value="(5,430),">
            <text:p>(5,430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1">
            <text:p>431</text:p>
          </table:table-cell>
          <table:table-cell table:number-columns-repeated="8"/>
          <table:table-cell table:formula="of:=CONCATENATE(&quot;(&quot;;[.A431];&quot;,&quot;;[.B431];&quot;),&quot;)" office:value-type="string" office:string-value="(5,431),">
            <text:p>(5,431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2">
            <text:p>432</text:p>
          </table:table-cell>
          <table:table-cell table:number-columns-repeated="8"/>
          <table:table-cell table:formula="of:=CONCATENATE(&quot;(&quot;;[.A432];&quot;,&quot;;[.B432];&quot;),&quot;)" office:value-type="string" office:string-value="(5,432),">
            <text:p>(5,432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3">
            <text:p>433</text:p>
          </table:table-cell>
          <table:table-cell table:number-columns-repeated="8"/>
          <table:table-cell table:formula="of:=CONCATENATE(&quot;(&quot;;[.A433];&quot;,&quot;;[.B433];&quot;),&quot;)" office:value-type="string" office:string-value="(5,433),">
            <text:p>(5,433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4">
            <text:p>434</text:p>
          </table:table-cell>
          <table:table-cell table:number-columns-repeated="8"/>
          <table:table-cell table:formula="of:=CONCATENATE(&quot;(&quot;;[.A434];&quot;,&quot;;[.B434];&quot;),&quot;)" office:value-type="string" office:string-value="(5,434),">
            <text:p>(5,434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5">
            <text:p>435</text:p>
          </table:table-cell>
          <table:table-cell table:number-columns-repeated="8"/>
          <table:table-cell table:formula="of:=CONCATENATE(&quot;(&quot;;[.A435];&quot;,&quot;;[.B435];&quot;),&quot;)" office:value-type="string" office:string-value="(5,435),">
            <text:p>(5,435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6">
            <text:p>436</text:p>
          </table:table-cell>
          <table:table-cell table:number-columns-repeated="8"/>
          <table:table-cell table:formula="of:=CONCATENATE(&quot;(&quot;;[.A436];&quot;,&quot;;[.B436];&quot;),&quot;)" office:value-type="string" office:string-value="(5,436),">
            <text:p>(5,436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7">
            <text:p>437</text:p>
          </table:table-cell>
          <table:table-cell table:number-columns-repeated="8"/>
          <table:table-cell table:formula="of:=CONCATENATE(&quot;(&quot;;[.A437];&quot;,&quot;;[.B437];&quot;),&quot;)" office:value-type="string" office:string-value="(5,437),">
            <text:p>(5,437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8">
            <text:p>438</text:p>
          </table:table-cell>
          <table:table-cell table:number-columns-repeated="8"/>
          <table:table-cell table:formula="of:=CONCATENATE(&quot;(&quot;;[.A438];&quot;,&quot;;[.B438];&quot;),&quot;)" office:value-type="string" office:string-value="(5,438),">
            <text:p>(5,438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9">
            <text:p>439</text:p>
          </table:table-cell>
          <table:table-cell table:number-columns-repeated="8"/>
          <table:table-cell table:formula="of:=CONCATENATE(&quot;(&quot;;[.A439];&quot;,&quot;;[.B439];&quot;),&quot;)" office:value-type="string" office:string-value="(5,439),">
            <text:p>(5,439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0">
            <text:p>440</text:p>
          </table:table-cell>
          <table:table-cell table:number-columns-repeated="8"/>
          <table:table-cell table:formula="of:=CONCATENATE(&quot;(&quot;;[.A440];&quot;,&quot;;[.B440];&quot;),&quot;)" office:value-type="string" office:string-value="(5,440),">
            <text:p>(5,440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1">
            <text:p>441</text:p>
          </table:table-cell>
          <table:table-cell table:number-columns-repeated="8"/>
          <table:table-cell table:formula="of:=CONCATENATE(&quot;(&quot;;[.A441];&quot;,&quot;;[.B441];&quot;),&quot;)" office:value-type="string" office:string-value="(5,441),">
            <text:p>(5,441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2">
            <text:p>442</text:p>
          </table:table-cell>
          <table:table-cell table:number-columns-repeated="8"/>
          <table:table-cell table:formula="of:=CONCATENATE(&quot;(&quot;;[.A442];&quot;,&quot;;[.B442];&quot;),&quot;)" office:value-type="string" office:string-value="(5,442),">
            <text:p>(5,442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3">
            <text:p>443</text:p>
          </table:table-cell>
          <table:table-cell table:number-columns-repeated="8"/>
          <table:table-cell table:formula="of:=CONCATENATE(&quot;(&quot;;[.A443];&quot;,&quot;;[.B443];&quot;),&quot;)" office:value-type="string" office:string-value="(5,443),">
            <text:p>(5,443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4">
            <text:p>444</text:p>
          </table:table-cell>
          <table:table-cell table:number-columns-repeated="8"/>
          <table:table-cell table:formula="of:=CONCATENATE(&quot;(&quot;;[.A444];&quot;,&quot;;[.B444];&quot;),&quot;)" office:value-type="string" office:string-value="(5,444),">
            <text:p>(5,444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5">
            <text:p>445</text:p>
          </table:table-cell>
          <table:table-cell table:number-columns-repeated="8"/>
          <table:table-cell table:formula="of:=CONCATENATE(&quot;(&quot;;[.A445];&quot;,&quot;;[.B445];&quot;),&quot;)" office:value-type="string" office:string-value="(5,445),">
            <text:p>(5,445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6">
            <text:p>446</text:p>
          </table:table-cell>
          <table:table-cell table:number-columns-repeated="8"/>
          <table:table-cell table:formula="of:=CONCATENATE(&quot;(&quot;;[.A446];&quot;,&quot;;[.B446];&quot;),&quot;)" office:value-type="string" office:string-value="(5,446),">
            <text:p>(5,446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7">
            <text:p>447</text:p>
          </table:table-cell>
          <table:table-cell table:number-columns-repeated="8"/>
          <table:table-cell table:formula="of:=CONCATENATE(&quot;(&quot;;[.A447];&quot;,&quot;;[.B447];&quot;),&quot;)" office:value-type="string" office:string-value="(5,447),">
            <text:p>(5,447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8">
            <text:p>448</text:p>
          </table:table-cell>
          <table:table-cell table:number-columns-repeated="8"/>
          <table:table-cell table:formula="of:=CONCATENATE(&quot;(&quot;;[.A448];&quot;,&quot;;[.B448];&quot;),&quot;)" office:value-type="string" office:string-value="(5,448),">
            <text:p>(5,448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9">
            <text:p>449</text:p>
          </table:table-cell>
          <table:table-cell table:number-columns-repeated="8"/>
          <table:table-cell table:formula="of:=CONCATENATE(&quot;(&quot;;[.A449];&quot;,&quot;;[.B449];&quot;),&quot;)" office:value-type="string" office:string-value="(5,449),">
            <text:p>(5,449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0">
            <text:p>450</text:p>
          </table:table-cell>
          <table:table-cell table:number-columns-repeated="8"/>
          <table:table-cell table:formula="of:=CONCATENATE(&quot;(&quot;;[.A450];&quot;,&quot;;[.B450];&quot;),&quot;)" office:value-type="string" office:string-value="(5,450),">
            <text:p>(5,450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1">
            <text:p>451</text:p>
          </table:table-cell>
          <table:table-cell table:number-columns-repeated="8"/>
          <table:table-cell table:formula="of:=CONCATENATE(&quot;(&quot;;[.A451];&quot;,&quot;;[.B451];&quot;),&quot;)" office:value-type="string" office:string-value="(5,451),">
            <text:p>(5,451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2">
            <text:p>452</text:p>
          </table:table-cell>
          <table:table-cell table:number-columns-repeated="8"/>
          <table:table-cell table:formula="of:=CONCATENATE(&quot;(&quot;;[.A452];&quot;,&quot;;[.B452];&quot;),&quot;)" office:value-type="string" office:string-value="(5,452),">
            <text:p>(5,452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3">
            <text:p>453</text:p>
          </table:table-cell>
          <table:table-cell table:number-columns-repeated="8"/>
          <table:table-cell table:formula="of:=CONCATENATE(&quot;(&quot;;[.A453];&quot;,&quot;;[.B453];&quot;),&quot;)" office:value-type="string" office:string-value="(5,453),">
            <text:p>(5,453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4">
            <text:p>454</text:p>
          </table:table-cell>
          <table:table-cell table:number-columns-repeated="8"/>
          <table:table-cell table:formula="of:=CONCATENATE(&quot;(&quot;;[.A454];&quot;,&quot;;[.B454];&quot;),&quot;)" office:value-type="string" office:string-value="(5,454),">
            <text:p>(5,454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5">
            <text:p>455</text:p>
          </table:table-cell>
          <table:table-cell table:number-columns-repeated="8"/>
          <table:table-cell table:formula="of:=CONCATENATE(&quot;(&quot;;[.A455];&quot;,&quot;;[.B455];&quot;),&quot;)" office:value-type="string" office:string-value="(5,455),">
            <text:p>(5,455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6">
            <text:p>456</text:p>
          </table:table-cell>
          <table:table-cell table:number-columns-repeated="8"/>
          <table:table-cell table:formula="of:=CONCATENATE(&quot;(&quot;;[.A456];&quot;,&quot;;[.B456];&quot;),&quot;)" office:value-type="string" office:string-value="(5,456),">
            <text:p>(5,456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7">
            <text:p>457</text:p>
          </table:table-cell>
          <table:table-cell table:number-columns-repeated="8"/>
          <table:table-cell table:formula="of:=CONCATENATE(&quot;(&quot;;[.A457];&quot;,&quot;;[.B457];&quot;),&quot;)" office:value-type="string" office:string-value="(5,457),">
            <text:p>(5,457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8">
            <text:p>458</text:p>
          </table:table-cell>
          <table:table-cell table:number-columns-repeated="8"/>
          <table:table-cell table:formula="of:=CONCATENATE(&quot;(&quot;;[.A458];&quot;,&quot;;[.B458];&quot;),&quot;)" office:value-type="string" office:string-value="(5,458),">
            <text:p>(5,458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9">
            <text:p>459</text:p>
          </table:table-cell>
          <table:table-cell table:number-columns-repeated="8"/>
          <table:table-cell table:formula="of:=CONCATENATE(&quot;(&quot;;[.A459];&quot;,&quot;;[.B459];&quot;),&quot;)" office:value-type="string" office:string-value="(5,459),">
            <text:p>(5,459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0">
            <text:p>460</text:p>
          </table:table-cell>
          <table:table-cell table:number-columns-repeated="8"/>
          <table:table-cell table:formula="of:=CONCATENATE(&quot;(&quot;;[.A460];&quot;,&quot;;[.B460];&quot;),&quot;)" office:value-type="string" office:string-value="(5,460),">
            <text:p>(5,460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1">
            <text:p>461</text:p>
          </table:table-cell>
          <table:table-cell table:number-columns-repeated="8"/>
          <table:table-cell table:formula="of:=CONCATENATE(&quot;(&quot;;[.A461];&quot;,&quot;;[.B461];&quot;),&quot;)" office:value-type="string" office:string-value="(5,461),">
            <text:p>(5,461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2">
            <text:p>462</text:p>
          </table:table-cell>
          <table:table-cell table:number-columns-repeated="8"/>
          <table:table-cell table:formula="of:=CONCATENATE(&quot;(&quot;;[.A462];&quot;,&quot;;[.B462];&quot;),&quot;)" office:value-type="string" office:string-value="(5,462),">
            <text:p>(5,462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3">
            <text:p>463</text:p>
          </table:table-cell>
          <table:table-cell table:number-columns-repeated="8"/>
          <table:table-cell table:formula="of:=CONCATENATE(&quot;(&quot;;[.A463];&quot;,&quot;;[.B463];&quot;),&quot;)" office:value-type="string" office:string-value="(5,463),">
            <text:p>(5,463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4">
            <text:p>464</text:p>
          </table:table-cell>
          <table:table-cell table:number-columns-repeated="8"/>
          <table:table-cell table:formula="of:=CONCATENATE(&quot;(&quot;;[.A464];&quot;,&quot;;[.B464];&quot;),&quot;)" office:value-type="string" office:string-value="(5,464),">
            <text:p>(5,464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5">
            <text:p>465</text:p>
          </table:table-cell>
          <table:table-cell table:number-columns-repeated="8"/>
          <table:table-cell table:formula="of:=CONCATENATE(&quot;(&quot;;[.A465];&quot;,&quot;;[.B465];&quot;),&quot;)" office:value-type="string" office:string-value="(5,465),">
            <text:p>(5,465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6">
            <text:p>466</text:p>
          </table:table-cell>
          <table:table-cell table:number-columns-repeated="8"/>
          <table:table-cell table:formula="of:=CONCATENATE(&quot;(&quot;;[.A466];&quot;,&quot;;[.B466];&quot;),&quot;)" office:value-type="string" office:string-value="(5,466),">
            <text:p>(5,466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7">
            <text:p>467</text:p>
          </table:table-cell>
          <table:table-cell table:number-columns-repeated="8"/>
          <table:table-cell table:formula="of:=CONCATENATE(&quot;(&quot;;[.A467];&quot;,&quot;;[.B467];&quot;),&quot;)" office:value-type="string" office:string-value="(5,467),">
            <text:p>(5,467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8">
            <text:p>468</text:p>
          </table:table-cell>
          <table:table-cell table:number-columns-repeated="8"/>
          <table:table-cell table:formula="of:=CONCATENATE(&quot;(&quot;;[.A468];&quot;,&quot;;[.B468];&quot;),&quot;)" office:value-type="string" office:string-value="(5,468),">
            <text:p>(5,468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9">
            <text:p>469</text:p>
          </table:table-cell>
          <table:table-cell table:number-columns-repeated="8"/>
          <table:table-cell table:formula="of:=CONCATENATE(&quot;(&quot;;[.A469];&quot;,&quot;;[.B469];&quot;),&quot;)" office:value-type="string" office:string-value="(5,469),">
            <text:p>(5,469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0">
            <text:p>470</text:p>
          </table:table-cell>
          <table:table-cell table:number-columns-repeated="8"/>
          <table:table-cell table:formula="of:=CONCATENATE(&quot;(&quot;;[.A470];&quot;,&quot;;[.B470];&quot;),&quot;)" office:value-type="string" office:string-value="(5,470),">
            <text:p>(5,470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1">
            <text:p>471</text:p>
          </table:table-cell>
          <table:table-cell table:number-columns-repeated="8"/>
          <table:table-cell table:formula="of:=CONCATENATE(&quot;(&quot;;[.A471];&quot;,&quot;;[.B471];&quot;),&quot;)" office:value-type="string" office:string-value="(5,471),">
            <text:p>(5,471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2">
            <text:p>472</text:p>
          </table:table-cell>
          <table:table-cell table:number-columns-repeated="8"/>
          <table:table-cell table:formula="of:=CONCATENATE(&quot;(&quot;;[.A472];&quot;,&quot;;[.B472];&quot;),&quot;)" office:value-type="string" office:string-value="(5,472),">
            <text:p>(5,472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3">
            <text:p>473</text:p>
          </table:table-cell>
          <table:table-cell table:number-columns-repeated="8"/>
          <table:table-cell table:formula="of:=CONCATENATE(&quot;(&quot;;[.A473];&quot;,&quot;;[.B473];&quot;),&quot;)" office:value-type="string" office:string-value="(5,473),">
            <text:p>(5,473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4">
            <text:p>474</text:p>
          </table:table-cell>
          <table:table-cell table:number-columns-repeated="8"/>
          <table:table-cell table:formula="of:=CONCATENATE(&quot;(&quot;;[.A474];&quot;,&quot;;[.B474];&quot;),&quot;)" office:value-type="string" office:string-value="(5,474),">
            <text:p>(5,474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5">
            <text:p>475</text:p>
          </table:table-cell>
          <table:table-cell table:number-columns-repeated="8"/>
          <table:table-cell table:formula="of:=CONCATENATE(&quot;(&quot;;[.A475];&quot;,&quot;;[.B475];&quot;),&quot;)" office:value-type="string" office:string-value="(5,475),">
            <text:p>(5,475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6">
            <text:p>476</text:p>
          </table:table-cell>
          <table:table-cell table:number-columns-repeated="8"/>
          <table:table-cell table:formula="of:=CONCATENATE(&quot;(&quot;;[.A476];&quot;,&quot;;[.B476];&quot;),&quot;)" office:value-type="string" office:string-value="(5,476),">
            <text:p>(5,476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7">
            <text:p>477</text:p>
          </table:table-cell>
          <table:table-cell table:number-columns-repeated="8"/>
          <table:table-cell table:formula="of:=CONCATENATE(&quot;(&quot;;[.A477];&quot;,&quot;;[.B477];&quot;),&quot;)" office:value-type="string" office:string-value="(5,477),">
            <text:p>(5,477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8">
            <text:p>478</text:p>
          </table:table-cell>
          <table:table-cell table:number-columns-repeated="8"/>
          <table:table-cell table:formula="of:=CONCATENATE(&quot;(&quot;;[.A478];&quot;,&quot;;[.B478];&quot;),&quot;)" office:value-type="string" office:string-value="(5,478),">
            <text:p>(5,478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9">
            <text:p>479</text:p>
          </table:table-cell>
          <table:table-cell table:number-columns-repeated="8"/>
          <table:table-cell table:formula="of:=CONCATENATE(&quot;(&quot;;[.A479];&quot;,&quot;;[.B479];&quot;),&quot;)" office:value-type="string" office:string-value="(5,479),">
            <text:p>(5,479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0">
            <text:p>480</text:p>
          </table:table-cell>
          <table:table-cell table:number-columns-repeated="8"/>
          <table:table-cell table:formula="of:=CONCATENATE(&quot;(&quot;;[.A480];&quot;,&quot;;[.B480];&quot;),&quot;)" office:value-type="string" office:string-value="(5,480),">
            <text:p>(5,480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1">
            <text:p>481</text:p>
          </table:table-cell>
          <table:table-cell table:number-columns-repeated="8"/>
          <table:table-cell table:formula="of:=CONCATENATE(&quot;(&quot;;[.A481];&quot;,&quot;;[.B481];&quot;),&quot;)" office:value-type="string" office:string-value="(5,481),">
            <text:p>(5,481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2">
            <text:p>482</text:p>
          </table:table-cell>
          <table:table-cell table:number-columns-repeated="8"/>
          <table:table-cell table:formula="of:=CONCATENATE(&quot;(&quot;;[.A482];&quot;,&quot;;[.B482];&quot;),&quot;)" office:value-type="string" office:string-value="(5,482),">
            <text:p>(5,482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3">
            <text:p>483</text:p>
          </table:table-cell>
          <table:table-cell table:number-columns-repeated="8"/>
          <table:table-cell table:formula="of:=CONCATENATE(&quot;(&quot;;[.A483];&quot;,&quot;;[.B483];&quot;),&quot;)" office:value-type="string" office:string-value="(5,483),">
            <text:p>(5,483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4">
            <text:p>484</text:p>
          </table:table-cell>
          <table:table-cell table:number-columns-repeated="8"/>
          <table:table-cell table:formula="of:=CONCATENATE(&quot;(&quot;;[.A484];&quot;,&quot;;[.B484];&quot;),&quot;)" office:value-type="string" office:string-value="(5,484),">
            <text:p>(5,484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5">
            <text:p>485</text:p>
          </table:table-cell>
          <table:table-cell table:number-columns-repeated="8"/>
          <table:table-cell table:formula="of:=CONCATENATE(&quot;(&quot;;[.A485];&quot;,&quot;;[.B485];&quot;),&quot;)" office:value-type="string" office:string-value="(5,485),">
            <text:p>(5,485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6">
            <text:p>486</text:p>
          </table:table-cell>
          <table:table-cell table:number-columns-repeated="8"/>
          <table:table-cell table:formula="of:=CONCATENATE(&quot;(&quot;;[.A486];&quot;,&quot;;[.B486];&quot;),&quot;)" office:value-type="string" office:string-value="(5,486),">
            <text:p>(5,486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7">
            <text:p>487</text:p>
          </table:table-cell>
          <table:table-cell table:number-columns-repeated="8"/>
          <table:table-cell table:formula="of:=CONCATENATE(&quot;(&quot;;[.A487];&quot;,&quot;;[.B487];&quot;),&quot;)" office:value-type="string" office:string-value="(5,487),">
            <text:p>(5,487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8">
            <text:p>488</text:p>
          </table:table-cell>
          <table:table-cell table:number-columns-repeated="8"/>
          <table:table-cell table:formula="of:=CONCATENATE(&quot;(&quot;;[.A488];&quot;,&quot;;[.B488];&quot;),&quot;)" office:value-type="string" office:string-value="(5,488),">
            <text:p>(5,488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9">
            <text:p>489</text:p>
          </table:table-cell>
          <table:table-cell table:number-columns-repeated="8"/>
          <table:table-cell table:formula="of:=CONCATENATE(&quot;(&quot;;[.A489];&quot;,&quot;;[.B489];&quot;),&quot;)" office:value-type="string" office:string-value="(5,489),">
            <text:p>(5,489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0">
            <text:p>490</text:p>
          </table:table-cell>
          <table:table-cell table:number-columns-repeated="8"/>
          <table:table-cell table:formula="of:=CONCATENATE(&quot;(&quot;;[.A490];&quot;,&quot;;[.B490];&quot;),&quot;)" office:value-type="string" office:string-value="(5,490),">
            <text:p>(5,490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1">
            <text:p>491</text:p>
          </table:table-cell>
          <table:table-cell table:number-columns-repeated="8"/>
          <table:table-cell table:formula="of:=CONCATENATE(&quot;(&quot;;[.A491];&quot;,&quot;;[.B491];&quot;),&quot;)" office:value-type="string" office:string-value="(5,491),">
            <text:p>(5,491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2">
            <text:p>492</text:p>
          </table:table-cell>
          <table:table-cell table:number-columns-repeated="8"/>
          <table:table-cell table:formula="of:=CONCATENATE(&quot;(&quot;;[.A492];&quot;,&quot;;[.B492];&quot;),&quot;)" office:value-type="string" office:string-value="(5,492),">
            <text:p>(5,492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3">
            <text:p>493</text:p>
          </table:table-cell>
          <table:table-cell table:number-columns-repeated="8"/>
          <table:table-cell table:formula="of:=CONCATENATE(&quot;(&quot;;[.A493];&quot;,&quot;;[.B493];&quot;),&quot;)" office:value-type="string" office:string-value="(5,493),">
            <text:p>(5,493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4">
            <text:p>494</text:p>
          </table:table-cell>
          <table:table-cell table:number-columns-repeated="8"/>
          <table:table-cell table:formula="of:=CONCATENATE(&quot;(&quot;;[.A494];&quot;,&quot;;[.B494];&quot;),&quot;)" office:value-type="string" office:string-value="(5,494),">
            <text:p>(5,494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5">
            <text:p>495</text:p>
          </table:table-cell>
          <table:table-cell table:number-columns-repeated="8"/>
          <table:table-cell table:formula="of:=CONCATENATE(&quot;(&quot;;[.A495];&quot;,&quot;;[.B495];&quot;),&quot;)" office:value-type="string" office:string-value="(5,495),">
            <text:p>(5,495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6">
            <text:p>496</text:p>
          </table:table-cell>
          <table:table-cell table:number-columns-repeated="8"/>
          <table:table-cell table:formula="of:=CONCATENATE(&quot;(&quot;;[.A496];&quot;,&quot;;[.B496];&quot;),&quot;)" office:value-type="string" office:string-value="(5,496),">
            <text:p>(5,496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7">
            <text:p>497</text:p>
          </table:table-cell>
          <table:table-cell table:number-columns-repeated="8"/>
          <table:table-cell table:formula="of:=CONCATENATE(&quot;(&quot;;[.A497];&quot;,&quot;;[.B497];&quot;),&quot;)" office:value-type="string" office:string-value="(5,497),">
            <text:p>(5,497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8">
            <text:p>498</text:p>
          </table:table-cell>
          <table:table-cell table:number-columns-repeated="8"/>
          <table:table-cell table:formula="of:=CONCATENATE(&quot;(&quot;;[.A498];&quot;,&quot;;[.B498];&quot;),&quot;)" office:value-type="string" office:string-value="(5,498),">
            <text:p>(5,498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9">
            <text:p>499</text:p>
          </table:table-cell>
          <table:table-cell table:number-columns-repeated="8"/>
          <table:table-cell table:formula="of:=CONCATENATE(&quot;(&quot;;[.A499];&quot;,&quot;;[.B499];&quot;),&quot;)" office:value-type="string" office:string-value="(5,499),">
            <text:p>(5,499)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table:number-columns-repeated="8"/>
          <table:table-cell table:formula="of:=CONCATENATE(&quot;(&quot;;[.A500];&quot;,&quot;;[.B500];&quot;),&quot;)" office:value-type="string" office:string-value="(5,500),">
            <text:p>(5,50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/>
          <table:table-cell table:formula="of:=CONCATENATE(&quot;(&quot;;[.A501];&quot;,&quot;;[.B501];&quot;),&quot;)" office:value-type="string" office:string-value="(6,1),">
            <text:p>(6,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8"/>
          <table:table-cell table:formula="of:=CONCATENATE(&quot;(&quot;;[.A502];&quot;,&quot;;[.B502];&quot;),&quot;)" office:value-type="string" office:string-value="(6,2),">
            <text:p>(6,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/>
          <table:table-cell table:formula="of:=CONCATENATE(&quot;(&quot;;[.A503];&quot;,&quot;;[.B503];&quot;),&quot;)" office:value-type="string" office:string-value="(6,3),">
            <text:p>(6,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8"/>
          <table:table-cell table:formula="of:=CONCATENATE(&quot;(&quot;;[.A504];&quot;,&quot;;[.B504];&quot;),&quot;)" office:value-type="string" office:string-value="(6,4),">
            <text:p>(6,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8"/>
          <table:table-cell table:formula="of:=CONCATENATE(&quot;(&quot;;[.A505];&quot;,&quot;;[.B505];&quot;),&quot;)" office:value-type="string" office:string-value="(6,5),">
            <text:p>(6,5),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8"/>
          <table:table-cell table:formula="of:=CONCATENATE(&quot;(&quot;;[.A506];&quot;,&quot;;[.B506];&quot;),&quot;)" office:value-type="string" office:string-value="(6,6),">
            <text:p>(6,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8"/>
          <table:table-cell table:formula="of:=CONCATENATE(&quot;(&quot;;[.A507];&quot;,&quot;;[.B507];&quot;),&quot;)" office:value-type="string" office:string-value="(6,7),">
            <text:p>(6,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8"/>
          <table:table-cell table:formula="of:=CONCATENATE(&quot;(&quot;;[.A508];&quot;,&quot;;[.B508];&quot;),&quot;)" office:value-type="string" office:string-value="(6,8),">
            <text:p>(6,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8"/>
          <table:table-cell table:formula="of:=CONCATENATE(&quot;(&quot;;[.A509];&quot;,&quot;;[.B509];&quot;),&quot;)" office:value-type="string" office:string-value="(6,9),">
            <text:p>(6,9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table:number-columns-repeated="6"/>
          <table:table-cell table:formula="of:=CONCATENATE(&quot;(&quot;;[.A510];&quot;,&quot;;[.B510];&quot;),&quot;)" office:value-type="string" office:string-value="(6,10),">
            <text:p>(6,1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8"/>
          <table:table-cell table:formula="of:=CONCATENATE(&quot;(&quot;;[.A511];&quot;,&quot;;[.B511];&quot;),&quot;)" office:value-type="string" office:string-value="(6,11),">
            <text:p>(6,1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8"/>
          <table:table-cell table:formula="of:=CONCATENATE(&quot;(&quot;;[.A512];&quot;,&quot;;[.B512];&quot;),&quot;)" office:value-type="string" office:string-value="(6,12),">
            <text:p>(6,1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8"/>
          <table:table-cell table:formula="of:=CONCATENATE(&quot;(&quot;;[.A513];&quot;,&quot;;[.B513];&quot;),&quot;)" office:value-type="string" office:string-value="(6,13),">
            <text:p>(6,1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8"/>
          <table:table-cell table:formula="of:=CONCATENATE(&quot;(&quot;;[.A514];&quot;,&quot;;[.B514];&quot;),&quot;)" office:value-type="string" office:string-value="(6,14),">
            <text:p>(6,1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8"/>
          <table:table-cell table:formula="of:=CONCATENATE(&quot;(&quot;;[.A515];&quot;,&quot;;[.B515];&quot;),&quot;)" office:value-type="string" office:string-value="(6,15),">
            <text:p>(6,15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8"/>
          <table:table-cell table:formula="of:=CONCATENATE(&quot;(&quot;;[.A516];&quot;,&quot;;[.B516];&quot;),&quot;)" office:value-type="string" office:string-value="(6,16),">
            <text:p>(6,1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8"/>
          <table:table-cell table:formula="of:=CONCATENATE(&quot;(&quot;;[.A517];&quot;,&quot;;[.B517];&quot;),&quot;)" office:value-type="string" office:string-value="(6,17),">
            <text:p>(6,1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8"/>
          <table:table-cell table:formula="of:=CONCATENATE(&quot;(&quot;;[.A518];&quot;,&quot;;[.B518];&quot;),&quot;)" office:value-type="string" office:string-value="(6,18),">
            <text:p>(6,1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8"/>
          <table:table-cell table:formula="of:=CONCATENATE(&quot;(&quot;;[.A519];&quot;,&quot;;[.B519];&quot;),&quot;)" office:value-type="string" office:string-value="(6,19),">
            <text:p>(6,19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8"/>
          <table:table-cell table:formula="of:=CONCATENATE(&quot;(&quot;;[.A520];&quot;,&quot;;[.B520];&quot;),&quot;)" office:value-type="string" office:string-value="(6,20),">
            <text:p>(6,2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8"/>
          <table:table-cell table:formula="of:=CONCATENATE(&quot;(&quot;;[.A521];&quot;,&quot;;[.B521];&quot;),&quot;)" office:value-type="string" office:string-value="(6,21),">
            <text:p>(6,2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8"/>
          <table:table-cell table:formula="of:=CONCATENATE(&quot;(&quot;;[.A522];&quot;,&quot;;[.B522];&quot;),&quot;)" office:value-type="string" office:string-value="(6,22),">
            <text:p>(6,2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8"/>
          <table:table-cell table:formula="of:=CONCATENATE(&quot;(&quot;;[.A523];&quot;,&quot;;[.B523];&quot;),&quot;)" office:value-type="string" office:string-value="(6,23),">
            <text:p>(6,2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number-columns-repeated="8"/>
          <table:table-cell table:formula="of:=CONCATENATE(&quot;(&quot;;[.A524];&quot;,&quot;;[.B524];&quot;),&quot;)" office:value-type="string" office:string-value="(6,24),">
            <text:p>(6,2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8"/>
          <table:table-cell table:formula="of:=CONCATENATE(&quot;(&quot;;[.A525];&quot;,&quot;;[.B525];&quot;),&quot;)" office:value-type="string" office:string-value="(6,25),">
            <text:p>(6,25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number-columns-repeated="8"/>
          <table:table-cell table:formula="of:=CONCATENATE(&quot;(&quot;;[.A526];&quot;,&quot;;[.B526];&quot;),&quot;)" office:value-type="string" office:string-value="(6,26),">
            <text:p>(6,2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table:number-columns-repeated="8"/>
          <table:table-cell table:formula="of:=CONCATENATE(&quot;(&quot;;[.A527];&quot;,&quot;;[.B527];&quot;),&quot;)" office:value-type="string" office:string-value="(6,27),">
            <text:p>(6,2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8"/>
          <table:table-cell table:formula="of:=CONCATENATE(&quot;(&quot;;[.A528];&quot;,&quot;;[.B528];&quot;),&quot;)" office:value-type="string" office:string-value="(6,28),">
            <text:p>(6,2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table:number-columns-repeated="8"/>
          <table:table-cell table:formula="of:=CONCATENATE(&quot;(&quot;;[.A529];&quot;,&quot;;[.B529];&quot;),&quot;)" office:value-type="string" office:string-value="(6,29),">
            <text:p>(6,29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number-columns-repeated="8"/>
          <table:table-cell table:formula="of:=CONCATENATE(&quot;(&quot;;[.A530];&quot;,&quot;;[.B530];&quot;),&quot;)" office:value-type="string" office:string-value="(6,30),">
            <text:p>(6,3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number-columns-repeated="8"/>
          <table:table-cell table:formula="of:=CONCATENATE(&quot;(&quot;;[.A531];&quot;,&quot;;[.B531];&quot;),&quot;)" office:value-type="string" office:string-value="(6,31),">
            <text:p>(6,3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number-columns-repeated="8"/>
          <table:table-cell table:formula="of:=CONCATENATE(&quot;(&quot;;[.A532];&quot;,&quot;;[.B532];&quot;),&quot;)" office:value-type="string" office:string-value="(6,32),">
            <text:p>(6,3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number-columns-repeated="8"/>
          <table:table-cell table:formula="of:=CONCATENATE(&quot;(&quot;;[.A533];&quot;,&quot;;[.B533];&quot;),&quot;)" office:value-type="string" office:string-value="(6,33),">
            <text:p>(6,3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8"/>
          <table:table-cell table:formula="of:=CONCATENATE(&quot;(&quot;;[.A534];&quot;,&quot;;[.B534];&quot;),&quot;)" office:value-type="string" office:string-value="(6,34),">
            <text:p>(6,3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8"/>
          <table:table-cell table:formula="of:=CONCATENATE(&quot;(&quot;;[.A535];&quot;,&quot;;[.B535];&quot;),&quot;)" office:value-type="string" office:string-value="(6,35),">
            <text:p>(6,35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number-columns-repeated="8"/>
          <table:table-cell table:formula="of:=CONCATENATE(&quot;(&quot;;[.A536];&quot;,&quot;;[.B536];&quot;),&quot;)" office:value-type="string" office:string-value="(6,36),">
            <text:p>(6,3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table:number-columns-repeated="8"/>
          <table:table-cell table:formula="of:=CONCATENATE(&quot;(&quot;;[.A537];&quot;,&quot;;[.B537];&quot;),&quot;)" office:value-type="string" office:string-value="(6,37),">
            <text:p>(6,3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table:number-columns-repeated="8"/>
          <table:table-cell table:formula="of:=CONCATENATE(&quot;(&quot;;[.A538];&quot;,&quot;;[.B538];&quot;),&quot;)" office:value-type="string" office:string-value="(6,38),">
            <text:p>(6,3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table:number-columns-repeated="8"/>
          <table:table-cell table:formula="of:=CONCATENATE(&quot;(&quot;;[.A539];&quot;,&quot;;[.B539];&quot;),&quot;)" office:value-type="string" office:string-value="(6,39),">
            <text:p>(6,39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table:number-columns-repeated="8"/>
          <table:table-cell table:formula="of:=CONCATENATE(&quot;(&quot;;[.A540];&quot;,&quot;;[.B540];&quot;),&quot;)" office:value-type="string" office:string-value="(6,40),">
            <text:p>(6,4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table:number-columns-repeated="8"/>
          <table:table-cell table:formula="of:=CONCATENATE(&quot;(&quot;;[.A541];&quot;,&quot;;[.B541];&quot;),&quot;)" office:value-type="string" office:string-value="(6,41),">
            <text:p>(6,4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table:number-columns-repeated="8"/>
          <table:table-cell table:formula="of:=CONCATENATE(&quot;(&quot;;[.A542];&quot;,&quot;;[.B542];&quot;),&quot;)" office:value-type="string" office:string-value="(6,42),">
            <text:p>(6,4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8"/>
          <table:table-cell table:formula="of:=CONCATENATE(&quot;(&quot;;[.A543];&quot;,&quot;;[.B543];&quot;),&quot;)" office:value-type="string" office:string-value="(6,43),">
            <text:p>(6,4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table:number-columns-repeated="8"/>
          <table:table-cell table:formula="of:=CONCATENATE(&quot;(&quot;;[.A544];&quot;,&quot;;[.B544];&quot;),&quot;)" office:value-type="string" office:string-value="(6,44),">
            <text:p>(6,4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8"/>
          <table:table-cell table:formula="of:=CONCATENATE(&quot;(&quot;;[.A545];&quot;,&quot;;[.B545];&quot;),&quot;)" office:value-type="string" office:string-value="(6,45),">
            <text:p>(6,45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8"/>
          <table:table-cell table:formula="of:=CONCATENATE(&quot;(&quot;;[.A546];&quot;,&quot;;[.B546];&quot;),&quot;)" office:value-type="string" office:string-value="(6,46),">
            <text:p>(6,4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8"/>
          <table:table-cell table:formula="of:=CONCATENATE(&quot;(&quot;;[.A547];&quot;,&quot;;[.B547];&quot;),&quot;)" office:value-type="string" office:string-value="(6,47),">
            <text:p>(6,4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table:number-columns-repeated="8"/>
          <table:table-cell table:formula="of:=CONCATENATE(&quot;(&quot;;[.A548];&quot;,&quot;;[.B548];&quot;),&quot;)" office:value-type="string" office:string-value="(6,48),">
            <text:p>(6,4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table:number-columns-repeated="8"/>
          <table:table-cell table:formula="of:=CONCATENATE(&quot;(&quot;;[.A549];&quot;,&quot;;[.B549];&quot;),&quot;)" office:value-type="string" office:string-value="(6,49),">
            <text:p>(6,49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8"/>
          <table:table-cell table:formula="of:=CONCATENATE(&quot;(&quot;;[.A550];&quot;,&quot;;[.B550];&quot;),&quot;)" office:value-type="string" office:string-value="(6,50),">
            <text:p>(6,5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8"/>
          <table:table-cell table:formula="of:=CONCATENATE(&quot;(&quot;;[.A551];&quot;,&quot;;[.B551];&quot;),&quot;)" office:value-type="string" office:string-value="(6,51),">
            <text:p>(6,5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8"/>
          <table:table-cell table:formula="of:=CONCATENATE(&quot;(&quot;;[.A552];&quot;,&quot;;[.B552];&quot;),&quot;)" office:value-type="string" office:string-value="(6,52),">
            <text:p>(6,5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8"/>
          <table:table-cell table:formula="of:=CONCATENATE(&quot;(&quot;;[.A553];&quot;,&quot;;[.B553];&quot;),&quot;)" office:value-type="string" office:string-value="(6,53),">
            <text:p>(6,5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8"/>
          <table:table-cell table:formula="of:=CONCATENATE(&quot;(&quot;;[.A554];&quot;,&quot;;[.B554];&quot;),&quot;)" office:value-type="string" office:string-value="(6,54),">
            <text:p>(6,5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table:number-columns-repeated="8"/>
          <table:table-cell table:formula="of:=CONCATENATE(&quot;(&quot;;[.A555];&quot;,&quot;;[.B555];&quot;),&quot;)" office:value-type="string" office:string-value="(6,55),">
            <text:p>(6,55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8"/>
          <table:table-cell table:formula="of:=CONCATENATE(&quot;(&quot;;[.A556];&quot;,&quot;;[.B556];&quot;),&quot;)" office:value-type="string" office:string-value="(6,56),">
            <text:p>(6,5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8"/>
          <table:table-cell table:formula="of:=CONCATENATE(&quot;(&quot;;[.A557];&quot;,&quot;;[.B557];&quot;),&quot;)" office:value-type="string" office:string-value="(6,57),">
            <text:p>(6,5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8"/>
          <table:table-cell table:formula="of:=CONCATENATE(&quot;(&quot;;[.A558];&quot;,&quot;;[.B558];&quot;),&quot;)" office:value-type="string" office:string-value="(6,58),">
            <text:p>(6,5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table:number-columns-repeated="8"/>
          <table:table-cell table:formula="of:=CONCATENATE(&quot;(&quot;;[.A559];&quot;,&quot;;[.B559];&quot;),&quot;)" office:value-type="string" office:string-value="(6,59),">
            <text:p>(6,59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8"/>
          <table:table-cell table:formula="of:=CONCATENATE(&quot;(&quot;;[.A560];&quot;,&quot;;[.B560];&quot;),&quot;)" office:value-type="string" office:string-value="(6,60),">
            <text:p>(6,6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table:number-columns-repeated="8"/>
          <table:table-cell table:formula="of:=CONCATENATE(&quot;(&quot;;[.A561];&quot;,&quot;;[.B561];&quot;),&quot;)" office:value-type="string" office:string-value="(6,61),">
            <text:p>(6,6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table:number-columns-repeated="8"/>
          <table:table-cell table:formula="of:=CONCATENATE(&quot;(&quot;;[.A562];&quot;,&quot;;[.B562];&quot;),&quot;)" office:value-type="string" office:string-value="(6,62),">
            <text:p>(6,6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8"/>
          <table:table-cell table:formula="of:=CONCATENATE(&quot;(&quot;;[.A563];&quot;,&quot;;[.B563];&quot;),&quot;)" office:value-type="string" office:string-value="(6,63),">
            <text:p>(6,6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table:number-columns-repeated="8"/>
          <table:table-cell table:formula="of:=CONCATENATE(&quot;(&quot;;[.A564];&quot;,&quot;;[.B564];&quot;),&quot;)" office:value-type="string" office:string-value="(6,64),">
            <text:p>(6,6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8"/>
          <table:table-cell table:formula="of:=CONCATENATE(&quot;(&quot;;[.A565];&quot;,&quot;;[.B565];&quot;),&quot;)" office:value-type="string" office:string-value="(6,65),">
            <text:p>(6,65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table:number-columns-repeated="8"/>
          <table:table-cell table:formula="of:=CONCATENATE(&quot;(&quot;;[.A566];&quot;,&quot;;[.B566];&quot;),&quot;)" office:value-type="string" office:string-value="(6,66),">
            <text:p>(6,6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8"/>
          <table:table-cell table:formula="of:=CONCATENATE(&quot;(&quot;;[.A567];&quot;,&quot;;[.B567];&quot;),&quot;)" office:value-type="string" office:string-value="(6,67),">
            <text:p>(6,6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table:number-columns-repeated="8"/>
          <table:table-cell table:formula="of:=CONCATENATE(&quot;(&quot;;[.A568];&quot;,&quot;;[.B568];&quot;),&quot;)" office:value-type="string" office:string-value="(6,68),">
            <text:p>(6,6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8"/>
          <table:table-cell table:formula="of:=CONCATENATE(&quot;(&quot;;[.A569];&quot;,&quot;;[.B569];&quot;),&quot;)" office:value-type="string" office:string-value="(6,69),">
            <text:p>(6,69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table:number-columns-repeated="8"/>
          <table:table-cell table:formula="of:=CONCATENATE(&quot;(&quot;;[.A570];&quot;,&quot;;[.B570];&quot;),&quot;)" office:value-type="string" office:string-value="(6,70),">
            <text:p>(6,7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table:number-columns-repeated="8"/>
          <table:table-cell table:formula="of:=CONCATENATE(&quot;(&quot;;[.A571];&quot;,&quot;;[.B571];&quot;),&quot;)" office:value-type="string" office:string-value="(6,71),">
            <text:p>(6,7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table:number-columns-repeated="8"/>
          <table:table-cell table:formula="of:=CONCATENATE(&quot;(&quot;;[.A572];&quot;,&quot;;[.B572];&quot;),&quot;)" office:value-type="string" office:string-value="(6,72),">
            <text:p>(6,7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table:number-columns-repeated="8"/>
          <table:table-cell table:formula="of:=CONCATENATE(&quot;(&quot;;[.A573];&quot;,&quot;;[.B573];&quot;),&quot;)" office:value-type="string" office:string-value="(6,73),">
            <text:p>(6,7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table:number-columns-repeated="8"/>
          <table:table-cell table:formula="of:=CONCATENATE(&quot;(&quot;;[.A574];&quot;,&quot;;[.B574];&quot;),&quot;)" office:value-type="string" office:string-value="(6,74),">
            <text:p>(6,7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number-columns-repeated="8"/>
          <table:table-cell table:formula="of:=CONCATENATE(&quot;(&quot;;[.A575];&quot;,&quot;;[.B575];&quot;),&quot;)" office:value-type="string" office:string-value="(6,75),">
            <text:p>(6,75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8"/>
          <table:table-cell table:formula="of:=CONCATENATE(&quot;(&quot;;[.A576];&quot;,&quot;;[.B576];&quot;),&quot;)" office:value-type="string" office:string-value="(6,76),">
            <text:p>(6,7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table:number-columns-repeated="8"/>
          <table:table-cell table:formula="of:=CONCATENATE(&quot;(&quot;;[.A577];&quot;,&quot;;[.B577];&quot;),&quot;)" office:value-type="string" office:string-value="(6,77),">
            <text:p>(6,7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table:number-columns-repeated="8"/>
          <table:table-cell table:formula="of:=CONCATENATE(&quot;(&quot;;[.A578];&quot;,&quot;;[.B578];&quot;),&quot;)" office:value-type="string" office:string-value="(6,78),">
            <text:p>(6,7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table:number-columns-repeated="8"/>
          <table:table-cell table:formula="of:=CONCATENATE(&quot;(&quot;;[.A579];&quot;,&quot;;[.B579];&quot;),&quot;)" office:value-type="string" office:string-value="(6,79),">
            <text:p>(6,79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table:number-columns-repeated="8"/>
          <table:table-cell table:formula="of:=CONCATENATE(&quot;(&quot;;[.A580];&quot;,&quot;;[.B580];&quot;),&quot;)" office:value-type="string" office:string-value="(6,80),">
            <text:p>(6,8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table:number-columns-repeated="8"/>
          <table:table-cell table:formula="of:=CONCATENATE(&quot;(&quot;;[.A581];&quot;,&quot;;[.B581];&quot;),&quot;)" office:value-type="string" office:string-value="(6,81),">
            <text:p>(6,8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table:number-columns-repeated="8"/>
          <table:table-cell table:formula="of:=CONCATENATE(&quot;(&quot;;[.A582];&quot;,&quot;;[.B582];&quot;),&quot;)" office:value-type="string" office:string-value="(6,82),">
            <text:p>(6,8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3">
            <text:p>83</text:p>
          </table:table-cell>
          <table:table-cell table:number-columns-repeated="8"/>
          <table:table-cell table:formula="of:=CONCATENATE(&quot;(&quot;;[.A583];&quot;,&quot;;[.B583];&quot;),&quot;)" office:value-type="string" office:string-value="(6,83),">
            <text:p>(6,8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table:number-columns-repeated="8"/>
          <table:table-cell table:formula="of:=CONCATENATE(&quot;(&quot;;[.A584];&quot;,&quot;;[.B584];&quot;),&quot;)" office:value-type="string" office:string-value="(6,84),">
            <text:p>(6,8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number-columns-repeated="8"/>
          <table:table-cell table:formula="of:=CONCATENATE(&quot;(&quot;;[.A585];&quot;,&quot;;[.B585];&quot;),&quot;)" office:value-type="string" office:string-value="(6,85),">
            <text:p>(6,85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6">
            <text:p>86</text:p>
          </table:table-cell>
          <table:table-cell table:number-columns-repeated="8"/>
          <table:table-cell table:formula="of:=CONCATENATE(&quot;(&quot;;[.A586];&quot;,&quot;;[.B586];&quot;),&quot;)" office:value-type="string" office:string-value="(6,86),">
            <text:p>(6,8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table:number-columns-repeated="8"/>
          <table:table-cell table:formula="of:=CONCATENATE(&quot;(&quot;;[.A587];&quot;,&quot;;[.B587];&quot;),&quot;)" office:value-type="string" office:string-value="(6,87),">
            <text:p>(6,8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table:number-columns-repeated="8"/>
          <table:table-cell table:formula="of:=CONCATENATE(&quot;(&quot;;[.A588];&quot;,&quot;;[.B588];&quot;),&quot;)" office:value-type="string" office:string-value="(6,88),">
            <text:p>(6,8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table:number-columns-repeated="8"/>
          <table:table-cell table:formula="of:=CONCATENATE(&quot;(&quot;;[.A589];&quot;,&quot;;[.B589];&quot;),&quot;)" office:value-type="string" office:string-value="(6,89),">
            <text:p>(6,89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table:number-columns-repeated="8"/>
          <table:table-cell table:formula="of:=CONCATENATE(&quot;(&quot;;[.A590];&quot;,&quot;;[.B590];&quot;),&quot;)" office:value-type="string" office:string-value="(6,90),">
            <text:p>(6,9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table:number-columns-repeated="8"/>
          <table:table-cell table:formula="of:=CONCATENATE(&quot;(&quot;;[.A591];&quot;,&quot;;[.B591];&quot;),&quot;)" office:value-type="string" office:string-value="(6,91),">
            <text:p>(6,9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2">
            <text:p>92</text:p>
          </table:table-cell>
          <table:table-cell table:number-columns-repeated="8"/>
          <table:table-cell table:formula="of:=CONCATENATE(&quot;(&quot;;[.A592];&quot;,&quot;;[.B592];&quot;),&quot;)" office:value-type="string" office:string-value="(6,92),">
            <text:p>(6,9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3">
            <text:p>93</text:p>
          </table:table-cell>
          <table:table-cell table:number-columns-repeated="8"/>
          <table:table-cell table:formula="of:=CONCATENATE(&quot;(&quot;;[.A593];&quot;,&quot;;[.B593];&quot;),&quot;)" office:value-type="string" office:string-value="(6,93),">
            <text:p>(6,9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table:number-columns-repeated="8"/>
          <table:table-cell table:formula="of:=CONCATENATE(&quot;(&quot;;[.A594];&quot;,&quot;;[.B594];&quot;),&quot;)" office:value-type="string" office:string-value="(6,94),">
            <text:p>(6,9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table:number-columns-repeated="8"/>
          <table:table-cell table:formula="of:=CONCATENATE(&quot;(&quot;;[.A595];&quot;,&quot;;[.B595];&quot;),&quot;)" office:value-type="string" office:string-value="(6,95),">
            <text:p>(6,95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table:number-columns-repeated="8"/>
          <table:table-cell table:formula="of:=CONCATENATE(&quot;(&quot;;[.A596];&quot;,&quot;;[.B596];&quot;),&quot;)" office:value-type="string" office:string-value="(6,96),">
            <text:p>(6,9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8"/>
          <table:table-cell table:formula="of:=CONCATENATE(&quot;(&quot;;[.A597];&quot;,&quot;;[.B597];&quot;),&quot;)" office:value-type="string" office:string-value="(6,97),">
            <text:p>(6,9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 table:number-columns-repeated="8"/>
          <table:table-cell table:formula="of:=CONCATENATE(&quot;(&quot;;[.A598];&quot;,&quot;;[.B598];&quot;),&quot;)" office:value-type="string" office:string-value="(6,98),">
            <text:p>(6,9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table:number-columns-repeated="8"/>
          <table:table-cell table:formula="of:=CONCATENATE(&quot;(&quot;;[.A599];&quot;,&quot;;[.B599];&quot;),&quot;)" office:value-type="string" office:string-value="(6,99),">
            <text:p>(6,99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8"/>
          <table:table-cell table:formula="of:=CONCATENATE(&quot;(&quot;;[.A600];&quot;,&quot;;[.B600];&quot;),&quot;)" office:value-type="string" office:string-value="(6,100),">
            <text:p>(6,10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0">
            <text:p>500</text:p>
          </table:table-cell>
          <table:table-cell table:number-columns-repeated="8"/>
          <table:table-cell table:formula="of:=CONCATENATE(&quot;(&quot;;[.A601];&quot;,&quot;;[.B601];&quot;),&quot;)" office:value-type="string" office:string-value="(6,500),">
            <text:p>(6,50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1">
            <text:p>501</text:p>
          </table:table-cell>
          <table:table-cell table:number-columns-repeated="8"/>
          <table:table-cell table:formula="of:=CONCATENATE(&quot;(&quot;;[.A602];&quot;,&quot;;[.B602];&quot;),&quot;)" office:value-type="string" office:string-value="(6,501),">
            <text:p>(6,50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2">
            <text:p>502</text:p>
          </table:table-cell>
          <table:table-cell table:number-columns-repeated="8"/>
          <table:table-cell table:formula="of:=CONCATENATE(&quot;(&quot;;[.A603];&quot;,&quot;;[.B603];&quot;),&quot;)" office:value-type="string" office:string-value="(6,502),">
            <text:p>(6,50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3">
            <text:p>503</text:p>
          </table:table-cell>
          <table:table-cell table:number-columns-repeated="8"/>
          <table:table-cell table:formula="of:=CONCATENATE(&quot;(&quot;;[.A604];&quot;,&quot;;[.B604];&quot;),&quot;)" office:value-type="string" office:string-value="(6,503),">
            <text:p>(6,50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4">
            <text:p>504</text:p>
          </table:table-cell>
          <table:table-cell table:number-columns-repeated="8"/>
          <table:table-cell table:formula="of:=CONCATENATE(&quot;(&quot;;[.A605];&quot;,&quot;;[.B605];&quot;),&quot;)" office:value-type="string" office:string-value="(6,504),">
            <text:p>(6,50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5">
            <text:p>505</text:p>
          </table:table-cell>
          <table:table-cell table:number-columns-repeated="8"/>
          <table:table-cell table:formula="of:=CONCATENATE(&quot;(&quot;;[.A606];&quot;,&quot;;[.B606];&quot;),&quot;)" office:value-type="string" office:string-value="(6,505),">
            <text:p>(6,505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6">
            <text:p>506</text:p>
          </table:table-cell>
          <table:table-cell table:number-columns-repeated="8"/>
          <table:table-cell table:formula="of:=CONCATENATE(&quot;(&quot;;[.A607];&quot;,&quot;;[.B607];&quot;),&quot;)" office:value-type="string" office:string-value="(6,506),">
            <text:p>(6,50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7">
            <text:p>507</text:p>
          </table:table-cell>
          <table:table-cell table:number-columns-repeated="8"/>
          <table:table-cell table:formula="of:=CONCATENATE(&quot;(&quot;;[.A608];&quot;,&quot;;[.B608];&quot;),&quot;)" office:value-type="string" office:string-value="(6,507),">
            <text:p>(6,50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8">
            <text:p>508</text:p>
          </table:table-cell>
          <table:table-cell table:number-columns-repeated="8"/>
          <table:table-cell table:formula="of:=CONCATENATE(&quot;(&quot;;[.A609];&quot;,&quot;;[.B609];&quot;),&quot;)" office:value-type="string" office:string-value="(6,508),">
            <text:p>(6,50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9">
            <text:p>509</text:p>
          </table:table-cell>
          <table:table-cell table:number-columns-repeated="8"/>
          <table:table-cell table:formula="of:=CONCATENATE(&quot;(&quot;;[.A610];&quot;,&quot;;[.B610];&quot;),&quot;)" office:value-type="string" office:string-value="(6,509),">
            <text:p>(6,509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0">
            <text:p>510</text:p>
          </table:table-cell>
          <table:table-cell table:number-columns-repeated="8"/>
          <table:table-cell table:formula="of:=CONCATENATE(&quot;(&quot;;[.A611];&quot;,&quot;;[.B611];&quot;),&quot;)" office:value-type="string" office:string-value="(6,510),">
            <text:p>(6,51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1">
            <text:p>511</text:p>
          </table:table-cell>
          <table:table-cell table:number-columns-repeated="8"/>
          <table:table-cell table:formula="of:=CONCATENATE(&quot;(&quot;;[.A612];&quot;,&quot;;[.B612];&quot;),&quot;)" office:value-type="string" office:string-value="(6,511),">
            <text:p>(6,51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2">
            <text:p>512</text:p>
          </table:table-cell>
          <table:table-cell table:number-columns-repeated="8"/>
          <table:table-cell table:formula="of:=CONCATENATE(&quot;(&quot;;[.A613];&quot;,&quot;;[.B613];&quot;),&quot;)" office:value-type="string" office:string-value="(6,512),">
            <text:p>(6,51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3">
            <text:p>513</text:p>
          </table:table-cell>
          <table:table-cell table:number-columns-repeated="8"/>
          <table:table-cell table:formula="of:=CONCATENATE(&quot;(&quot;;[.A614];&quot;,&quot;;[.B614];&quot;),&quot;)" office:value-type="string" office:string-value="(6,513),">
            <text:p>(6,51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4">
            <text:p>514</text:p>
          </table:table-cell>
          <table:table-cell table:number-columns-repeated="8"/>
          <table:table-cell table:formula="of:=CONCATENATE(&quot;(&quot;;[.A615];&quot;,&quot;;[.B615];&quot;),&quot;)" office:value-type="string" office:string-value="(6,514),">
            <text:p>(6,51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5">
            <text:p>515</text:p>
          </table:table-cell>
          <table:table-cell table:number-columns-repeated="8"/>
          <table:table-cell table:formula="of:=CONCATENATE(&quot;(&quot;;[.A616];&quot;,&quot;;[.B616];&quot;),&quot;)" office:value-type="string" office:string-value="(6,515),">
            <text:p>(6,515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6">
            <text:p>516</text:p>
          </table:table-cell>
          <table:table-cell table:number-columns-repeated="8"/>
          <table:table-cell table:formula="of:=CONCATENATE(&quot;(&quot;;[.A617];&quot;,&quot;;[.B617];&quot;),&quot;)" office:value-type="string" office:string-value="(6,516),">
            <text:p>(6,51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7">
            <text:p>517</text:p>
          </table:table-cell>
          <table:table-cell table:number-columns-repeated="8"/>
          <table:table-cell table:formula="of:=CONCATENATE(&quot;(&quot;;[.A618];&quot;,&quot;;[.B618];&quot;),&quot;)" office:value-type="string" office:string-value="(6,517),">
            <text:p>(6,51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8">
            <text:p>518</text:p>
          </table:table-cell>
          <table:table-cell table:number-columns-repeated="8"/>
          <table:table-cell table:formula="of:=CONCATENATE(&quot;(&quot;;[.A619];&quot;,&quot;;[.B619];&quot;),&quot;)" office:value-type="string" office:string-value="(6,518),">
            <text:p>(6,51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9">
            <text:p>519</text:p>
          </table:table-cell>
          <table:table-cell table:number-columns-repeated="8"/>
          <table:table-cell table:formula="of:=CONCATENATE(&quot;(&quot;;[.A620];&quot;,&quot;;[.B620];&quot;),&quot;)" office:value-type="string" office:string-value="(6,519),">
            <text:p>(6,519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0">
            <text:p>520</text:p>
          </table:table-cell>
          <table:table-cell table:number-columns-repeated="8"/>
          <table:table-cell table:formula="of:=CONCATENATE(&quot;(&quot;;[.A621];&quot;,&quot;;[.B621];&quot;),&quot;)" office:value-type="string" office:string-value="(6,520),">
            <text:p>(6,52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1">
            <text:p>521</text:p>
          </table:table-cell>
          <table:table-cell table:number-columns-repeated="8"/>
          <table:table-cell table:formula="of:=CONCATENATE(&quot;(&quot;;[.A622];&quot;,&quot;;[.B622];&quot;),&quot;)" office:value-type="string" office:string-value="(6,521),">
            <text:p>(6,52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2">
            <text:p>522</text:p>
          </table:table-cell>
          <table:table-cell table:number-columns-repeated="8"/>
          <table:table-cell table:formula="of:=CONCATENATE(&quot;(&quot;;[.A623];&quot;,&quot;;[.B623];&quot;),&quot;)" office:value-type="string" office:string-value="(6,522),">
            <text:p>(6,52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3">
            <text:p>523</text:p>
          </table:table-cell>
          <table:table-cell table:number-columns-repeated="8"/>
          <table:table-cell table:formula="of:=CONCATENATE(&quot;(&quot;;[.A624];&quot;,&quot;;[.B624];&quot;),&quot;)" office:value-type="string" office:string-value="(6,523),">
            <text:p>(6,52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4">
            <text:p>524</text:p>
          </table:table-cell>
          <table:table-cell table:number-columns-repeated="8"/>
          <table:table-cell table:formula="of:=CONCATENATE(&quot;(&quot;;[.A625];&quot;,&quot;;[.B625];&quot;),&quot;)" office:value-type="string" office:string-value="(6,524),">
            <text:p>(6,52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5">
            <text:p>525</text:p>
          </table:table-cell>
          <table:table-cell table:number-columns-repeated="8"/>
          <table:table-cell table:formula="of:=CONCATENATE(&quot;(&quot;;[.A626];&quot;,&quot;;[.B626];&quot;),&quot;)" office:value-type="string" office:string-value="(6,525),">
            <text:p>(6,525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6">
            <text:p>526</text:p>
          </table:table-cell>
          <table:table-cell table:number-columns-repeated="8"/>
          <table:table-cell table:formula="of:=CONCATENATE(&quot;(&quot;;[.A627];&quot;,&quot;;[.B627];&quot;),&quot;)" office:value-type="string" office:string-value="(6,526),">
            <text:p>(6,52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7">
            <text:p>527</text:p>
          </table:table-cell>
          <table:table-cell table:number-columns-repeated="8"/>
          <table:table-cell table:formula="of:=CONCATENATE(&quot;(&quot;;[.A628];&quot;,&quot;;[.B628];&quot;),&quot;)" office:value-type="string" office:string-value="(6,527),">
            <text:p>(6,52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8">
            <text:p>528</text:p>
          </table:table-cell>
          <table:table-cell table:number-columns-repeated="8"/>
          <table:table-cell table:formula="of:=CONCATENATE(&quot;(&quot;;[.A629];&quot;,&quot;;[.B629];&quot;),&quot;)" office:value-type="string" office:string-value="(6,528),">
            <text:p>(6,52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9">
            <text:p>529</text:p>
          </table:table-cell>
          <table:table-cell table:number-columns-repeated="8"/>
          <table:table-cell table:formula="of:=CONCATENATE(&quot;(&quot;;[.A630];&quot;,&quot;;[.B630];&quot;),&quot;)" office:value-type="string" office:string-value="(6,529),">
            <text:p>(6,529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0">
            <text:p>530</text:p>
          </table:table-cell>
          <table:table-cell table:number-columns-repeated="8"/>
          <table:table-cell table:formula="of:=CONCATENATE(&quot;(&quot;;[.A631];&quot;,&quot;;[.B631];&quot;),&quot;)" office:value-type="string" office:string-value="(6,530),">
            <text:p>(6,53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1">
            <text:p>531</text:p>
          </table:table-cell>
          <table:table-cell table:number-columns-repeated="8"/>
          <table:table-cell table:formula="of:=CONCATENATE(&quot;(&quot;;[.A632];&quot;,&quot;;[.B632];&quot;),&quot;)" office:value-type="string" office:string-value="(6,531),">
            <text:p>(6,53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2">
            <text:p>532</text:p>
          </table:table-cell>
          <table:table-cell table:number-columns-repeated="8"/>
          <table:table-cell table:formula="of:=CONCATENATE(&quot;(&quot;;[.A633];&quot;,&quot;;[.B633];&quot;),&quot;)" office:value-type="string" office:string-value="(6,532),">
            <text:p>(6,53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3">
            <text:p>533</text:p>
          </table:table-cell>
          <table:table-cell table:number-columns-repeated="8"/>
          <table:table-cell table:formula="of:=CONCATENATE(&quot;(&quot;;[.A634];&quot;,&quot;;[.B634];&quot;),&quot;)" office:value-type="string" office:string-value="(6,533),">
            <text:p>(6,53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4">
            <text:p>534</text:p>
          </table:table-cell>
          <table:table-cell table:number-columns-repeated="8"/>
          <table:table-cell table:formula="of:=CONCATENATE(&quot;(&quot;;[.A635];&quot;,&quot;;[.B635];&quot;),&quot;)" office:value-type="string" office:string-value="(6,534),">
            <text:p>(6,53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5">
            <text:p>535</text:p>
          </table:table-cell>
          <table:table-cell table:number-columns-repeated="8"/>
          <table:table-cell table:formula="of:=CONCATENATE(&quot;(&quot;;[.A636];&quot;,&quot;;[.B636];&quot;),&quot;)" office:value-type="string" office:string-value="(6,535),">
            <text:p>(6,535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6">
            <text:p>536</text:p>
          </table:table-cell>
          <table:table-cell table:number-columns-repeated="8"/>
          <table:table-cell table:formula="of:=CONCATENATE(&quot;(&quot;;[.A637];&quot;,&quot;;[.B637];&quot;),&quot;)" office:value-type="string" office:string-value="(6,536),">
            <text:p>(6,53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7">
            <text:p>537</text:p>
          </table:table-cell>
          <table:table-cell table:number-columns-repeated="8"/>
          <table:table-cell table:formula="of:=CONCATENATE(&quot;(&quot;;[.A638];&quot;,&quot;;[.B638];&quot;),&quot;)" office:value-type="string" office:string-value="(6,537),">
            <text:p>(6,53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8">
            <text:p>538</text:p>
          </table:table-cell>
          <table:table-cell table:number-columns-repeated="8"/>
          <table:table-cell table:formula="of:=CONCATENATE(&quot;(&quot;;[.A639];&quot;,&quot;;[.B639];&quot;),&quot;)" office:value-type="string" office:string-value="(6,538),">
            <text:p>(6,53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9">
            <text:p>539</text:p>
          </table:table-cell>
          <table:table-cell table:number-columns-repeated="8"/>
          <table:table-cell table:formula="of:=CONCATENATE(&quot;(&quot;;[.A640];&quot;,&quot;;[.B640];&quot;),&quot;)" office:value-type="string" office:string-value="(6,539),">
            <text:p>(6,539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0">
            <text:p>540</text:p>
          </table:table-cell>
          <table:table-cell table:number-columns-repeated="8"/>
          <table:table-cell table:formula="of:=CONCATENATE(&quot;(&quot;;[.A641];&quot;,&quot;;[.B641];&quot;),&quot;)" office:value-type="string" office:string-value="(6,540),">
            <text:p>(6,54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1">
            <text:p>541</text:p>
          </table:table-cell>
          <table:table-cell table:number-columns-repeated="8"/>
          <table:table-cell table:formula="of:=CONCATENATE(&quot;(&quot;;[.A642];&quot;,&quot;;[.B642];&quot;),&quot;)" office:value-type="string" office:string-value="(6,541),">
            <text:p>(6,54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2">
            <text:p>542</text:p>
          </table:table-cell>
          <table:table-cell table:number-columns-repeated="8"/>
          <table:table-cell table:formula="of:=CONCATENATE(&quot;(&quot;;[.A643];&quot;,&quot;;[.B643];&quot;),&quot;)" office:value-type="string" office:string-value="(6,542),">
            <text:p>(6,54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3">
            <text:p>543</text:p>
          </table:table-cell>
          <table:table-cell table:number-columns-repeated="8"/>
          <table:table-cell table:formula="of:=CONCATENATE(&quot;(&quot;;[.A644];&quot;,&quot;;[.B644];&quot;),&quot;)" office:value-type="string" office:string-value="(6,543),">
            <text:p>(6,54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4">
            <text:p>544</text:p>
          </table:table-cell>
          <table:table-cell table:number-columns-repeated="8"/>
          <table:table-cell table:formula="of:=CONCATENATE(&quot;(&quot;;[.A645];&quot;,&quot;;[.B645];&quot;),&quot;)" office:value-type="string" office:string-value="(6,544),">
            <text:p>(6,54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5">
            <text:p>545</text:p>
          </table:table-cell>
          <table:table-cell table:number-columns-repeated="8"/>
          <table:table-cell table:formula="of:=CONCATENATE(&quot;(&quot;;[.A646];&quot;,&quot;;[.B646];&quot;),&quot;)" office:value-type="string" office:string-value="(6,545),">
            <text:p>(6,545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6">
            <text:p>546</text:p>
          </table:table-cell>
          <table:table-cell table:number-columns-repeated="8"/>
          <table:table-cell table:formula="of:=CONCATENATE(&quot;(&quot;;[.A647];&quot;,&quot;;[.B647];&quot;),&quot;)" office:value-type="string" office:string-value="(6,546),">
            <text:p>(6,54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7">
            <text:p>547</text:p>
          </table:table-cell>
          <table:table-cell table:number-columns-repeated="8"/>
          <table:table-cell table:formula="of:=CONCATENATE(&quot;(&quot;;[.A648];&quot;,&quot;;[.B648];&quot;),&quot;)" office:value-type="string" office:string-value="(6,547),">
            <text:p>(6,54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8">
            <text:p>548</text:p>
          </table:table-cell>
          <table:table-cell table:number-columns-repeated="8"/>
          <table:table-cell table:formula="of:=CONCATENATE(&quot;(&quot;;[.A649];&quot;,&quot;;[.B649];&quot;),&quot;)" office:value-type="string" office:string-value="(6,548),">
            <text:p>(6,54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9">
            <text:p>549</text:p>
          </table:table-cell>
          <table:table-cell table:number-columns-repeated="8"/>
          <table:table-cell table:formula="of:=CONCATENATE(&quot;(&quot;;[.A650];&quot;,&quot;;[.B650];&quot;),&quot;)" office:value-type="string" office:string-value="(6,549),">
            <text:p>(6,549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0">
            <text:p>550</text:p>
          </table:table-cell>
          <table:table-cell table:number-columns-repeated="8"/>
          <table:table-cell table:formula="of:=CONCATENATE(&quot;(&quot;;[.A651];&quot;,&quot;;[.B651];&quot;),&quot;)" office:value-type="string" office:string-value="(6,550),">
            <text:p>(6,55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1">
            <text:p>551</text:p>
          </table:table-cell>
          <table:table-cell table:number-columns-repeated="8"/>
          <table:table-cell table:formula="of:=CONCATENATE(&quot;(&quot;;[.A652];&quot;,&quot;;[.B652];&quot;),&quot;)" office:value-type="string" office:string-value="(6,551),">
            <text:p>(6,55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2">
            <text:p>552</text:p>
          </table:table-cell>
          <table:table-cell table:number-columns-repeated="8"/>
          <table:table-cell table:formula="of:=CONCATENATE(&quot;(&quot;;[.A653];&quot;,&quot;;[.B653];&quot;),&quot;)" office:value-type="string" office:string-value="(6,552),">
            <text:p>(6,55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3">
            <text:p>553</text:p>
          </table:table-cell>
          <table:table-cell table:number-columns-repeated="8"/>
          <table:table-cell table:formula="of:=CONCATENATE(&quot;(&quot;;[.A654];&quot;,&quot;;[.B654];&quot;),&quot;)" office:value-type="string" office:string-value="(6,553),">
            <text:p>(6,55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4">
            <text:p>554</text:p>
          </table:table-cell>
          <table:table-cell table:number-columns-repeated="8"/>
          <table:table-cell table:formula="of:=CONCATENATE(&quot;(&quot;;[.A655];&quot;,&quot;;[.B655];&quot;),&quot;)" office:value-type="string" office:string-value="(6,554),">
            <text:p>(6,55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5">
            <text:p>555</text:p>
          </table:table-cell>
          <table:table-cell table:number-columns-repeated="8"/>
          <table:table-cell table:formula="of:=CONCATENATE(&quot;(&quot;;[.A656];&quot;,&quot;;[.B656];&quot;),&quot;)" office:value-type="string" office:string-value="(6,555),">
            <text:p>(6,555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6">
            <text:p>556</text:p>
          </table:table-cell>
          <table:table-cell table:number-columns-repeated="8"/>
          <table:table-cell table:formula="of:=CONCATENATE(&quot;(&quot;;[.A657];&quot;,&quot;;[.B657];&quot;),&quot;)" office:value-type="string" office:string-value="(6,556),">
            <text:p>(6,55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7">
            <text:p>557</text:p>
          </table:table-cell>
          <table:table-cell table:number-columns-repeated="8"/>
          <table:table-cell table:formula="of:=CONCATENATE(&quot;(&quot;;[.A658];&quot;,&quot;;[.B658];&quot;),&quot;)" office:value-type="string" office:string-value="(6,557),">
            <text:p>(6,55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8">
            <text:p>558</text:p>
          </table:table-cell>
          <table:table-cell table:number-columns-repeated="8"/>
          <table:table-cell table:formula="of:=CONCATENATE(&quot;(&quot;;[.A659];&quot;,&quot;;[.B659];&quot;),&quot;)" office:value-type="string" office:string-value="(6,558),">
            <text:p>(6,55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9">
            <text:p>559</text:p>
          </table:table-cell>
          <table:table-cell table:number-columns-repeated="8"/>
          <table:table-cell table:formula="of:=CONCATENATE(&quot;(&quot;;[.A660];&quot;,&quot;;[.B660];&quot;),&quot;)" office:value-type="string" office:string-value="(6,559),">
            <text:p>(6,559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0">
            <text:p>560</text:p>
          </table:table-cell>
          <table:table-cell table:number-columns-repeated="8"/>
          <table:table-cell table:formula="of:=CONCATENATE(&quot;(&quot;;[.A661];&quot;,&quot;;[.B661];&quot;),&quot;)" office:value-type="string" office:string-value="(6,560),">
            <text:p>(6,56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1">
            <text:p>561</text:p>
          </table:table-cell>
          <table:table-cell table:number-columns-repeated="8"/>
          <table:table-cell table:formula="of:=CONCATENATE(&quot;(&quot;;[.A662];&quot;,&quot;;[.B662];&quot;),&quot;)" office:value-type="string" office:string-value="(6,561),">
            <text:p>(6,56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2">
            <text:p>562</text:p>
          </table:table-cell>
          <table:table-cell table:number-columns-repeated="8"/>
          <table:table-cell table:formula="of:=CONCATENATE(&quot;(&quot;;[.A663];&quot;,&quot;;[.B663];&quot;),&quot;)" office:value-type="string" office:string-value="(6,562),">
            <text:p>(6,56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3">
            <text:p>563</text:p>
          </table:table-cell>
          <table:table-cell table:number-columns-repeated="8"/>
          <table:table-cell table:formula="of:=CONCATENATE(&quot;(&quot;;[.A664];&quot;,&quot;;[.B664];&quot;),&quot;)" office:value-type="string" office:string-value="(6,563),">
            <text:p>(6,56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4">
            <text:p>564</text:p>
          </table:table-cell>
          <table:table-cell table:number-columns-repeated="8"/>
          <table:table-cell table:formula="of:=CONCATENATE(&quot;(&quot;;[.A665];&quot;,&quot;;[.B665];&quot;),&quot;)" office:value-type="string" office:string-value="(6,564),">
            <text:p>(6,56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5">
            <text:p>565</text:p>
          </table:table-cell>
          <table:table-cell table:number-columns-repeated="8"/>
          <table:table-cell table:formula="of:=CONCATENATE(&quot;(&quot;;[.A666];&quot;,&quot;;[.B666];&quot;),&quot;)" office:value-type="string" office:string-value="(6,565),">
            <text:p>(6,565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6">
            <text:p>566</text:p>
          </table:table-cell>
          <table:table-cell table:number-columns-repeated="8"/>
          <table:table-cell table:formula="of:=CONCATENATE(&quot;(&quot;;[.A667];&quot;,&quot;;[.B667];&quot;),&quot;)" office:value-type="string" office:string-value="(6,566),">
            <text:p>(6,56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7">
            <text:p>567</text:p>
          </table:table-cell>
          <table:table-cell table:number-columns-repeated="8"/>
          <table:table-cell table:formula="of:=CONCATENATE(&quot;(&quot;;[.A668];&quot;,&quot;;[.B668];&quot;),&quot;)" office:value-type="string" office:string-value="(6,567),">
            <text:p>(6,56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8">
            <text:p>568</text:p>
          </table:table-cell>
          <table:table-cell table:number-columns-repeated="8"/>
          <table:table-cell table:formula="of:=CONCATENATE(&quot;(&quot;;[.A669];&quot;,&quot;;[.B669];&quot;),&quot;)" office:value-type="string" office:string-value="(6,568),">
            <text:p>(6,56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9">
            <text:p>569</text:p>
          </table:table-cell>
          <table:table-cell table:number-columns-repeated="8"/>
          <table:table-cell table:formula="of:=CONCATENATE(&quot;(&quot;;[.A670];&quot;,&quot;;[.B670];&quot;),&quot;)" office:value-type="string" office:string-value="(6,569),">
            <text:p>(6,569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table:number-columns-repeated="8"/>
          <table:table-cell table:formula="of:=CONCATENATE(&quot;(&quot;;[.A671];&quot;,&quot;;[.B671];&quot;),&quot;)" office:value-type="string" office:string-value="(6,570),">
            <text:p>(6,57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1">
            <text:p>571</text:p>
          </table:table-cell>
          <table:table-cell table:number-columns-repeated="8"/>
          <table:table-cell table:formula="of:=CONCATENATE(&quot;(&quot;;[.A672];&quot;,&quot;;[.B672];&quot;),&quot;)" office:value-type="string" office:string-value="(6,571),">
            <text:p>(6,57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2">
            <text:p>572</text:p>
          </table:table-cell>
          <table:table-cell table:number-columns-repeated="8"/>
          <table:table-cell table:formula="of:=CONCATENATE(&quot;(&quot;;[.A673];&quot;,&quot;;[.B673];&quot;),&quot;)" office:value-type="string" office:string-value="(6,572),">
            <text:p>(6,57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3">
            <text:p>573</text:p>
          </table:table-cell>
          <table:table-cell table:number-columns-repeated="8"/>
          <table:table-cell table:formula="of:=CONCATENATE(&quot;(&quot;;[.A674];&quot;,&quot;;[.B674];&quot;),&quot;)" office:value-type="string" office:string-value="(6,573),">
            <text:p>(6,57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4">
            <text:p>574</text:p>
          </table:table-cell>
          <table:table-cell table:number-columns-repeated="8"/>
          <table:table-cell table:formula="of:=CONCATENATE(&quot;(&quot;;[.A675];&quot;,&quot;;[.B675];&quot;),&quot;)" office:value-type="string" office:string-value="(6,574),">
            <text:p>(6,57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5">
            <text:p>575</text:p>
          </table:table-cell>
          <table:table-cell table:number-columns-repeated="8"/>
          <table:table-cell table:formula="of:=CONCATENATE(&quot;(&quot;;[.A676];&quot;,&quot;;[.B676];&quot;),&quot;)" office:value-type="string" office:string-value="(6,575),">
            <text:p>(6,575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6">
            <text:p>576</text:p>
          </table:table-cell>
          <table:table-cell table:number-columns-repeated="8"/>
          <table:table-cell table:formula="of:=CONCATENATE(&quot;(&quot;;[.A677];&quot;,&quot;;[.B677];&quot;),&quot;)" office:value-type="string" office:string-value="(6,576),">
            <text:p>(6,57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7">
            <text:p>577</text:p>
          </table:table-cell>
          <table:table-cell table:number-columns-repeated="8"/>
          <table:table-cell table:formula="of:=CONCATENATE(&quot;(&quot;;[.A678];&quot;,&quot;;[.B678];&quot;),&quot;)" office:value-type="string" office:string-value="(6,577),">
            <text:p>(6,57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8">
            <text:p>578</text:p>
          </table:table-cell>
          <table:table-cell table:number-columns-repeated="8"/>
          <table:table-cell table:formula="of:=CONCATENATE(&quot;(&quot;;[.A679];&quot;,&quot;;[.B679];&quot;),&quot;)" office:value-type="string" office:string-value="(6,578),">
            <text:p>(6,57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9">
            <text:p>579</text:p>
          </table:table-cell>
          <table:table-cell table:number-columns-repeated="8"/>
          <table:table-cell table:formula="of:=CONCATENATE(&quot;(&quot;;[.A680];&quot;,&quot;;[.B680];&quot;),&quot;)" office:value-type="string" office:string-value="(6,579),">
            <text:p>(6,579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0">
            <text:p>580</text:p>
          </table:table-cell>
          <table:table-cell table:number-columns-repeated="8"/>
          <table:table-cell table:formula="of:=CONCATENATE(&quot;(&quot;;[.A681];&quot;,&quot;;[.B681];&quot;),&quot;)" office:value-type="string" office:string-value="(6,580),">
            <text:p>(6,58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1">
            <text:p>581</text:p>
          </table:table-cell>
          <table:table-cell table:number-columns-repeated="8"/>
          <table:table-cell table:formula="of:=CONCATENATE(&quot;(&quot;;[.A682];&quot;,&quot;;[.B682];&quot;),&quot;)" office:value-type="string" office:string-value="(6,581),">
            <text:p>(6,58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2">
            <text:p>582</text:p>
          </table:table-cell>
          <table:table-cell table:number-columns-repeated="8"/>
          <table:table-cell table:formula="of:=CONCATENATE(&quot;(&quot;;[.A683];&quot;,&quot;;[.B683];&quot;),&quot;)" office:value-type="string" office:string-value="(6,582),">
            <text:p>(6,58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3">
            <text:p>583</text:p>
          </table:table-cell>
          <table:table-cell table:number-columns-repeated="8"/>
          <table:table-cell table:formula="of:=CONCATENATE(&quot;(&quot;;[.A684];&quot;,&quot;;[.B684];&quot;),&quot;)" office:value-type="string" office:string-value="(6,583),">
            <text:p>(6,58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4">
            <text:p>584</text:p>
          </table:table-cell>
          <table:table-cell table:number-columns-repeated="8"/>
          <table:table-cell table:formula="of:=CONCATENATE(&quot;(&quot;;[.A685];&quot;,&quot;;[.B685];&quot;),&quot;)" office:value-type="string" office:string-value="(6,584),">
            <text:p>(6,58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5">
            <text:p>585</text:p>
          </table:table-cell>
          <table:table-cell table:number-columns-repeated="8"/>
          <table:table-cell table:formula="of:=CONCATENATE(&quot;(&quot;;[.A686];&quot;,&quot;;[.B686];&quot;),&quot;)" office:value-type="string" office:string-value="(6,585),">
            <text:p>(6,585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6">
            <text:p>586</text:p>
          </table:table-cell>
          <table:table-cell table:number-columns-repeated="8"/>
          <table:table-cell table:formula="of:=CONCATENATE(&quot;(&quot;;[.A687];&quot;,&quot;;[.B687];&quot;),&quot;)" office:value-type="string" office:string-value="(6,586),">
            <text:p>(6,58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7">
            <text:p>587</text:p>
          </table:table-cell>
          <table:table-cell table:number-columns-repeated="8"/>
          <table:table-cell table:formula="of:=CONCATENATE(&quot;(&quot;;[.A688];&quot;,&quot;;[.B688];&quot;),&quot;)" office:value-type="string" office:string-value="(6,587),">
            <text:p>(6,58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8">
            <text:p>588</text:p>
          </table:table-cell>
          <table:table-cell table:number-columns-repeated="8"/>
          <table:table-cell table:formula="of:=CONCATENATE(&quot;(&quot;;[.A689];&quot;,&quot;;[.B689];&quot;),&quot;)" office:value-type="string" office:string-value="(6,588),">
            <text:p>(6,58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9">
            <text:p>589</text:p>
          </table:table-cell>
          <table:table-cell table:number-columns-repeated="8"/>
          <table:table-cell table:formula="of:=CONCATENATE(&quot;(&quot;;[.A690];&quot;,&quot;;[.B690];&quot;),&quot;)" office:value-type="string" office:string-value="(6,589),">
            <text:p>(6,589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0">
            <text:p>590</text:p>
          </table:table-cell>
          <table:table-cell table:number-columns-repeated="8"/>
          <table:table-cell table:formula="of:=CONCATENATE(&quot;(&quot;;[.A691];&quot;,&quot;;[.B691];&quot;),&quot;)" office:value-type="string" office:string-value="(6,590),">
            <text:p>(6,59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1">
            <text:p>591</text:p>
          </table:table-cell>
          <table:table-cell table:number-columns-repeated="8"/>
          <table:table-cell table:formula="of:=CONCATENATE(&quot;(&quot;;[.A692];&quot;,&quot;;[.B692];&quot;),&quot;)" office:value-type="string" office:string-value="(6,591),">
            <text:p>(6,59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2">
            <text:p>592</text:p>
          </table:table-cell>
          <table:table-cell table:number-columns-repeated="8"/>
          <table:table-cell table:formula="of:=CONCATENATE(&quot;(&quot;;[.A693];&quot;,&quot;;[.B693];&quot;),&quot;)" office:value-type="string" office:string-value="(6,592),">
            <text:p>(6,59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3">
            <text:p>593</text:p>
          </table:table-cell>
          <table:table-cell table:number-columns-repeated="8"/>
          <table:table-cell table:formula="of:=CONCATENATE(&quot;(&quot;;[.A694];&quot;,&quot;;[.B694];&quot;),&quot;)" office:value-type="string" office:string-value="(6,593),">
            <text:p>(6,59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4">
            <text:p>594</text:p>
          </table:table-cell>
          <table:table-cell table:number-columns-repeated="8"/>
          <table:table-cell table:formula="of:=CONCATENATE(&quot;(&quot;;[.A695];&quot;,&quot;;[.B695];&quot;),&quot;)" office:value-type="string" office:string-value="(6,594),">
            <text:p>(6,59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5">
            <text:p>595</text:p>
          </table:table-cell>
          <table:table-cell table:number-columns-repeated="8"/>
          <table:table-cell table:formula="of:=CONCATENATE(&quot;(&quot;;[.A696];&quot;,&quot;;[.B696];&quot;),&quot;)" office:value-type="string" office:string-value="(6,595),">
            <text:p>(6,595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6">
            <text:p>596</text:p>
          </table:table-cell>
          <table:table-cell table:number-columns-repeated="8"/>
          <table:table-cell table:formula="of:=CONCATENATE(&quot;(&quot;;[.A697];&quot;,&quot;;[.B697];&quot;),&quot;)" office:value-type="string" office:string-value="(6,596),">
            <text:p>(6,59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7">
            <text:p>597</text:p>
          </table:table-cell>
          <table:table-cell table:number-columns-repeated="8"/>
          <table:table-cell table:formula="of:=CONCATENATE(&quot;(&quot;;[.A698];&quot;,&quot;;[.B698];&quot;),&quot;)" office:value-type="string" office:string-value="(6,597),">
            <text:p>(6,59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8">
            <text:p>598</text:p>
          </table:table-cell>
          <table:table-cell table:number-columns-repeated="8"/>
          <table:table-cell table:formula="of:=CONCATENATE(&quot;(&quot;;[.A699];&quot;,&quot;;[.B699];&quot;),&quot;)" office:value-type="string" office:string-value="(6,598),">
            <text:p>(6,59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9">
            <text:p>599</text:p>
          </table:table-cell>
          <table:table-cell table:number-columns-repeated="8"/>
          <table:table-cell table:formula="of:=CONCATENATE(&quot;(&quot;;[.A700];&quot;,&quot;;[.B700];&quot;),&quot;)" office:value-type="string" office:string-value="(6,599),">
            <text:p>(6,599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table:number-columns-repeated="8"/>
          <table:table-cell table:formula="of:=CONCATENATE(&quot;(&quot;;[.A701];&quot;,&quot;;[.B701];&quot;),&quot;)" office:value-type="string" office:string-value="(6,600),">
            <text:p>(6,60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1">
            <text:p>601</text:p>
          </table:table-cell>
          <table:table-cell table:number-columns-repeated="8"/>
          <table:table-cell table:formula="of:=CONCATENATE(&quot;(&quot;;[.A702];&quot;,&quot;;[.B702];&quot;),&quot;)" office:value-type="string" office:string-value="(6,601),">
            <text:p>(6,60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2">
            <text:p>602</text:p>
          </table:table-cell>
          <table:table-cell table:number-columns-repeated="8"/>
          <table:table-cell table:formula="of:=CONCATENATE(&quot;(&quot;;[.A703];&quot;,&quot;;[.B703];&quot;),&quot;)" office:value-type="string" office:string-value="(6,602),">
            <text:p>(6,60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3">
            <text:p>603</text:p>
          </table:table-cell>
          <table:table-cell table:number-columns-repeated="8"/>
          <table:table-cell table:formula="of:=CONCATENATE(&quot;(&quot;;[.A704];&quot;,&quot;;[.B704];&quot;),&quot;)" office:value-type="string" office:string-value="(6,603),">
            <text:p>(6,60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4">
            <text:p>604</text:p>
          </table:table-cell>
          <table:table-cell table:number-columns-repeated="8"/>
          <table:table-cell table:formula="of:=CONCATENATE(&quot;(&quot;;[.A705];&quot;,&quot;;[.B705];&quot;),&quot;)" office:value-type="string" office:string-value="(6,604),">
            <text:p>(6,60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5">
            <text:p>605</text:p>
          </table:table-cell>
          <table:table-cell table:number-columns-repeated="8"/>
          <table:table-cell table:formula="of:=CONCATENATE(&quot;(&quot;;[.A706];&quot;,&quot;;[.B706];&quot;),&quot;)" office:value-type="string" office:string-value="(6,605),">
            <text:p>(6,605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6">
            <text:p>606</text:p>
          </table:table-cell>
          <table:table-cell table:number-columns-repeated="8"/>
          <table:table-cell table:formula="of:=CONCATENATE(&quot;(&quot;;[.A707];&quot;,&quot;;[.B707];&quot;),&quot;)" office:value-type="string" office:string-value="(6,606),">
            <text:p>(6,60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7">
            <text:p>607</text:p>
          </table:table-cell>
          <table:table-cell table:number-columns-repeated="8"/>
          <table:table-cell table:formula="of:=CONCATENATE(&quot;(&quot;;[.A708];&quot;,&quot;;[.B708];&quot;),&quot;)" office:value-type="string" office:string-value="(6,607),">
            <text:p>(6,60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8">
            <text:p>608</text:p>
          </table:table-cell>
          <table:table-cell table:number-columns-repeated="8"/>
          <table:table-cell table:formula="of:=CONCATENATE(&quot;(&quot;;[.A709];&quot;,&quot;;[.B709];&quot;),&quot;)" office:value-type="string" office:string-value="(6,608),">
            <text:p>(6,60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9">
            <text:p>609</text:p>
          </table:table-cell>
          <table:table-cell table:number-columns-repeated="8"/>
          <table:table-cell table:formula="of:=CONCATENATE(&quot;(&quot;;[.A710];&quot;,&quot;;[.B710];&quot;),&quot;)" office:value-type="string" office:string-value="(6,609),">
            <text:p>(6,609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10">
            <text:p>610</text:p>
          </table:table-cell>
          <table:table-cell table:number-columns-repeated="8"/>
          <table:table-cell table:formula="of:=CONCATENATE(&quot;(&quot;;[.A711];&quot;,&quot;;[.B711];&quot;),&quot;)" office:value-type="string" office:string-value="(6,610),">
            <text:p>(6,61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11">
            <text:p>611</text:p>
          </table:table-cell>
          <table:table-cell table:number-columns-repeated="8"/>
          <table:table-cell table:formula="of:=CONCATENATE(&quot;(&quot;;[.A712];&quot;,&quot;;[.B712];&quot;),&quot;)" office:value-type="string" office:string-value="(6,611),">
            <text:p>(6,61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12">
            <text:p>612</text:p>
          </table:table-cell>
          <table:table-cell table:number-columns-repeated="8"/>
          <table:table-cell table:formula="of:=CONCATENATE(&quot;(&quot;;[.A713];&quot;,&quot;;[.B713];&quot;),&quot;)" office:value-type="string" office:string-value="(6,612),">
            <text:p>(6,61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13">
            <text:p>613</text:p>
          </table:table-cell>
          <table:table-cell table:number-columns-repeated="8"/>
          <table:table-cell table:formula="of:=CONCATENATE(&quot;(&quot;;[.A714];&quot;,&quot;;[.B714];&quot;),&quot;)" office:value-type="string" office:string-value="(6,613),">
            <text:p>(6,61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table:number-columns-repeated="8"/>
          <table:table-cell table:formula="of:=CONCATENATE(&quot;(&quot;;[.A715];&quot;,&quot;;[.B715];&quot;),&quot;)" office:value-type="string" office:string-value="(6,614),">
            <text:p>(6,61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15">
            <text:p>615</text:p>
          </table:table-cell>
          <table:table-cell table:number-columns-repeated="8"/>
          <table:table-cell table:formula="of:=CONCATENATE(&quot;(&quot;;[.A716];&quot;,&quot;;[.B716];&quot;),&quot;)" office:value-type="string" office:string-value="(6,615),">
            <text:p>(6,615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16">
            <text:p>616</text:p>
          </table:table-cell>
          <table:table-cell table:number-columns-repeated="8"/>
          <table:table-cell table:formula="of:=CONCATENATE(&quot;(&quot;;[.A717];&quot;,&quot;;[.B717];&quot;),&quot;)" office:value-type="string" office:string-value="(6,616),">
            <text:p>(6,61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17">
            <text:p>617</text:p>
          </table:table-cell>
          <table:table-cell table:number-columns-repeated="8"/>
          <table:table-cell table:formula="of:=CONCATENATE(&quot;(&quot;;[.A718];&quot;,&quot;;[.B718];&quot;),&quot;)" office:value-type="string" office:string-value="(6,617),">
            <text:p>(6,61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18">
            <text:p>618</text:p>
          </table:table-cell>
          <table:table-cell table:number-columns-repeated="8"/>
          <table:table-cell table:formula="of:=CONCATENATE(&quot;(&quot;;[.A719];&quot;,&quot;;[.B719];&quot;),&quot;)" office:value-type="string" office:string-value="(6,618),">
            <text:p>(6,61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19">
            <text:p>619</text:p>
          </table:table-cell>
          <table:table-cell table:number-columns-repeated="8"/>
          <table:table-cell table:formula="of:=CONCATENATE(&quot;(&quot;;[.A720];&quot;,&quot;;[.B720];&quot;),&quot;)" office:value-type="string" office:string-value="(6,619),">
            <text:p>(6,619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table:number-columns-repeated="8"/>
          <table:table-cell table:formula="of:=CONCATENATE(&quot;(&quot;;[.A721];&quot;,&quot;;[.B721];&quot;),&quot;)" office:value-type="string" office:string-value="(6,620),">
            <text:p>(6,62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1">
            <text:p>621</text:p>
          </table:table-cell>
          <table:table-cell table:number-columns-repeated="8"/>
          <table:table-cell table:formula="of:=CONCATENATE(&quot;(&quot;;[.A722];&quot;,&quot;;[.B722];&quot;),&quot;)" office:value-type="string" office:string-value="(6,621),">
            <text:p>(6,62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2">
            <text:p>622</text:p>
          </table:table-cell>
          <table:table-cell table:number-columns-repeated="8"/>
          <table:table-cell table:formula="of:=CONCATENATE(&quot;(&quot;;[.A723];&quot;,&quot;;[.B723];&quot;),&quot;)" office:value-type="string" office:string-value="(6,622),">
            <text:p>(6,62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table:number-columns-repeated="8"/>
          <table:table-cell table:formula="of:=CONCATENATE(&quot;(&quot;;[.A724];&quot;,&quot;;[.B724];&quot;),&quot;)" office:value-type="string" office:string-value="(6,623),">
            <text:p>(6,62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4">
            <text:p>624</text:p>
          </table:table-cell>
          <table:table-cell table:number-columns-repeated="8"/>
          <table:table-cell table:formula="of:=CONCATENATE(&quot;(&quot;;[.A725];&quot;,&quot;;[.B725];&quot;),&quot;)" office:value-type="string" office:string-value="(6,624),">
            <text:p>(6,62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5">
            <text:p>625</text:p>
          </table:table-cell>
          <table:table-cell table:number-columns-repeated="8"/>
          <table:table-cell table:formula="of:=CONCATENATE(&quot;(&quot;;[.A726];&quot;,&quot;;[.B726];&quot;),&quot;)" office:value-type="string" office:string-value="(6,625),">
            <text:p>(6,625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6">
            <text:p>626</text:p>
          </table:table-cell>
          <table:table-cell table:number-columns-repeated="8"/>
          <table:table-cell table:formula="of:=CONCATENATE(&quot;(&quot;;[.A727];&quot;,&quot;;[.B727];&quot;),&quot;)" office:value-type="string" office:string-value="(6,626),">
            <text:p>(6,62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7">
            <text:p>627</text:p>
          </table:table-cell>
          <table:table-cell table:number-columns-repeated="8"/>
          <table:table-cell table:formula="of:=CONCATENATE(&quot;(&quot;;[.A728];&quot;,&quot;;[.B728];&quot;),&quot;)" office:value-type="string" office:string-value="(6,627),">
            <text:p>(6,62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8">
            <text:p>628</text:p>
          </table:table-cell>
          <table:table-cell table:number-columns-repeated="8"/>
          <table:table-cell table:formula="of:=CONCATENATE(&quot;(&quot;;[.A729];&quot;,&quot;;[.B729];&quot;),&quot;)" office:value-type="string" office:string-value="(6,628),">
            <text:p>(6,62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9">
            <text:p>629</text:p>
          </table:table-cell>
          <table:table-cell table:number-columns-repeated="8"/>
          <table:table-cell table:formula="of:=CONCATENATE(&quot;(&quot;;[.A730];&quot;,&quot;;[.B730];&quot;),&quot;)" office:value-type="string" office:string-value="(6,629),">
            <text:p>(6,629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0">
            <text:p>630</text:p>
          </table:table-cell>
          <table:table-cell table:number-columns-repeated="8"/>
          <table:table-cell table:formula="of:=CONCATENATE(&quot;(&quot;;[.A731];&quot;,&quot;;[.B731];&quot;),&quot;)" office:value-type="string" office:string-value="(6,630),">
            <text:p>(6,63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1">
            <text:p>631</text:p>
          </table:table-cell>
          <table:table-cell table:number-columns-repeated="8"/>
          <table:table-cell table:formula="of:=CONCATENATE(&quot;(&quot;;[.A732];&quot;,&quot;;[.B732];&quot;),&quot;)" office:value-type="string" office:string-value="(6,631),">
            <text:p>(6,63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2">
            <text:p>632</text:p>
          </table:table-cell>
          <table:table-cell table:number-columns-repeated="8"/>
          <table:table-cell table:formula="of:=CONCATENATE(&quot;(&quot;;[.A733];&quot;,&quot;;[.B733];&quot;),&quot;)" office:value-type="string" office:string-value="(6,632),">
            <text:p>(6,63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3">
            <text:p>633</text:p>
          </table:table-cell>
          <table:table-cell table:number-columns-repeated="8"/>
          <table:table-cell table:formula="of:=CONCATENATE(&quot;(&quot;;[.A734];&quot;,&quot;;[.B734];&quot;),&quot;)" office:value-type="string" office:string-value="(6,633),">
            <text:p>(6,63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4">
            <text:p>634</text:p>
          </table:table-cell>
          <table:table-cell table:number-columns-repeated="8"/>
          <table:table-cell table:formula="of:=CONCATENATE(&quot;(&quot;;[.A735];&quot;,&quot;;[.B735];&quot;),&quot;)" office:value-type="string" office:string-value="(6,634),">
            <text:p>(6,63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5">
            <text:p>635</text:p>
          </table:table-cell>
          <table:table-cell table:number-columns-repeated="8"/>
          <table:table-cell table:formula="of:=CONCATENATE(&quot;(&quot;;[.A736];&quot;,&quot;;[.B736];&quot;),&quot;)" office:value-type="string" office:string-value="(6,635),">
            <text:p>(6,635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6">
            <text:p>636</text:p>
          </table:table-cell>
          <table:table-cell table:number-columns-repeated="8"/>
          <table:table-cell table:formula="of:=CONCATENATE(&quot;(&quot;;[.A737];&quot;,&quot;;[.B737];&quot;),&quot;)" office:value-type="string" office:string-value="(6,636),">
            <text:p>(6,63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7">
            <text:p>637</text:p>
          </table:table-cell>
          <table:table-cell table:number-columns-repeated="8"/>
          <table:table-cell table:formula="of:=CONCATENATE(&quot;(&quot;;[.A738];&quot;,&quot;;[.B738];&quot;),&quot;)" office:value-type="string" office:string-value="(6,637),">
            <text:p>(6,63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8">
            <text:p>638</text:p>
          </table:table-cell>
          <table:table-cell table:number-columns-repeated="8"/>
          <table:table-cell table:formula="of:=CONCATENATE(&quot;(&quot;;[.A739];&quot;,&quot;;[.B739];&quot;),&quot;)" office:value-type="string" office:string-value="(6,638),">
            <text:p>(6,63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9">
            <text:p>639</text:p>
          </table:table-cell>
          <table:table-cell table:number-columns-repeated="8"/>
          <table:table-cell table:formula="of:=CONCATENATE(&quot;(&quot;;[.A740];&quot;,&quot;;[.B740];&quot;),&quot;)" office:value-type="string" office:string-value="(6,639),">
            <text:p>(6,639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40">
            <text:p>640</text:p>
          </table:table-cell>
          <table:table-cell table:number-columns-repeated="8"/>
          <table:table-cell table:formula="of:=CONCATENATE(&quot;(&quot;;[.A741];&quot;,&quot;;[.B741];&quot;),&quot;)" office:value-type="string" office:string-value="(6,640),">
            <text:p>(6,640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41">
            <text:p>641</text:p>
          </table:table-cell>
          <table:table-cell table:number-columns-repeated="8"/>
          <table:table-cell table:formula="of:=CONCATENATE(&quot;(&quot;;[.A742];&quot;,&quot;;[.B742];&quot;),&quot;)" office:value-type="string" office:string-value="(6,641),">
            <text:p>(6,641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42">
            <text:p>642</text:p>
          </table:table-cell>
          <table:table-cell table:number-columns-repeated="8"/>
          <table:table-cell table:formula="of:=CONCATENATE(&quot;(&quot;;[.A743];&quot;,&quot;;[.B743];&quot;),&quot;)" office:value-type="string" office:string-value="(6,642),">
            <text:p>(6,642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43">
            <text:p>643</text:p>
          </table:table-cell>
          <table:table-cell table:number-columns-repeated="8"/>
          <table:table-cell table:formula="of:=CONCATENATE(&quot;(&quot;;[.A744];&quot;,&quot;;[.B744];&quot;),&quot;)" office:value-type="string" office:string-value="(6,643),">
            <text:p>(6,643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44">
            <text:p>644</text:p>
          </table:table-cell>
          <table:table-cell table:number-columns-repeated="8"/>
          <table:table-cell table:formula="of:=CONCATENATE(&quot;(&quot;;[.A745];&quot;,&quot;;[.B745];&quot;),&quot;)" office:value-type="string" office:string-value="(6,644),">
            <text:p>(6,644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45">
            <text:p>645</text:p>
          </table:table-cell>
          <table:table-cell table:number-columns-repeated="8"/>
          <table:table-cell table:formula="of:=CONCATENATE(&quot;(&quot;;[.A746];&quot;,&quot;;[.B746];&quot;),&quot;)" office:value-type="string" office:string-value="(6,645),">
            <text:p>(6,645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46">
            <text:p>646</text:p>
          </table:table-cell>
          <table:table-cell table:number-columns-repeated="8"/>
          <table:table-cell table:formula="of:=CONCATENATE(&quot;(&quot;;[.A747];&quot;,&quot;;[.B747];&quot;),&quot;)" office:value-type="string" office:string-value="(6,646),">
            <text:p>(6,646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47">
            <text:p>647</text:p>
          </table:table-cell>
          <table:table-cell table:number-columns-repeated="8"/>
          <table:table-cell table:formula="of:=CONCATENATE(&quot;(&quot;;[.A748];&quot;,&quot;;[.B748];&quot;),&quot;)" office:value-type="string" office:string-value="(6,647),">
            <text:p>(6,647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48">
            <text:p>648</text:p>
          </table:table-cell>
          <table:table-cell table:number-columns-repeated="8"/>
          <table:table-cell table:formula="of:=CONCATENATE(&quot;(&quot;;[.A749];&quot;,&quot;;[.B749];&quot;),&quot;)" office:value-type="string" office:string-value="(6,648),">
            <text:p>(6,648)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49">
            <text:p>649</text:p>
          </table:table-cell>
          <table:table-cell table:number-columns-repeated="8"/>
          <table:table-cell table:formula="of:=CONCATENATE(&quot;(&quot;;[.A750];&quot;,&quot;;[.B750];&quot;),&quot;)" office:value-type="string" office:string-value="(6,649),">
            <text:p>(6,64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8"/>
          <table:table-cell table:formula="of:=CONCATENATE(&quot;(&quot;;[.A751];&quot;,&quot;;[.B751];&quot;),&quot;)" office:value-type="string" office:string-value="(7,1),">
            <text:p>(7,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/>
          <table:table-cell table:formula="of:=CONCATENATE(&quot;(&quot;;[.A752];&quot;,&quot;;[.B752];&quot;),&quot;)" office:value-type="string" office:string-value="(7,2),">
            <text:p>(7,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8"/>
          <table:table-cell table:formula="of:=CONCATENATE(&quot;(&quot;;[.A753];&quot;,&quot;;[.B753];&quot;),&quot;)" office:value-type="string" office:string-value="(7,3),">
            <text:p>(7,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/>
          <table:table-cell table:formula="of:=CONCATENATE(&quot;(&quot;;[.A754];&quot;,&quot;;[.B754];&quot;),&quot;)" office:value-type="string" office:string-value="(7,4),">
            <text:p>(7,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8"/>
          <table:table-cell table:formula="of:=CONCATENATE(&quot;(&quot;;[.A755];&quot;,&quot;;[.B755];&quot;),&quot;)" office:value-type="string" office:string-value="(7,5),">
            <text:p>(7,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8"/>
          <table:table-cell table:formula="of:=CONCATENATE(&quot;(&quot;;[.A756];&quot;,&quot;;[.B756];&quot;),&quot;)" office:value-type="string" office:string-value="(7,6),">
            <text:p>(7,6),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8"/>
          <table:table-cell table:formula="of:=CONCATENATE(&quot;(&quot;;[.A757];&quot;,&quot;;[.B757];&quot;),&quot;)" office:value-type="string" office:string-value="(7,7),">
            <text:p>(7,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8"/>
          <table:table-cell table:formula="of:=CONCATENATE(&quot;(&quot;;[.A758];&quot;,&quot;;[.B758];&quot;),&quot;)" office:value-type="string" office:string-value="(7,8),">
            <text:p>(7,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8"/>
          <table:table-cell table:formula="of:=CONCATENATE(&quot;(&quot;;[.A759];&quot;,&quot;;[.B759];&quot;),&quot;)" office:value-type="string" office:string-value="(7,9),">
            <text:p>(7,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8"/>
          <table:table-cell table:formula="of:=CONCATENATE(&quot;(&quot;;[.A760];&quot;,&quot;;[.B760];&quot;),&quot;)" office:value-type="string" office:string-value="(7,10),">
            <text:p>(7,1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8"/>
          <table:table-cell table:formula="of:=CONCATENATE(&quot;(&quot;;[.A761];&quot;,&quot;;[.B761];&quot;),&quot;)" office:value-type="string" office:string-value="(7,11),">
            <text:p>(7,1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8"/>
          <table:table-cell table:formula="of:=CONCATENATE(&quot;(&quot;;[.A762];&quot;,&quot;;[.B762];&quot;),&quot;)" office:value-type="string" office:string-value="(7,12),">
            <text:p>(7,1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8"/>
          <table:table-cell table:formula="of:=CONCATENATE(&quot;(&quot;;[.A763];&quot;,&quot;;[.B763];&quot;),&quot;)" office:value-type="string" office:string-value="(7,13),">
            <text:p>(7,1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8"/>
          <table:table-cell table:formula="of:=CONCATENATE(&quot;(&quot;;[.A764];&quot;,&quot;;[.B764];&quot;),&quot;)" office:value-type="string" office:string-value="(7,14),">
            <text:p>(7,1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8"/>
          <table:table-cell table:formula="of:=CONCATENATE(&quot;(&quot;;[.A765];&quot;,&quot;;[.B765];&quot;),&quot;)" office:value-type="string" office:string-value="(7,15),">
            <text:p>(7,1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8"/>
          <table:table-cell table:formula="of:=CONCATENATE(&quot;(&quot;;[.A766];&quot;,&quot;;[.B766];&quot;),&quot;)" office:value-type="string" office:string-value="(7,16),">
            <text:p>(7,16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8"/>
          <table:table-cell table:formula="of:=CONCATENATE(&quot;(&quot;;[.A767];&quot;,&quot;;[.B767];&quot;),&quot;)" office:value-type="string" office:string-value="(7,17),">
            <text:p>(7,1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8"/>
          <table:table-cell table:formula="of:=CONCATENATE(&quot;(&quot;;[.A768];&quot;,&quot;;[.B768];&quot;),&quot;)" office:value-type="string" office:string-value="(7,18),">
            <text:p>(7,1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8"/>
          <table:table-cell table:formula="of:=CONCATENATE(&quot;(&quot;;[.A769];&quot;,&quot;;[.B769];&quot;),&quot;)" office:value-type="string" office:string-value="(7,19),">
            <text:p>(7,1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8"/>
          <table:table-cell table:formula="of:=CONCATENATE(&quot;(&quot;;[.A770];&quot;,&quot;;[.B770];&quot;),&quot;)" office:value-type="string" office:string-value="(7,20),">
            <text:p>(7,2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8"/>
          <table:table-cell table:formula="of:=CONCATENATE(&quot;(&quot;;[.A771];&quot;,&quot;;[.B771];&quot;),&quot;)" office:value-type="string" office:string-value="(7,21),">
            <text:p>(7,2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8"/>
          <table:table-cell table:formula="of:=CONCATENATE(&quot;(&quot;;[.A772];&quot;,&quot;;[.B772];&quot;),&quot;)" office:value-type="string" office:string-value="(7,22),">
            <text:p>(7,2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8"/>
          <table:table-cell table:formula="of:=CONCATENATE(&quot;(&quot;;[.A773];&quot;,&quot;;[.B773];&quot;),&quot;)" office:value-type="string" office:string-value="(7,23),">
            <text:p>(7,2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8"/>
          <table:table-cell table:formula="of:=CONCATENATE(&quot;(&quot;;[.A774];&quot;,&quot;;[.B774];&quot;),&quot;)" office:value-type="string" office:string-value="(7,24),">
            <text:p>(7,2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number-columns-repeated="8"/>
          <table:table-cell table:formula="of:=CONCATENATE(&quot;(&quot;;[.A775];&quot;,&quot;;[.B775];&quot;),&quot;)" office:value-type="string" office:string-value="(7,25),">
            <text:p>(7,2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8"/>
          <table:table-cell table:formula="of:=CONCATENATE(&quot;(&quot;;[.A776];&quot;,&quot;;[.B776];&quot;),&quot;)" office:value-type="string" office:string-value="(7,26),">
            <text:p>(7,26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number-columns-repeated="8"/>
          <table:table-cell table:formula="of:=CONCATENATE(&quot;(&quot;;[.A777];&quot;,&quot;;[.B777];&quot;),&quot;)" office:value-type="string" office:string-value="(7,27),">
            <text:p>(7,2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8"/>
          <table:table-cell table:formula="of:=CONCATENATE(&quot;(&quot;;[.A778];&quot;,&quot;;[.B778];&quot;),&quot;)" office:value-type="string" office:string-value="(7,28),">
            <text:p>(7,2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8"/>
          <table:table-cell table:formula="of:=CONCATENATE(&quot;(&quot;;[.A779];&quot;,&quot;;[.B779];&quot;),&quot;)" office:value-type="string" office:string-value="(7,29),">
            <text:p>(7,2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8"/>
          <table:table-cell table:formula="of:=CONCATENATE(&quot;(&quot;;[.A780];&quot;,&quot;;[.B780];&quot;),&quot;)" office:value-type="string" office:string-value="(7,30),">
            <text:p>(7,3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8"/>
          <table:table-cell table:formula="of:=CONCATENATE(&quot;(&quot;;[.A781];&quot;,&quot;;[.B781];&quot;),&quot;)" office:value-type="string" office:string-value="(7,31),">
            <text:p>(7,3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number-columns-repeated="8"/>
          <table:table-cell table:formula="of:=CONCATENATE(&quot;(&quot;;[.A782];&quot;,&quot;;[.B782];&quot;),&quot;)" office:value-type="string" office:string-value="(7,32),">
            <text:p>(7,3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number-columns-repeated="8"/>
          <table:table-cell table:formula="of:=CONCATENATE(&quot;(&quot;;[.A783];&quot;,&quot;;[.B783];&quot;),&quot;)" office:value-type="string" office:string-value="(7,33),">
            <text:p>(7,3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8"/>
          <table:table-cell table:formula="of:=CONCATENATE(&quot;(&quot;;[.A784];&quot;,&quot;;[.B784];&quot;),&quot;)" office:value-type="string" office:string-value="(7,34),">
            <text:p>(7,3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8"/>
          <table:table-cell table:formula="of:=CONCATENATE(&quot;(&quot;;[.A785];&quot;,&quot;;[.B785];&quot;),&quot;)" office:value-type="string" office:string-value="(7,35),">
            <text:p>(7,3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table:number-columns-repeated="8"/>
          <table:table-cell table:formula="of:=CONCATENATE(&quot;(&quot;;[.A786];&quot;,&quot;;[.B786];&quot;),&quot;)" office:value-type="string" office:string-value="(7,36),">
            <text:p>(7,36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8"/>
          <table:table-cell table:formula="of:=CONCATENATE(&quot;(&quot;;[.A787];&quot;,&quot;;[.B787];&quot;),&quot;)" office:value-type="string" office:string-value="(7,37),">
            <text:p>(7,3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table:number-columns-repeated="8"/>
          <table:table-cell table:formula="of:=CONCATENATE(&quot;(&quot;;[.A788];&quot;,&quot;;[.B788];&quot;),&quot;)" office:value-type="string" office:string-value="(7,38),">
            <text:p>(7,3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number-columns-repeated="8"/>
          <table:table-cell table:formula="of:=CONCATENATE(&quot;(&quot;;[.A789];&quot;,&quot;;[.B789];&quot;),&quot;)" office:value-type="string" office:string-value="(7,39),">
            <text:p>(7,3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8"/>
          <table:table-cell table:formula="of:=CONCATENATE(&quot;(&quot;;[.A790];&quot;,&quot;;[.B790];&quot;),&quot;)" office:value-type="string" office:string-value="(7,40),">
            <text:p>(7,4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table:number-columns-repeated="8"/>
          <table:table-cell table:formula="of:=CONCATENATE(&quot;(&quot;;[.A791];&quot;,&quot;;[.B791];&quot;),&quot;)" office:value-type="string" office:string-value="(7,41),">
            <text:p>(7,4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number-columns-repeated="8"/>
          <table:table-cell table:formula="of:=CONCATENATE(&quot;(&quot;;[.A792];&quot;,&quot;;[.B792];&quot;),&quot;)" office:value-type="string" office:string-value="(7,42),">
            <text:p>(7,4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table:number-columns-repeated="8"/>
          <table:table-cell table:formula="of:=CONCATENATE(&quot;(&quot;;[.A793];&quot;,&quot;;[.B793];&quot;),&quot;)" office:value-type="string" office:string-value="(7,43),">
            <text:p>(7,4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table:number-columns-repeated="8"/>
          <table:table-cell table:formula="of:=CONCATENATE(&quot;(&quot;;[.A794];&quot;,&quot;;[.B794];&quot;),&quot;)" office:value-type="string" office:string-value="(7,44),">
            <text:p>(7,4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table:number-columns-repeated="8"/>
          <table:table-cell table:formula="of:=CONCATENATE(&quot;(&quot;;[.A795];&quot;,&quot;;[.B795];&quot;),&quot;)" office:value-type="string" office:string-value="(7,45),">
            <text:p>(7,4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table:number-columns-repeated="8"/>
          <table:table-cell table:formula="of:=CONCATENATE(&quot;(&quot;;[.A796];&quot;,&quot;;[.B796];&quot;),&quot;)" office:value-type="string" office:string-value="(7,46),">
            <text:p>(7,46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table:number-columns-repeated="8"/>
          <table:table-cell table:formula="of:=CONCATENATE(&quot;(&quot;;[.A797];&quot;,&quot;;[.B797];&quot;),&quot;)" office:value-type="string" office:string-value="(7,47),">
            <text:p>(7,4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table:number-columns-repeated="8"/>
          <table:table-cell table:formula="of:=CONCATENATE(&quot;(&quot;;[.A798];&quot;,&quot;;[.B798];&quot;),&quot;)" office:value-type="string" office:string-value="(7,48),">
            <text:p>(7,4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8"/>
          <table:table-cell table:formula="of:=CONCATENATE(&quot;(&quot;;[.A799];&quot;,&quot;;[.B799];&quot;),&quot;)" office:value-type="string" office:string-value="(7,49),">
            <text:p>(7,4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8"/>
          <table:table-cell table:formula="of:=CONCATENATE(&quot;(&quot;;[.A800];&quot;,&quot;;[.B800];&quot;),&quot;)" office:value-type="string" office:string-value="(7,50),">
            <text:p>(7,5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table:number-columns-repeated="8"/>
          <table:table-cell table:formula="of:=CONCATENATE(&quot;(&quot;;[.A801];&quot;,&quot;;[.B801];&quot;),&quot;)" office:value-type="string" office:string-value="(7,400),">
            <text:p>(7,40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1">
            <text:p>401</text:p>
          </table:table-cell>
          <table:table-cell table:number-columns-repeated="8"/>
          <table:table-cell table:formula="of:=CONCATENATE(&quot;(&quot;;[.A802];&quot;,&quot;;[.B802];&quot;),&quot;)" office:value-type="string" office:string-value="(7,401),">
            <text:p>(7,40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2">
            <text:p>402</text:p>
          </table:table-cell>
          <table:table-cell table:number-columns-repeated="8"/>
          <table:table-cell table:formula="of:=CONCATENATE(&quot;(&quot;;[.A803];&quot;,&quot;;[.B803];&quot;),&quot;)" office:value-type="string" office:string-value="(7,402),">
            <text:p>(7,40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3">
            <text:p>403</text:p>
          </table:table-cell>
          <table:table-cell table:number-columns-repeated="8"/>
          <table:table-cell table:formula="of:=CONCATENATE(&quot;(&quot;;[.A804];&quot;,&quot;;[.B804];&quot;),&quot;)" office:value-type="string" office:string-value="(7,403),">
            <text:p>(7,40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4">
            <text:p>404</text:p>
          </table:table-cell>
          <table:table-cell table:number-columns-repeated="8"/>
          <table:table-cell table:formula="of:=CONCATENATE(&quot;(&quot;;[.A805];&quot;,&quot;;[.B805];&quot;),&quot;)" office:value-type="string" office:string-value="(7,404),">
            <text:p>(7,40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5">
            <text:p>405</text:p>
          </table:table-cell>
          <table:table-cell table:number-columns-repeated="8"/>
          <table:table-cell table:formula="of:=CONCATENATE(&quot;(&quot;;[.A806];&quot;,&quot;;[.B806];&quot;),&quot;)" office:value-type="string" office:string-value="(7,405),">
            <text:p>(7,40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6">
            <text:p>406</text:p>
          </table:table-cell>
          <table:table-cell table:number-columns-repeated="8"/>
          <table:table-cell table:formula="of:=CONCATENATE(&quot;(&quot;;[.A807];&quot;,&quot;;[.B807];&quot;),&quot;)" office:value-type="string" office:string-value="(7,406),">
            <text:p>(7,406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7">
            <text:p>407</text:p>
          </table:table-cell>
          <table:table-cell table:number-columns-repeated="8"/>
          <table:table-cell table:formula="of:=CONCATENATE(&quot;(&quot;;[.A808];&quot;,&quot;;[.B808];&quot;),&quot;)" office:value-type="string" office:string-value="(7,407),">
            <text:p>(7,40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8">
            <text:p>408</text:p>
          </table:table-cell>
          <table:table-cell table:number-columns-repeated="8"/>
          <table:table-cell table:formula="of:=CONCATENATE(&quot;(&quot;;[.A809];&quot;,&quot;;[.B809];&quot;),&quot;)" office:value-type="string" office:string-value="(7,408),">
            <text:p>(7,40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9">
            <text:p>409</text:p>
          </table:table-cell>
          <table:table-cell table:number-columns-repeated="8"/>
          <table:table-cell table:formula="of:=CONCATENATE(&quot;(&quot;;[.A810];&quot;,&quot;;[.B810];&quot;),&quot;)" office:value-type="string" office:string-value="(7,409),">
            <text:p>(7,40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0">
            <text:p>410</text:p>
          </table:table-cell>
          <table:table-cell table:number-columns-repeated="8"/>
          <table:table-cell table:formula="of:=CONCATENATE(&quot;(&quot;;[.A811];&quot;,&quot;;[.B811];&quot;),&quot;)" office:value-type="string" office:string-value="(7,410),">
            <text:p>(7,41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1">
            <text:p>411</text:p>
          </table:table-cell>
          <table:table-cell table:number-columns-repeated="8"/>
          <table:table-cell table:formula="of:=CONCATENATE(&quot;(&quot;;[.A812];&quot;,&quot;;[.B812];&quot;),&quot;)" office:value-type="string" office:string-value="(7,411),">
            <text:p>(7,41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2">
            <text:p>412</text:p>
          </table:table-cell>
          <table:table-cell table:number-columns-repeated="8"/>
          <table:table-cell table:formula="of:=CONCATENATE(&quot;(&quot;;[.A813];&quot;,&quot;;[.B813];&quot;),&quot;)" office:value-type="string" office:string-value="(7,412),">
            <text:p>(7,41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3">
            <text:p>413</text:p>
          </table:table-cell>
          <table:table-cell table:number-columns-repeated="8"/>
          <table:table-cell table:formula="of:=CONCATENATE(&quot;(&quot;;[.A814];&quot;,&quot;;[.B814];&quot;),&quot;)" office:value-type="string" office:string-value="(7,413),">
            <text:p>(7,41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table:number-columns-repeated="8"/>
          <table:table-cell table:formula="of:=CONCATENATE(&quot;(&quot;;[.A815];&quot;,&quot;;[.B815];&quot;),&quot;)" office:value-type="string" office:string-value="(7,414),">
            <text:p>(7,41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5">
            <text:p>415</text:p>
          </table:table-cell>
          <table:table-cell table:number-columns-repeated="8"/>
          <table:table-cell table:formula="of:=CONCATENATE(&quot;(&quot;;[.A816];&quot;,&quot;;[.B816];&quot;),&quot;)" office:value-type="string" office:string-value="(7,415),">
            <text:p>(7,41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6">
            <text:p>416</text:p>
          </table:table-cell>
          <table:table-cell table:number-columns-repeated="8"/>
          <table:table-cell table:formula="of:=CONCATENATE(&quot;(&quot;;[.A817];&quot;,&quot;;[.B817];&quot;),&quot;)" office:value-type="string" office:string-value="(7,416),">
            <text:p>(7,416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7">
            <text:p>417</text:p>
          </table:table-cell>
          <table:table-cell table:number-columns-repeated="8"/>
          <table:table-cell table:formula="of:=CONCATENATE(&quot;(&quot;;[.A818];&quot;,&quot;;[.B818];&quot;),&quot;)" office:value-type="string" office:string-value="(7,417),">
            <text:p>(7,41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8">
            <text:p>418</text:p>
          </table:table-cell>
          <table:table-cell table:number-columns-repeated="8"/>
          <table:table-cell table:formula="of:=CONCATENATE(&quot;(&quot;;[.A819];&quot;,&quot;;[.B819];&quot;),&quot;)" office:value-type="string" office:string-value="(7,418),">
            <text:p>(7,41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9">
            <text:p>419</text:p>
          </table:table-cell>
          <table:table-cell table:number-columns-repeated="8"/>
          <table:table-cell table:formula="of:=CONCATENATE(&quot;(&quot;;[.A820];&quot;,&quot;;[.B820];&quot;),&quot;)" office:value-type="string" office:string-value="(7,419),">
            <text:p>(7,41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0">
            <text:p>420</text:p>
          </table:table-cell>
          <table:table-cell table:number-columns-repeated="8"/>
          <table:table-cell table:formula="of:=CONCATENATE(&quot;(&quot;;[.A821];&quot;,&quot;;[.B821];&quot;),&quot;)" office:value-type="string" office:string-value="(7,420),">
            <text:p>(7,42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1">
            <text:p>421</text:p>
          </table:table-cell>
          <table:table-cell table:number-columns-repeated="8"/>
          <table:table-cell table:formula="of:=CONCATENATE(&quot;(&quot;;[.A822];&quot;,&quot;;[.B822];&quot;),&quot;)" office:value-type="string" office:string-value="(7,421),">
            <text:p>(7,42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2">
            <text:p>422</text:p>
          </table:table-cell>
          <table:table-cell table:number-columns-repeated="8"/>
          <table:table-cell table:formula="of:=CONCATENATE(&quot;(&quot;;[.A823];&quot;,&quot;;[.B823];&quot;),&quot;)" office:value-type="string" office:string-value="(7,422),">
            <text:p>(7,42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3">
            <text:p>423</text:p>
          </table:table-cell>
          <table:table-cell table:number-columns-repeated="8"/>
          <table:table-cell table:formula="of:=CONCATENATE(&quot;(&quot;;[.A824];&quot;,&quot;;[.B824];&quot;),&quot;)" office:value-type="string" office:string-value="(7,423),">
            <text:p>(7,42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4">
            <text:p>424</text:p>
          </table:table-cell>
          <table:table-cell table:number-columns-repeated="8"/>
          <table:table-cell table:formula="of:=CONCATENATE(&quot;(&quot;;[.A825];&quot;,&quot;;[.B825];&quot;),&quot;)" office:value-type="string" office:string-value="(7,424),">
            <text:p>(7,42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5">
            <text:p>425</text:p>
          </table:table-cell>
          <table:table-cell table:number-columns-repeated="8"/>
          <table:table-cell table:formula="of:=CONCATENATE(&quot;(&quot;;[.A826];&quot;,&quot;;[.B826];&quot;),&quot;)" office:value-type="string" office:string-value="(7,425),">
            <text:p>(7,42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6">
            <text:p>426</text:p>
          </table:table-cell>
          <table:table-cell table:number-columns-repeated="8"/>
          <table:table-cell table:formula="of:=CONCATENATE(&quot;(&quot;;[.A827];&quot;,&quot;;[.B827];&quot;),&quot;)" office:value-type="string" office:string-value="(7,426),">
            <text:p>(7,426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7">
            <text:p>427</text:p>
          </table:table-cell>
          <table:table-cell table:number-columns-repeated="8"/>
          <table:table-cell table:formula="of:=CONCATENATE(&quot;(&quot;;[.A828];&quot;,&quot;;[.B828];&quot;),&quot;)" office:value-type="string" office:string-value="(7,427),">
            <text:p>(7,42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8">
            <text:p>428</text:p>
          </table:table-cell>
          <table:table-cell table:number-columns-repeated="8"/>
          <table:table-cell table:formula="of:=CONCATENATE(&quot;(&quot;;[.A829];&quot;,&quot;;[.B829];&quot;),&quot;)" office:value-type="string" office:string-value="(7,428),">
            <text:p>(7,42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9">
            <text:p>429</text:p>
          </table:table-cell>
          <table:table-cell table:number-columns-repeated="8"/>
          <table:table-cell table:formula="of:=CONCATENATE(&quot;(&quot;;[.A830];&quot;,&quot;;[.B830];&quot;),&quot;)" office:value-type="string" office:string-value="(7,429),">
            <text:p>(7,42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0">
            <text:p>430</text:p>
          </table:table-cell>
          <table:table-cell table:number-columns-repeated="8"/>
          <table:table-cell table:formula="of:=CONCATENATE(&quot;(&quot;;[.A831];&quot;,&quot;;[.B831];&quot;),&quot;)" office:value-type="string" office:string-value="(7,430),">
            <text:p>(7,43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1">
            <text:p>431</text:p>
          </table:table-cell>
          <table:table-cell table:number-columns-repeated="8"/>
          <table:table-cell table:formula="of:=CONCATENATE(&quot;(&quot;;[.A832];&quot;,&quot;;[.B832];&quot;),&quot;)" office:value-type="string" office:string-value="(7,431),">
            <text:p>(7,43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2">
            <text:p>432</text:p>
          </table:table-cell>
          <table:table-cell table:number-columns-repeated="8"/>
          <table:table-cell table:formula="of:=CONCATENATE(&quot;(&quot;;[.A833];&quot;,&quot;;[.B833];&quot;),&quot;)" office:value-type="string" office:string-value="(7,432),">
            <text:p>(7,43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3">
            <text:p>433</text:p>
          </table:table-cell>
          <table:table-cell table:number-columns-repeated="8"/>
          <table:table-cell table:formula="of:=CONCATENATE(&quot;(&quot;;[.A834];&quot;,&quot;;[.B834];&quot;),&quot;)" office:value-type="string" office:string-value="(7,433),">
            <text:p>(7,43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4">
            <text:p>434</text:p>
          </table:table-cell>
          <table:table-cell table:number-columns-repeated="8"/>
          <table:table-cell table:formula="of:=CONCATENATE(&quot;(&quot;;[.A835];&quot;,&quot;;[.B835];&quot;),&quot;)" office:value-type="string" office:string-value="(7,434),">
            <text:p>(7,43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5">
            <text:p>435</text:p>
          </table:table-cell>
          <table:table-cell table:number-columns-repeated="8"/>
          <table:table-cell table:formula="of:=CONCATENATE(&quot;(&quot;;[.A836];&quot;,&quot;;[.B836];&quot;),&quot;)" office:value-type="string" office:string-value="(7,435),">
            <text:p>(7,43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6">
            <text:p>436</text:p>
          </table:table-cell>
          <table:table-cell table:number-columns-repeated="8"/>
          <table:table-cell table:formula="of:=CONCATENATE(&quot;(&quot;;[.A837];&quot;,&quot;;[.B837];&quot;),&quot;)" office:value-type="string" office:string-value="(7,436),">
            <text:p>(7,436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7">
            <text:p>437</text:p>
          </table:table-cell>
          <table:table-cell table:number-columns-repeated="8"/>
          <table:table-cell table:formula="of:=CONCATENATE(&quot;(&quot;;[.A838];&quot;,&quot;;[.B838];&quot;),&quot;)" office:value-type="string" office:string-value="(7,437),">
            <text:p>(7,43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8">
            <text:p>438</text:p>
          </table:table-cell>
          <table:table-cell table:number-columns-repeated="8"/>
          <table:table-cell table:formula="of:=CONCATENATE(&quot;(&quot;;[.A839];&quot;,&quot;;[.B839];&quot;),&quot;)" office:value-type="string" office:string-value="(7,438),">
            <text:p>(7,43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9">
            <text:p>439</text:p>
          </table:table-cell>
          <table:table-cell table:number-columns-repeated="8"/>
          <table:table-cell table:formula="of:=CONCATENATE(&quot;(&quot;;[.A840];&quot;,&quot;;[.B840];&quot;),&quot;)" office:value-type="string" office:string-value="(7,439),">
            <text:p>(7,43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0">
            <text:p>440</text:p>
          </table:table-cell>
          <table:table-cell table:number-columns-repeated="8"/>
          <table:table-cell table:formula="of:=CONCATENATE(&quot;(&quot;;[.A841];&quot;,&quot;;[.B841];&quot;),&quot;)" office:value-type="string" office:string-value="(7,440),">
            <text:p>(7,44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1">
            <text:p>441</text:p>
          </table:table-cell>
          <table:table-cell table:number-columns-repeated="8"/>
          <table:table-cell table:formula="of:=CONCATENATE(&quot;(&quot;;[.A842];&quot;,&quot;;[.B842];&quot;),&quot;)" office:value-type="string" office:string-value="(7,441),">
            <text:p>(7,44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2">
            <text:p>442</text:p>
          </table:table-cell>
          <table:table-cell table:number-columns-repeated="8"/>
          <table:table-cell table:formula="of:=CONCATENATE(&quot;(&quot;;[.A843];&quot;,&quot;;[.B843];&quot;),&quot;)" office:value-type="string" office:string-value="(7,442),">
            <text:p>(7,44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table:number-columns-repeated="8"/>
          <table:table-cell table:formula="of:=CONCATENATE(&quot;(&quot;;[.A844];&quot;,&quot;;[.B844];&quot;),&quot;)" office:value-type="string" office:string-value="(7,443),">
            <text:p>(7,44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4">
            <text:p>444</text:p>
          </table:table-cell>
          <table:table-cell table:number-columns-repeated="8"/>
          <table:table-cell table:formula="of:=CONCATENATE(&quot;(&quot;;[.A845];&quot;,&quot;;[.B845];&quot;),&quot;)" office:value-type="string" office:string-value="(7,444),">
            <text:p>(7,44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5">
            <text:p>445</text:p>
          </table:table-cell>
          <table:table-cell table:number-columns-repeated="8"/>
          <table:table-cell table:formula="of:=CONCATENATE(&quot;(&quot;;[.A846];&quot;,&quot;;[.B846];&quot;),&quot;)" office:value-type="string" office:string-value="(7,445),">
            <text:p>(7,44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6">
            <text:p>446</text:p>
          </table:table-cell>
          <table:table-cell table:number-columns-repeated="8"/>
          <table:table-cell table:formula="of:=CONCATENATE(&quot;(&quot;;[.A847];&quot;,&quot;;[.B847];&quot;),&quot;)" office:value-type="string" office:string-value="(7,446),">
            <text:p>(7,446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7">
            <text:p>447</text:p>
          </table:table-cell>
          <table:table-cell table:number-columns-repeated="8"/>
          <table:table-cell table:formula="of:=CONCATENATE(&quot;(&quot;;[.A848];&quot;,&quot;;[.B848];&quot;),&quot;)" office:value-type="string" office:string-value="(7,447),">
            <text:p>(7,44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8">
            <text:p>448</text:p>
          </table:table-cell>
          <table:table-cell table:number-columns-repeated="8"/>
          <table:table-cell table:formula="of:=CONCATENATE(&quot;(&quot;;[.A849];&quot;,&quot;;[.B849];&quot;),&quot;)" office:value-type="string" office:string-value="(7,448),">
            <text:p>(7,44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9">
            <text:p>449</text:p>
          </table:table-cell>
          <table:table-cell table:number-columns-repeated="8"/>
          <table:table-cell table:formula="of:=CONCATENATE(&quot;(&quot;;[.A850];&quot;,&quot;;[.B850];&quot;),&quot;)" office:value-type="string" office:string-value="(7,449),">
            <text:p>(7,44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0">
            <text:p>450</text:p>
          </table:table-cell>
          <table:table-cell table:number-columns-repeated="8"/>
          <table:table-cell table:formula="of:=CONCATENATE(&quot;(&quot;;[.A851];&quot;,&quot;;[.B851];&quot;),&quot;)" office:value-type="string" office:string-value="(7,450),">
            <text:p>(7,45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1">
            <text:p>451</text:p>
          </table:table-cell>
          <table:table-cell table:number-columns-repeated="8"/>
          <table:table-cell table:formula="of:=CONCATENATE(&quot;(&quot;;[.A852];&quot;,&quot;;[.B852];&quot;),&quot;)" office:value-type="string" office:string-value="(7,451),">
            <text:p>(7,45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2">
            <text:p>452</text:p>
          </table:table-cell>
          <table:table-cell table:number-columns-repeated="8"/>
          <table:table-cell table:formula="of:=CONCATENATE(&quot;(&quot;;[.A853];&quot;,&quot;;[.B853];&quot;),&quot;)" office:value-type="string" office:string-value="(7,452),">
            <text:p>(7,45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3">
            <text:p>453</text:p>
          </table:table-cell>
          <table:table-cell table:number-columns-repeated="8"/>
          <table:table-cell table:formula="of:=CONCATENATE(&quot;(&quot;;[.A854];&quot;,&quot;;[.B854];&quot;),&quot;)" office:value-type="string" office:string-value="(7,453),">
            <text:p>(7,45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4">
            <text:p>454</text:p>
          </table:table-cell>
          <table:table-cell table:number-columns-repeated="8"/>
          <table:table-cell table:formula="of:=CONCATENATE(&quot;(&quot;;[.A855];&quot;,&quot;;[.B855];&quot;),&quot;)" office:value-type="string" office:string-value="(7,454),">
            <text:p>(7,45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5">
            <text:p>455</text:p>
          </table:table-cell>
          <table:table-cell table:number-columns-repeated="8"/>
          <table:table-cell table:formula="of:=CONCATENATE(&quot;(&quot;;[.A856];&quot;,&quot;;[.B856];&quot;),&quot;)" office:value-type="string" office:string-value="(7,455),">
            <text:p>(7,45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6">
            <text:p>456</text:p>
          </table:table-cell>
          <table:table-cell table:number-columns-repeated="8"/>
          <table:table-cell table:formula="of:=CONCATENATE(&quot;(&quot;;[.A857];&quot;,&quot;;[.B857];&quot;),&quot;)" office:value-type="string" office:string-value="(7,456),">
            <text:p>(7,456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7">
            <text:p>457</text:p>
          </table:table-cell>
          <table:table-cell table:number-columns-repeated="8"/>
          <table:table-cell table:formula="of:=CONCATENATE(&quot;(&quot;;[.A858];&quot;,&quot;;[.B858];&quot;),&quot;)" office:value-type="string" office:string-value="(7,457),">
            <text:p>(7,45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8">
            <text:p>458</text:p>
          </table:table-cell>
          <table:table-cell table:number-columns-repeated="8"/>
          <table:table-cell table:formula="of:=CONCATENATE(&quot;(&quot;;[.A859];&quot;,&quot;;[.B859];&quot;),&quot;)" office:value-type="string" office:string-value="(7,458),">
            <text:p>(7,45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9">
            <text:p>459</text:p>
          </table:table-cell>
          <table:table-cell table:number-columns-repeated="8"/>
          <table:table-cell table:formula="of:=CONCATENATE(&quot;(&quot;;[.A860];&quot;,&quot;;[.B860];&quot;),&quot;)" office:value-type="string" office:string-value="(7,459),">
            <text:p>(7,45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0">
            <text:p>460</text:p>
          </table:table-cell>
          <table:table-cell table:number-columns-repeated="8"/>
          <table:table-cell table:formula="of:=CONCATENATE(&quot;(&quot;;[.A861];&quot;,&quot;;[.B861];&quot;),&quot;)" office:value-type="string" office:string-value="(7,460),">
            <text:p>(7,46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1">
            <text:p>461</text:p>
          </table:table-cell>
          <table:table-cell table:number-columns-repeated="8"/>
          <table:table-cell table:formula="of:=CONCATENATE(&quot;(&quot;;[.A862];&quot;,&quot;;[.B862];&quot;),&quot;)" office:value-type="string" office:string-value="(7,461),">
            <text:p>(7,46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2">
            <text:p>462</text:p>
          </table:table-cell>
          <table:table-cell table:number-columns-repeated="8"/>
          <table:table-cell table:formula="of:=CONCATENATE(&quot;(&quot;;[.A863];&quot;,&quot;;[.B863];&quot;),&quot;)" office:value-type="string" office:string-value="(7,462),">
            <text:p>(7,46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3">
            <text:p>463</text:p>
          </table:table-cell>
          <table:table-cell table:number-columns-repeated="8"/>
          <table:table-cell table:formula="of:=CONCATENATE(&quot;(&quot;;[.A864];&quot;,&quot;;[.B864];&quot;),&quot;)" office:value-type="string" office:string-value="(7,463),">
            <text:p>(7,46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4">
            <text:p>464</text:p>
          </table:table-cell>
          <table:table-cell table:number-columns-repeated="8"/>
          <table:table-cell table:formula="of:=CONCATENATE(&quot;(&quot;;[.A865];&quot;,&quot;;[.B865];&quot;),&quot;)" office:value-type="string" office:string-value="(7,464),">
            <text:p>(7,46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5">
            <text:p>465</text:p>
          </table:table-cell>
          <table:table-cell table:number-columns-repeated="8"/>
          <table:table-cell table:formula="of:=CONCATENATE(&quot;(&quot;;[.A866];&quot;,&quot;;[.B866];&quot;),&quot;)" office:value-type="string" office:string-value="(7,465),">
            <text:p>(7,46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6">
            <text:p>466</text:p>
          </table:table-cell>
          <table:table-cell table:number-columns-repeated="8"/>
          <table:table-cell table:formula="of:=CONCATENATE(&quot;(&quot;;[.A867];&quot;,&quot;;[.B867];&quot;),&quot;)" office:value-type="string" office:string-value="(7,466),">
            <text:p>(7,466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7">
            <text:p>467</text:p>
          </table:table-cell>
          <table:table-cell table:number-columns-repeated="8"/>
          <table:table-cell table:formula="of:=CONCATENATE(&quot;(&quot;;[.A868];&quot;,&quot;;[.B868];&quot;),&quot;)" office:value-type="string" office:string-value="(7,467),">
            <text:p>(7,46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8">
            <text:p>468</text:p>
          </table:table-cell>
          <table:table-cell table:number-columns-repeated="8"/>
          <table:table-cell table:formula="of:=CONCATENATE(&quot;(&quot;;[.A869];&quot;,&quot;;[.B869];&quot;),&quot;)" office:value-type="string" office:string-value="(7,468),">
            <text:p>(7,46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9">
            <text:p>469</text:p>
          </table:table-cell>
          <table:table-cell table:number-columns-repeated="8"/>
          <table:table-cell table:formula="of:=CONCATENATE(&quot;(&quot;;[.A870];&quot;,&quot;;[.B870];&quot;),&quot;)" office:value-type="string" office:string-value="(7,469),">
            <text:p>(7,46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0">
            <text:p>470</text:p>
          </table:table-cell>
          <table:table-cell table:number-columns-repeated="8"/>
          <table:table-cell table:formula="of:=CONCATENATE(&quot;(&quot;;[.A871];&quot;,&quot;;[.B871];&quot;),&quot;)" office:value-type="string" office:string-value="(7,470),">
            <text:p>(7,47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1">
            <text:p>471</text:p>
          </table:table-cell>
          <table:table-cell table:number-columns-repeated="8"/>
          <table:table-cell table:formula="of:=CONCATENATE(&quot;(&quot;;[.A872];&quot;,&quot;;[.B872];&quot;),&quot;)" office:value-type="string" office:string-value="(7,471),">
            <text:p>(7,47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2">
            <text:p>472</text:p>
          </table:table-cell>
          <table:table-cell table:number-columns-repeated="8"/>
          <table:table-cell table:formula="of:=CONCATENATE(&quot;(&quot;;[.A873];&quot;,&quot;;[.B873];&quot;),&quot;)" office:value-type="string" office:string-value="(7,472),">
            <text:p>(7,47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3">
            <text:p>473</text:p>
          </table:table-cell>
          <table:table-cell table:number-columns-repeated="8"/>
          <table:table-cell table:formula="of:=CONCATENATE(&quot;(&quot;;[.A874];&quot;,&quot;;[.B874];&quot;),&quot;)" office:value-type="string" office:string-value="(7,473),">
            <text:p>(7,47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4">
            <text:p>474</text:p>
          </table:table-cell>
          <table:table-cell table:number-columns-repeated="8"/>
          <table:table-cell table:formula="of:=CONCATENATE(&quot;(&quot;;[.A875];&quot;,&quot;;[.B875];&quot;),&quot;)" office:value-type="string" office:string-value="(7,474),">
            <text:p>(7,47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5">
            <text:p>475</text:p>
          </table:table-cell>
          <table:table-cell table:number-columns-repeated="8"/>
          <table:table-cell table:formula="of:=CONCATENATE(&quot;(&quot;;[.A876];&quot;,&quot;;[.B876];&quot;),&quot;)" office:value-type="string" office:string-value="(7,475),">
            <text:p>(7,47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6">
            <text:p>476</text:p>
          </table:table-cell>
          <table:table-cell table:number-columns-repeated="8"/>
          <table:table-cell table:formula="of:=CONCATENATE(&quot;(&quot;;[.A877];&quot;,&quot;;[.B877];&quot;),&quot;)" office:value-type="string" office:string-value="(7,476),">
            <text:p>(7,476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7">
            <text:p>477</text:p>
          </table:table-cell>
          <table:table-cell table:number-columns-repeated="8"/>
          <table:table-cell table:formula="of:=CONCATENATE(&quot;(&quot;;[.A878];&quot;,&quot;;[.B878];&quot;),&quot;)" office:value-type="string" office:string-value="(7,477),">
            <text:p>(7,47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8">
            <text:p>478</text:p>
          </table:table-cell>
          <table:table-cell table:number-columns-repeated="8"/>
          <table:table-cell table:formula="of:=CONCATENATE(&quot;(&quot;;[.A879];&quot;,&quot;;[.B879];&quot;),&quot;)" office:value-type="string" office:string-value="(7,478),">
            <text:p>(7,47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9">
            <text:p>479</text:p>
          </table:table-cell>
          <table:table-cell table:number-columns-repeated="8"/>
          <table:table-cell table:formula="of:=CONCATENATE(&quot;(&quot;;[.A880];&quot;,&quot;;[.B880];&quot;),&quot;)" office:value-type="string" office:string-value="(7,479),">
            <text:p>(7,47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0">
            <text:p>480</text:p>
          </table:table-cell>
          <table:table-cell table:number-columns-repeated="8"/>
          <table:table-cell table:formula="of:=CONCATENATE(&quot;(&quot;;[.A881];&quot;,&quot;;[.B881];&quot;),&quot;)" office:value-type="string" office:string-value="(7,480),">
            <text:p>(7,48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1">
            <text:p>481</text:p>
          </table:table-cell>
          <table:table-cell table:number-columns-repeated="8"/>
          <table:table-cell table:formula="of:=CONCATENATE(&quot;(&quot;;[.A882];&quot;,&quot;;[.B882];&quot;),&quot;)" office:value-type="string" office:string-value="(7,481),">
            <text:p>(7,48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2">
            <text:p>482</text:p>
          </table:table-cell>
          <table:table-cell table:number-columns-repeated="8"/>
          <table:table-cell table:formula="of:=CONCATENATE(&quot;(&quot;;[.A883];&quot;,&quot;;[.B883];&quot;),&quot;)" office:value-type="string" office:string-value="(7,482),">
            <text:p>(7,48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3">
            <text:p>483</text:p>
          </table:table-cell>
          <table:table-cell table:number-columns-repeated="8"/>
          <table:table-cell table:formula="of:=CONCATENATE(&quot;(&quot;;[.A884];&quot;,&quot;;[.B884];&quot;),&quot;)" office:value-type="string" office:string-value="(7,483),">
            <text:p>(7,48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4">
            <text:p>484</text:p>
          </table:table-cell>
          <table:table-cell table:number-columns-repeated="8"/>
          <table:table-cell table:formula="of:=CONCATENATE(&quot;(&quot;;[.A885];&quot;,&quot;;[.B885];&quot;),&quot;)" office:value-type="string" office:string-value="(7,484),">
            <text:p>(7,48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5">
            <text:p>485</text:p>
          </table:table-cell>
          <table:table-cell table:number-columns-repeated="8"/>
          <table:table-cell table:formula="of:=CONCATENATE(&quot;(&quot;;[.A886];&quot;,&quot;;[.B886];&quot;),&quot;)" office:value-type="string" office:string-value="(7,485),">
            <text:p>(7,48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6">
            <text:p>486</text:p>
          </table:table-cell>
          <table:table-cell table:number-columns-repeated="8"/>
          <table:table-cell table:formula="of:=CONCATENATE(&quot;(&quot;;[.A887];&quot;,&quot;;[.B887];&quot;),&quot;)" office:value-type="string" office:string-value="(7,486),">
            <text:p>(7,486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7">
            <text:p>487</text:p>
          </table:table-cell>
          <table:table-cell table:number-columns-repeated="8"/>
          <table:table-cell table:formula="of:=CONCATENATE(&quot;(&quot;;[.A888];&quot;,&quot;;[.B888];&quot;),&quot;)" office:value-type="string" office:string-value="(7,487),">
            <text:p>(7,48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8">
            <text:p>488</text:p>
          </table:table-cell>
          <table:table-cell table:number-columns-repeated="8"/>
          <table:table-cell table:formula="of:=CONCATENATE(&quot;(&quot;;[.A889];&quot;,&quot;;[.B889];&quot;),&quot;)" office:value-type="string" office:string-value="(7,488),">
            <text:p>(7,48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9">
            <text:p>489</text:p>
          </table:table-cell>
          <table:table-cell table:number-columns-repeated="8"/>
          <table:table-cell table:formula="of:=CONCATENATE(&quot;(&quot;;[.A890];&quot;,&quot;;[.B890];&quot;),&quot;)" office:value-type="string" office:string-value="(7,489),">
            <text:p>(7,48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0">
            <text:p>490</text:p>
          </table:table-cell>
          <table:table-cell table:number-columns-repeated="8"/>
          <table:table-cell table:formula="of:=CONCATENATE(&quot;(&quot;;[.A891];&quot;,&quot;;[.B891];&quot;),&quot;)" office:value-type="string" office:string-value="(7,490),">
            <text:p>(7,49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1">
            <text:p>491</text:p>
          </table:table-cell>
          <table:table-cell table:number-columns-repeated="8"/>
          <table:table-cell table:formula="of:=CONCATENATE(&quot;(&quot;;[.A892];&quot;,&quot;;[.B892];&quot;),&quot;)" office:value-type="string" office:string-value="(7,491),">
            <text:p>(7,49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2">
            <text:p>492</text:p>
          </table:table-cell>
          <table:table-cell table:number-columns-repeated="8"/>
          <table:table-cell table:formula="of:=CONCATENATE(&quot;(&quot;;[.A893];&quot;,&quot;;[.B893];&quot;),&quot;)" office:value-type="string" office:string-value="(7,492),">
            <text:p>(7,49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3">
            <text:p>493</text:p>
          </table:table-cell>
          <table:table-cell table:number-columns-repeated="8"/>
          <table:table-cell table:formula="of:=CONCATENATE(&quot;(&quot;;[.A894];&quot;,&quot;;[.B894];&quot;),&quot;)" office:value-type="string" office:string-value="(7,493),">
            <text:p>(7,49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4">
            <text:p>494</text:p>
          </table:table-cell>
          <table:table-cell table:number-columns-repeated="8"/>
          <table:table-cell table:formula="of:=CONCATENATE(&quot;(&quot;;[.A895];&quot;,&quot;;[.B895];&quot;),&quot;)" office:value-type="string" office:string-value="(7,494),">
            <text:p>(7,49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5">
            <text:p>495</text:p>
          </table:table-cell>
          <table:table-cell table:number-columns-repeated="8"/>
          <table:table-cell table:formula="of:=CONCATENATE(&quot;(&quot;;[.A896];&quot;,&quot;;[.B896];&quot;),&quot;)" office:value-type="string" office:string-value="(7,495),">
            <text:p>(7,49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6">
            <text:p>496</text:p>
          </table:table-cell>
          <table:table-cell table:number-columns-repeated="8"/>
          <table:table-cell table:formula="of:=CONCATENATE(&quot;(&quot;;[.A897];&quot;,&quot;;[.B897];&quot;),&quot;)" office:value-type="string" office:string-value="(7,496),">
            <text:p>(7,496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7">
            <text:p>497</text:p>
          </table:table-cell>
          <table:table-cell table:number-columns-repeated="8"/>
          <table:table-cell table:formula="of:=CONCATENATE(&quot;(&quot;;[.A898];&quot;,&quot;;[.B898];&quot;),&quot;)" office:value-type="string" office:string-value="(7,497),">
            <text:p>(7,49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8">
            <text:p>498</text:p>
          </table:table-cell>
          <table:table-cell table:number-columns-repeated="8"/>
          <table:table-cell table:formula="of:=CONCATENATE(&quot;(&quot;;[.A899];&quot;,&quot;;[.B899];&quot;),&quot;)" office:value-type="string" office:string-value="(7,498),">
            <text:p>(7,49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9">
            <text:p>499</text:p>
          </table:table-cell>
          <table:table-cell table:number-columns-repeated="8"/>
          <table:table-cell table:formula="of:=CONCATENATE(&quot;(&quot;;[.A900];&quot;,&quot;;[.B900];&quot;),&quot;)" office:value-type="string" office:string-value="(7,499),">
            <text:p>(7,49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0">
            <text:p>500</text:p>
          </table:table-cell>
          <table:table-cell table:number-columns-repeated="8"/>
          <table:table-cell table:formula="of:=CONCATENATE(&quot;(&quot;;[.A901];&quot;,&quot;;[.B901];&quot;),&quot;)" office:value-type="string" office:string-value="(7,500),">
            <text:p>(7,50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1">
            <text:p>501</text:p>
          </table:table-cell>
          <table:table-cell table:number-columns-repeated="8"/>
          <table:table-cell table:formula="of:=CONCATENATE(&quot;(&quot;;[.A902];&quot;,&quot;;[.B902];&quot;),&quot;)" office:value-type="string" office:string-value="(7,501),">
            <text:p>(7,50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">
            <text:p>502</text:p>
          </table:table-cell>
          <table:table-cell table:number-columns-repeated="8"/>
          <table:table-cell table:formula="of:=CONCATENATE(&quot;(&quot;;[.A903];&quot;,&quot;;[.B903];&quot;),&quot;)" office:value-type="string" office:string-value="(7,502),">
            <text:p>(7,50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3">
            <text:p>503</text:p>
          </table:table-cell>
          <table:table-cell table:number-columns-repeated="8"/>
          <table:table-cell table:formula="of:=CONCATENATE(&quot;(&quot;;[.A904];&quot;,&quot;;[.B904];&quot;),&quot;)" office:value-type="string" office:string-value="(7,503),">
            <text:p>(7,50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4">
            <text:p>504</text:p>
          </table:table-cell>
          <table:table-cell table:number-columns-repeated="8"/>
          <table:table-cell table:formula="of:=CONCATENATE(&quot;(&quot;;[.A905];&quot;,&quot;;[.B905];&quot;),&quot;)" office:value-type="string" office:string-value="(7,504),">
            <text:p>(7,50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5">
            <text:p>505</text:p>
          </table:table-cell>
          <table:table-cell table:number-columns-repeated="8"/>
          <table:table-cell table:formula="of:=CONCATENATE(&quot;(&quot;;[.A906];&quot;,&quot;;[.B906];&quot;),&quot;)" office:value-type="string" office:string-value="(7,505),">
            <text:p>(7,50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6">
            <text:p>506</text:p>
          </table:table-cell>
          <table:table-cell table:number-columns-repeated="8"/>
          <table:table-cell table:formula="of:=CONCATENATE(&quot;(&quot;;[.A907];&quot;,&quot;;[.B907];&quot;),&quot;)" office:value-type="string" office:string-value="(7,506),">
            <text:p>(7,506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7">
            <text:p>507</text:p>
          </table:table-cell>
          <table:table-cell table:number-columns-repeated="8"/>
          <table:table-cell table:formula="of:=CONCATENATE(&quot;(&quot;;[.A908];&quot;,&quot;;[.B908];&quot;),&quot;)" office:value-type="string" office:string-value="(7,507),">
            <text:p>(7,50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8">
            <text:p>508</text:p>
          </table:table-cell>
          <table:table-cell table:number-columns-repeated="8"/>
          <table:table-cell table:formula="of:=CONCATENATE(&quot;(&quot;;[.A909];&quot;,&quot;;[.B909];&quot;),&quot;)" office:value-type="string" office:string-value="(7,508),">
            <text:p>(7,50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9">
            <text:p>509</text:p>
          </table:table-cell>
          <table:table-cell table:number-columns-repeated="8"/>
          <table:table-cell table:formula="of:=CONCATENATE(&quot;(&quot;;[.A910];&quot;,&quot;;[.B910];&quot;),&quot;)" office:value-type="string" office:string-value="(7,509),">
            <text:p>(7,50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0">
            <text:p>510</text:p>
          </table:table-cell>
          <table:table-cell table:number-columns-repeated="8"/>
          <table:table-cell table:formula="of:=CONCATENATE(&quot;(&quot;;[.A911];&quot;,&quot;;[.B911];&quot;),&quot;)" office:value-type="string" office:string-value="(7,510),">
            <text:p>(7,51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1">
            <text:p>511</text:p>
          </table:table-cell>
          <table:table-cell table:number-columns-repeated="8"/>
          <table:table-cell table:formula="of:=CONCATENATE(&quot;(&quot;;[.A912];&quot;,&quot;;[.B912];&quot;),&quot;)" office:value-type="string" office:string-value="(7,511),">
            <text:p>(7,51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  <table:table-cell table:number-columns-repeated="8"/>
          <table:table-cell table:formula="of:=CONCATENATE(&quot;(&quot;;[.A913];&quot;,&quot;;[.B913];&quot;),&quot;)" office:value-type="string" office:string-value="(7,512),">
            <text:p>(7,51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3">
            <text:p>513</text:p>
          </table:table-cell>
          <table:table-cell table:number-columns-repeated="8"/>
          <table:table-cell table:formula="of:=CONCATENATE(&quot;(&quot;;[.A914];&quot;,&quot;;[.B914];&quot;),&quot;)" office:value-type="string" office:string-value="(7,513),">
            <text:p>(7,51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4">
            <text:p>514</text:p>
          </table:table-cell>
          <table:table-cell table:number-columns-repeated="8"/>
          <table:table-cell table:formula="of:=CONCATENATE(&quot;(&quot;;[.A915];&quot;,&quot;;[.B915];&quot;),&quot;)" office:value-type="string" office:string-value="(7,514),">
            <text:p>(7,51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5">
            <text:p>515</text:p>
          </table:table-cell>
          <table:table-cell table:number-columns-repeated="8"/>
          <table:table-cell table:formula="of:=CONCATENATE(&quot;(&quot;;[.A916];&quot;,&quot;;[.B916];&quot;),&quot;)" office:value-type="string" office:string-value="(7,515),">
            <text:p>(7,51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6">
            <text:p>516</text:p>
          </table:table-cell>
          <table:table-cell table:number-columns-repeated="8"/>
          <table:table-cell table:formula="of:=CONCATENATE(&quot;(&quot;;[.A917];&quot;,&quot;;[.B917];&quot;),&quot;)" office:value-type="string" office:string-value="(7,516),">
            <text:p>(7,516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7">
            <text:p>517</text:p>
          </table:table-cell>
          <table:table-cell table:number-columns-repeated="8"/>
          <table:table-cell table:formula="of:=CONCATENATE(&quot;(&quot;;[.A918];&quot;,&quot;;[.B918];&quot;),&quot;)" office:value-type="string" office:string-value="(7,517),">
            <text:p>(7,51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8">
            <text:p>518</text:p>
          </table:table-cell>
          <table:table-cell table:number-columns-repeated="8"/>
          <table:table-cell table:formula="of:=CONCATENATE(&quot;(&quot;;[.A919];&quot;,&quot;;[.B919];&quot;),&quot;)" office:value-type="string" office:string-value="(7,518),">
            <text:p>(7,51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9">
            <text:p>519</text:p>
          </table:table-cell>
          <table:table-cell table:number-columns-repeated="8"/>
          <table:table-cell table:formula="of:=CONCATENATE(&quot;(&quot;;[.A920];&quot;,&quot;;[.B920];&quot;),&quot;)" office:value-type="string" office:string-value="(7,519),">
            <text:p>(7,51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0">
            <text:p>520</text:p>
          </table:table-cell>
          <table:table-cell table:number-columns-repeated="8"/>
          <table:table-cell table:formula="of:=CONCATENATE(&quot;(&quot;;[.A921];&quot;,&quot;;[.B921];&quot;),&quot;)" office:value-type="string" office:string-value="(7,520),">
            <text:p>(7,52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1">
            <text:p>521</text:p>
          </table:table-cell>
          <table:table-cell table:number-columns-repeated="8"/>
          <table:table-cell table:formula="of:=CONCATENATE(&quot;(&quot;;[.A922];&quot;,&quot;;[.B922];&quot;),&quot;)" office:value-type="string" office:string-value="(7,521),">
            <text:p>(7,52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2">
            <text:p>522</text:p>
          </table:table-cell>
          <table:table-cell table:number-columns-repeated="8"/>
          <table:table-cell table:formula="of:=CONCATENATE(&quot;(&quot;;[.A923];&quot;,&quot;;[.B923];&quot;),&quot;)" office:value-type="string" office:string-value="(7,522),">
            <text:p>(7,52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3">
            <text:p>523</text:p>
          </table:table-cell>
          <table:table-cell table:number-columns-repeated="8"/>
          <table:table-cell table:formula="of:=CONCATENATE(&quot;(&quot;;[.A924];&quot;,&quot;;[.B924];&quot;),&quot;)" office:value-type="string" office:string-value="(7,523),">
            <text:p>(7,52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4">
            <text:p>524</text:p>
          </table:table-cell>
          <table:table-cell table:number-columns-repeated="8"/>
          <table:table-cell table:formula="of:=CONCATENATE(&quot;(&quot;;[.A925];&quot;,&quot;;[.B925];&quot;),&quot;)" office:value-type="string" office:string-value="(7,524),">
            <text:p>(7,52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5">
            <text:p>525</text:p>
          </table:table-cell>
          <table:table-cell table:number-columns-repeated="8"/>
          <table:table-cell table:formula="of:=CONCATENATE(&quot;(&quot;;[.A926];&quot;,&quot;;[.B926];&quot;),&quot;)" office:value-type="string" office:string-value="(7,525),">
            <text:p>(7,52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6">
            <text:p>526</text:p>
          </table:table-cell>
          <table:table-cell table:number-columns-repeated="8"/>
          <table:table-cell table:formula="of:=CONCATENATE(&quot;(&quot;;[.A927];&quot;,&quot;;[.B927];&quot;),&quot;)" office:value-type="string" office:string-value="(7,526),">
            <text:p>(7,526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7">
            <text:p>527</text:p>
          </table:table-cell>
          <table:table-cell table:number-columns-repeated="8"/>
          <table:table-cell table:formula="of:=CONCATENATE(&quot;(&quot;;[.A928];&quot;,&quot;;[.B928];&quot;),&quot;)" office:value-type="string" office:string-value="(7,527),">
            <text:p>(7,52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8">
            <text:p>528</text:p>
          </table:table-cell>
          <table:table-cell table:number-columns-repeated="8"/>
          <table:table-cell table:formula="of:=CONCATENATE(&quot;(&quot;;[.A929];&quot;,&quot;;[.B929];&quot;),&quot;)" office:value-type="string" office:string-value="(7,528),">
            <text:p>(7,52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9">
            <text:p>529</text:p>
          </table:table-cell>
          <table:table-cell table:number-columns-repeated="8"/>
          <table:table-cell table:formula="of:=CONCATENATE(&quot;(&quot;;[.A930];&quot;,&quot;;[.B930];&quot;),&quot;)" office:value-type="string" office:string-value="(7,529),">
            <text:p>(7,52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30">
            <text:p>530</text:p>
          </table:table-cell>
          <table:table-cell table:number-columns-repeated="8"/>
          <table:table-cell table:formula="of:=CONCATENATE(&quot;(&quot;;[.A931];&quot;,&quot;;[.B931];&quot;),&quot;)" office:value-type="string" office:string-value="(7,530),">
            <text:p>(7,53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31">
            <text:p>531</text:p>
          </table:table-cell>
          <table:table-cell table:number-columns-repeated="8"/>
          <table:table-cell table:formula="of:=CONCATENATE(&quot;(&quot;;[.A932];&quot;,&quot;;[.B932];&quot;),&quot;)" office:value-type="string" office:string-value="(7,531),">
            <text:p>(7,53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32">
            <text:p>532</text:p>
          </table:table-cell>
          <table:table-cell table:number-columns-repeated="8"/>
          <table:table-cell table:formula="of:=CONCATENATE(&quot;(&quot;;[.A933];&quot;,&quot;;[.B933];&quot;),&quot;)" office:value-type="string" office:string-value="(7,532),">
            <text:p>(7,53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33">
            <text:p>533</text:p>
          </table:table-cell>
          <table:table-cell table:number-columns-repeated="8"/>
          <table:table-cell table:formula="of:=CONCATENATE(&quot;(&quot;;[.A934];&quot;,&quot;;[.B934];&quot;),&quot;)" office:value-type="string" office:string-value="(7,533),">
            <text:p>(7,53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34">
            <text:p>534</text:p>
          </table:table-cell>
          <table:table-cell table:number-columns-repeated="8"/>
          <table:table-cell table:formula="of:=CONCATENATE(&quot;(&quot;;[.A935];&quot;,&quot;;[.B935];&quot;),&quot;)" office:value-type="string" office:string-value="(7,534),">
            <text:p>(7,53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35">
            <text:p>535</text:p>
          </table:table-cell>
          <table:table-cell table:number-columns-repeated="8"/>
          <table:table-cell table:formula="of:=CONCATENATE(&quot;(&quot;;[.A936];&quot;,&quot;;[.B936];&quot;),&quot;)" office:value-type="string" office:string-value="(7,535),">
            <text:p>(7,53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36">
            <text:p>536</text:p>
          </table:table-cell>
          <table:table-cell table:number-columns-repeated="8"/>
          <table:table-cell table:formula="of:=CONCATENATE(&quot;(&quot;;[.A937];&quot;,&quot;;[.B937];&quot;),&quot;)" office:value-type="string" office:string-value="(7,536),">
            <text:p>(7,536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37">
            <text:p>537</text:p>
          </table:table-cell>
          <table:table-cell table:number-columns-repeated="8"/>
          <table:table-cell table:formula="of:=CONCATENATE(&quot;(&quot;;[.A938];&quot;,&quot;;[.B938];&quot;),&quot;)" office:value-type="string" office:string-value="(7,537),">
            <text:p>(7,53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38">
            <text:p>538</text:p>
          </table:table-cell>
          <table:table-cell table:number-columns-repeated="8"/>
          <table:table-cell table:formula="of:=CONCATENATE(&quot;(&quot;;[.A939];&quot;,&quot;;[.B939];&quot;),&quot;)" office:value-type="string" office:string-value="(7,538),">
            <text:p>(7,53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39">
            <text:p>539</text:p>
          </table:table-cell>
          <table:table-cell table:number-columns-repeated="8"/>
          <table:table-cell table:formula="of:=CONCATENATE(&quot;(&quot;;[.A940];&quot;,&quot;;[.B940];&quot;),&quot;)" office:value-type="string" office:string-value="(7,539),">
            <text:p>(7,53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0">
            <text:p>540</text:p>
          </table:table-cell>
          <table:table-cell table:number-columns-repeated="8"/>
          <table:table-cell table:formula="of:=CONCATENATE(&quot;(&quot;;[.A941];&quot;,&quot;;[.B941];&quot;),&quot;)" office:value-type="string" office:string-value="(7,540),">
            <text:p>(7,54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1">
            <text:p>541</text:p>
          </table:table-cell>
          <table:table-cell table:number-columns-repeated="8"/>
          <table:table-cell table:formula="of:=CONCATENATE(&quot;(&quot;;[.A942];&quot;,&quot;;[.B942];&quot;),&quot;)" office:value-type="string" office:string-value="(7,541),">
            <text:p>(7,54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2">
            <text:p>542</text:p>
          </table:table-cell>
          <table:table-cell table:number-columns-repeated="8"/>
          <table:table-cell table:formula="of:=CONCATENATE(&quot;(&quot;;[.A943];&quot;,&quot;;[.B943];&quot;),&quot;)" office:value-type="string" office:string-value="(7,542),">
            <text:p>(7,54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3">
            <text:p>543</text:p>
          </table:table-cell>
          <table:table-cell table:number-columns-repeated="8"/>
          <table:table-cell table:formula="of:=CONCATENATE(&quot;(&quot;;[.A944];&quot;,&quot;;[.B944];&quot;),&quot;)" office:value-type="string" office:string-value="(7,543),">
            <text:p>(7,54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4">
            <text:p>544</text:p>
          </table:table-cell>
          <table:table-cell table:number-columns-repeated="8"/>
          <table:table-cell table:formula="of:=CONCATENATE(&quot;(&quot;;[.A945];&quot;,&quot;;[.B945];&quot;),&quot;)" office:value-type="string" office:string-value="(7,544),">
            <text:p>(7,54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5">
            <text:p>545</text:p>
          </table:table-cell>
          <table:table-cell table:number-columns-repeated="8"/>
          <table:table-cell table:formula="of:=CONCATENATE(&quot;(&quot;;[.A946];&quot;,&quot;;[.B946];&quot;),&quot;)" office:value-type="string" office:string-value="(7,545),">
            <text:p>(7,54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6">
            <text:p>546</text:p>
          </table:table-cell>
          <table:table-cell table:number-columns-repeated="8"/>
          <table:table-cell table:formula="of:=CONCATENATE(&quot;(&quot;;[.A947];&quot;,&quot;;[.B947];&quot;),&quot;)" office:value-type="string" office:string-value="(7,546),">
            <text:p>(7,546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7">
            <text:p>547</text:p>
          </table:table-cell>
          <table:table-cell table:number-columns-repeated="8"/>
          <table:table-cell table:formula="of:=CONCATENATE(&quot;(&quot;;[.A948];&quot;,&quot;;[.B948];&quot;),&quot;)" office:value-type="string" office:string-value="(7,547),">
            <text:p>(7,54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8">
            <text:p>548</text:p>
          </table:table-cell>
          <table:table-cell table:number-columns-repeated="8"/>
          <table:table-cell table:formula="of:=CONCATENATE(&quot;(&quot;;[.A949];&quot;,&quot;;[.B949];&quot;),&quot;)" office:value-type="string" office:string-value="(7,548),">
            <text:p>(7,54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table:number-columns-repeated="8"/>
          <table:table-cell table:formula="of:=CONCATENATE(&quot;(&quot;;[.A950];&quot;,&quot;;[.B950];&quot;),&quot;)" office:value-type="string" office:string-value="(7,549),">
            <text:p>(7,54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0">
            <text:p>550</text:p>
          </table:table-cell>
          <table:table-cell table:number-columns-repeated="8"/>
          <table:table-cell table:formula="of:=CONCATENATE(&quot;(&quot;;[.A951];&quot;,&quot;;[.B951];&quot;),&quot;)" office:value-type="string" office:string-value="(7,550),">
            <text:p>(7,55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1">
            <text:p>551</text:p>
          </table:table-cell>
          <table:table-cell table:number-columns-repeated="8"/>
          <table:table-cell table:formula="of:=CONCATENATE(&quot;(&quot;;[.A952];&quot;,&quot;;[.B952];&quot;),&quot;)" office:value-type="string" office:string-value="(7,551),">
            <text:p>(7,55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2">
            <text:p>552</text:p>
          </table:table-cell>
          <table:table-cell table:number-columns-repeated="8"/>
          <table:table-cell table:formula="of:=CONCATENATE(&quot;(&quot;;[.A953];&quot;,&quot;;[.B953];&quot;),&quot;)" office:value-type="string" office:string-value="(7,552),">
            <text:p>(7,55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3">
            <text:p>553</text:p>
          </table:table-cell>
          <table:table-cell table:number-columns-repeated="8"/>
          <table:table-cell table:formula="of:=CONCATENATE(&quot;(&quot;;[.A954];&quot;,&quot;;[.B954];&quot;),&quot;)" office:value-type="string" office:string-value="(7,553),">
            <text:p>(7,55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4">
            <text:p>554</text:p>
          </table:table-cell>
          <table:table-cell table:number-columns-repeated="8"/>
          <table:table-cell table:formula="of:=CONCATENATE(&quot;(&quot;;[.A955];&quot;,&quot;;[.B955];&quot;),&quot;)" office:value-type="string" office:string-value="(7,554),">
            <text:p>(7,55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5">
            <text:p>555</text:p>
          </table:table-cell>
          <table:table-cell table:number-columns-repeated="8"/>
          <table:table-cell table:formula="of:=CONCATENATE(&quot;(&quot;;[.A956];&quot;,&quot;;[.B956];&quot;),&quot;)" office:value-type="string" office:string-value="(7,555),">
            <text:p>(7,55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6">
            <text:p>556</text:p>
          </table:table-cell>
          <table:table-cell table:number-columns-repeated="8"/>
          <table:table-cell table:formula="of:=CONCATENATE(&quot;(&quot;;[.A957];&quot;,&quot;;[.B957];&quot;),&quot;)" office:value-type="string" office:string-value="(7,556),">
            <text:p>(7,556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7">
            <text:p>557</text:p>
          </table:table-cell>
          <table:table-cell table:number-columns-repeated="8"/>
          <table:table-cell table:formula="of:=CONCATENATE(&quot;(&quot;;[.A958];&quot;,&quot;;[.B958];&quot;),&quot;)" office:value-type="string" office:string-value="(7,557),">
            <text:p>(7,55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8">
            <text:p>558</text:p>
          </table:table-cell>
          <table:table-cell table:number-columns-repeated="8"/>
          <table:table-cell table:formula="of:=CONCATENATE(&quot;(&quot;;[.A959];&quot;,&quot;;[.B959];&quot;),&quot;)" office:value-type="string" office:string-value="(7,558),">
            <text:p>(7,55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9">
            <text:p>559</text:p>
          </table:table-cell>
          <table:table-cell table:number-columns-repeated="8"/>
          <table:table-cell table:formula="of:=CONCATENATE(&quot;(&quot;;[.A960];&quot;,&quot;;[.B960];&quot;),&quot;)" office:value-type="string" office:string-value="(7,559),">
            <text:p>(7,55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0">
            <text:p>560</text:p>
          </table:table-cell>
          <table:table-cell table:number-columns-repeated="8"/>
          <table:table-cell table:formula="of:=CONCATENATE(&quot;(&quot;;[.A961];&quot;,&quot;;[.B961];&quot;),&quot;)" office:value-type="string" office:string-value="(7,560),">
            <text:p>(7,56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1">
            <text:p>561</text:p>
          </table:table-cell>
          <table:table-cell table:number-columns-repeated="8"/>
          <table:table-cell table:formula="of:=CONCATENATE(&quot;(&quot;;[.A962];&quot;,&quot;;[.B962];&quot;),&quot;)" office:value-type="string" office:string-value="(7,561),">
            <text:p>(7,56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2">
            <text:p>562</text:p>
          </table:table-cell>
          <table:table-cell table:number-columns-repeated="8"/>
          <table:table-cell table:formula="of:=CONCATENATE(&quot;(&quot;;[.A963];&quot;,&quot;;[.B963];&quot;),&quot;)" office:value-type="string" office:string-value="(7,562),">
            <text:p>(7,56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3">
            <text:p>563</text:p>
          </table:table-cell>
          <table:table-cell table:number-columns-repeated="8"/>
          <table:table-cell table:formula="of:=CONCATENATE(&quot;(&quot;;[.A964];&quot;,&quot;;[.B964];&quot;),&quot;)" office:value-type="string" office:string-value="(7,563),">
            <text:p>(7,56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4">
            <text:p>564</text:p>
          </table:table-cell>
          <table:table-cell table:number-columns-repeated="8"/>
          <table:table-cell table:formula="of:=CONCATENATE(&quot;(&quot;;[.A965];&quot;,&quot;;[.B965];&quot;),&quot;)" office:value-type="string" office:string-value="(7,564),">
            <text:p>(7,56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5">
            <text:p>565</text:p>
          </table:table-cell>
          <table:table-cell table:number-columns-repeated="8"/>
          <table:table-cell table:formula="of:=CONCATENATE(&quot;(&quot;;[.A966];&quot;,&quot;;[.B966];&quot;),&quot;)" office:value-type="string" office:string-value="(7,565),">
            <text:p>(7,56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6">
            <text:p>566</text:p>
          </table:table-cell>
          <table:table-cell table:number-columns-repeated="8"/>
          <table:table-cell table:formula="of:=CONCATENATE(&quot;(&quot;;[.A967];&quot;,&quot;;[.B967];&quot;),&quot;)" office:value-type="string" office:string-value="(7,566),">
            <text:p>(7,566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7">
            <text:p>567</text:p>
          </table:table-cell>
          <table:table-cell table:number-columns-repeated="8"/>
          <table:table-cell table:formula="of:=CONCATENATE(&quot;(&quot;;[.A968];&quot;,&quot;;[.B968];&quot;),&quot;)" office:value-type="string" office:string-value="(7,567),">
            <text:p>(7,56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8">
            <text:p>568</text:p>
          </table:table-cell>
          <table:table-cell table:number-columns-repeated="8"/>
          <table:table-cell table:formula="of:=CONCATENATE(&quot;(&quot;;[.A969];&quot;,&quot;;[.B969];&quot;),&quot;)" office:value-type="string" office:string-value="(7,568),">
            <text:p>(7,56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9">
            <text:p>569</text:p>
          </table:table-cell>
          <table:table-cell table:number-columns-repeated="8"/>
          <table:table-cell table:formula="of:=CONCATENATE(&quot;(&quot;;[.A970];&quot;,&quot;;[.B970];&quot;),&quot;)" office:value-type="string" office:string-value="(7,569),">
            <text:p>(7,56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0">
            <text:p>570</text:p>
          </table:table-cell>
          <table:table-cell table:number-columns-repeated="8"/>
          <table:table-cell table:formula="of:=CONCATENATE(&quot;(&quot;;[.A971];&quot;,&quot;;[.B971];&quot;),&quot;)" office:value-type="string" office:string-value="(7,570),">
            <text:p>(7,57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1">
            <text:p>571</text:p>
          </table:table-cell>
          <table:table-cell table:number-columns-repeated="8"/>
          <table:table-cell table:formula="of:=CONCATENATE(&quot;(&quot;;[.A972];&quot;,&quot;;[.B972];&quot;),&quot;)" office:value-type="string" office:string-value="(7,571),">
            <text:p>(7,57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2">
            <text:p>572</text:p>
          </table:table-cell>
          <table:table-cell table:number-columns-repeated="8"/>
          <table:table-cell table:formula="of:=CONCATENATE(&quot;(&quot;;[.A973];&quot;,&quot;;[.B973];&quot;),&quot;)" office:value-type="string" office:string-value="(7,572),">
            <text:p>(7,57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3">
            <text:p>573</text:p>
          </table:table-cell>
          <table:table-cell table:number-columns-repeated="8"/>
          <table:table-cell table:formula="of:=CONCATENATE(&quot;(&quot;;[.A974];&quot;,&quot;;[.B974];&quot;),&quot;)" office:value-type="string" office:string-value="(7,573),">
            <text:p>(7,57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4">
            <text:p>574</text:p>
          </table:table-cell>
          <table:table-cell table:number-columns-repeated="8"/>
          <table:table-cell table:formula="of:=CONCATENATE(&quot;(&quot;;[.A975];&quot;,&quot;;[.B975];&quot;),&quot;)" office:value-type="string" office:string-value="(7,574),">
            <text:p>(7,57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5">
            <text:p>575</text:p>
          </table:table-cell>
          <table:table-cell table:number-columns-repeated="8"/>
          <table:table-cell table:formula="of:=CONCATENATE(&quot;(&quot;;[.A976];&quot;,&quot;;[.B976];&quot;),&quot;)" office:value-type="string" office:string-value="(7,575),">
            <text:p>(7,57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6">
            <text:p>576</text:p>
          </table:table-cell>
          <table:table-cell table:number-columns-repeated="8"/>
          <table:table-cell table:formula="of:=CONCATENATE(&quot;(&quot;;[.A977];&quot;,&quot;;[.B977];&quot;),&quot;)" office:value-type="string" office:string-value="(7,576),">
            <text:p>(7,576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7">
            <text:p>577</text:p>
          </table:table-cell>
          <table:table-cell table:number-columns-repeated="8"/>
          <table:table-cell table:formula="of:=CONCATENATE(&quot;(&quot;;[.A978];&quot;,&quot;;[.B978];&quot;),&quot;)" office:value-type="string" office:string-value="(7,577),">
            <text:p>(7,57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8">
            <text:p>578</text:p>
          </table:table-cell>
          <table:table-cell table:number-columns-repeated="8"/>
          <table:table-cell table:formula="of:=CONCATENATE(&quot;(&quot;;[.A979];&quot;,&quot;;[.B979];&quot;),&quot;)" office:value-type="string" office:string-value="(7,578),">
            <text:p>(7,57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9">
            <text:p>579</text:p>
          </table:table-cell>
          <table:table-cell table:number-columns-repeated="8"/>
          <table:table-cell table:formula="of:=CONCATENATE(&quot;(&quot;;[.A980];&quot;,&quot;;[.B980];&quot;),&quot;)" office:value-type="string" office:string-value="(7,579),">
            <text:p>(7,57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0">
            <text:p>580</text:p>
          </table:table-cell>
          <table:table-cell table:number-columns-repeated="8"/>
          <table:table-cell table:formula="of:=CONCATENATE(&quot;(&quot;;[.A981];&quot;,&quot;;[.B981];&quot;),&quot;)" office:value-type="string" office:string-value="(7,580),">
            <text:p>(7,58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1">
            <text:p>581</text:p>
          </table:table-cell>
          <table:table-cell table:number-columns-repeated="8"/>
          <table:table-cell table:formula="of:=CONCATENATE(&quot;(&quot;;[.A982];&quot;,&quot;;[.B982];&quot;),&quot;)" office:value-type="string" office:string-value="(7,581),">
            <text:p>(7,58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2">
            <text:p>582</text:p>
          </table:table-cell>
          <table:table-cell table:number-columns-repeated="8"/>
          <table:table-cell table:formula="of:=CONCATENATE(&quot;(&quot;;[.A983];&quot;,&quot;;[.B983];&quot;),&quot;)" office:value-type="string" office:string-value="(7,582),">
            <text:p>(7,58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3">
            <text:p>583</text:p>
          </table:table-cell>
          <table:table-cell table:number-columns-repeated="8"/>
          <table:table-cell table:formula="of:=CONCATENATE(&quot;(&quot;;[.A984];&quot;,&quot;;[.B984];&quot;),&quot;)" office:value-type="string" office:string-value="(7,583),">
            <text:p>(7,58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4">
            <text:p>584</text:p>
          </table:table-cell>
          <table:table-cell table:number-columns-repeated="8"/>
          <table:table-cell table:formula="of:=CONCATENATE(&quot;(&quot;;[.A985];&quot;,&quot;;[.B985];&quot;),&quot;)" office:value-type="string" office:string-value="(7,584),">
            <text:p>(7,58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5">
            <text:p>585</text:p>
          </table:table-cell>
          <table:table-cell table:number-columns-repeated="8"/>
          <table:table-cell table:formula="of:=CONCATENATE(&quot;(&quot;;[.A986];&quot;,&quot;;[.B986];&quot;),&quot;)" office:value-type="string" office:string-value="(7,585),">
            <text:p>(7,58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6">
            <text:p>586</text:p>
          </table:table-cell>
          <table:table-cell table:number-columns-repeated="8"/>
          <table:table-cell table:formula="of:=CONCATENATE(&quot;(&quot;;[.A987];&quot;,&quot;;[.B987];&quot;),&quot;)" office:value-type="string" office:string-value="(7,586),">
            <text:p>(7,586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7">
            <text:p>587</text:p>
          </table:table-cell>
          <table:table-cell table:number-columns-repeated="8"/>
          <table:table-cell table:formula="of:=CONCATENATE(&quot;(&quot;;[.A988];&quot;,&quot;;[.B988];&quot;),&quot;)" office:value-type="string" office:string-value="(7,587),">
            <text:p>(7,58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8">
            <text:p>588</text:p>
          </table:table-cell>
          <table:table-cell table:number-columns-repeated="8"/>
          <table:table-cell table:formula="of:=CONCATENATE(&quot;(&quot;;[.A989];&quot;,&quot;;[.B989];&quot;),&quot;)" office:value-type="string" office:string-value="(7,588),">
            <text:p>(7,58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9">
            <text:p>589</text:p>
          </table:table-cell>
          <table:table-cell table:number-columns-repeated="8"/>
          <table:table-cell table:formula="of:=CONCATENATE(&quot;(&quot;;[.A990];&quot;,&quot;;[.B990];&quot;),&quot;)" office:value-type="string" office:string-value="(7,589),">
            <text:p>(7,589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0">
            <text:p>590</text:p>
          </table:table-cell>
          <table:table-cell table:number-columns-repeated="8"/>
          <table:table-cell table:formula="of:=CONCATENATE(&quot;(&quot;;[.A991];&quot;,&quot;;[.B991];&quot;),&quot;)" office:value-type="string" office:string-value="(7,590),">
            <text:p>(7,590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1">
            <text:p>591</text:p>
          </table:table-cell>
          <table:table-cell table:number-columns-repeated="8"/>
          <table:table-cell table:formula="of:=CONCATENATE(&quot;(&quot;;[.A992];&quot;,&quot;;[.B992];&quot;),&quot;)" office:value-type="string" office:string-value="(7,591),">
            <text:p>(7,591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2">
            <text:p>592</text:p>
          </table:table-cell>
          <table:table-cell table:number-columns-repeated="8"/>
          <table:table-cell table:formula="of:=CONCATENATE(&quot;(&quot;;[.A993];&quot;,&quot;;[.B993];&quot;),&quot;)" office:value-type="string" office:string-value="(7,592),">
            <text:p>(7,592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3">
            <text:p>593</text:p>
          </table:table-cell>
          <table:table-cell table:number-columns-repeated="8"/>
          <table:table-cell table:formula="of:=CONCATENATE(&quot;(&quot;;[.A994];&quot;,&quot;;[.B994];&quot;),&quot;)" office:value-type="string" office:string-value="(7,593),">
            <text:p>(7,593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4">
            <text:p>594</text:p>
          </table:table-cell>
          <table:table-cell table:number-columns-repeated="8"/>
          <table:table-cell table:formula="of:=CONCATENATE(&quot;(&quot;;[.A995];&quot;,&quot;;[.B995];&quot;),&quot;)" office:value-type="string" office:string-value="(7,594),">
            <text:p>(7,594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5">
            <text:p>595</text:p>
          </table:table-cell>
          <table:table-cell table:number-columns-repeated="8"/>
          <table:table-cell table:formula="of:=CONCATENATE(&quot;(&quot;;[.A996];&quot;,&quot;;[.B996];&quot;),&quot;)" office:value-type="string" office:string-value="(7,595),">
            <text:p>(7,595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6">
            <text:p>596</text:p>
          </table:table-cell>
          <table:table-cell table:number-columns-repeated="8"/>
          <table:table-cell table:formula="of:=CONCATENATE(&quot;(&quot;;[.A997];&quot;,&quot;;[.B997];&quot;),&quot;)" office:value-type="string" office:string-value="(7,596),">
            <text:p>(7,596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7">
            <text:p>597</text:p>
          </table:table-cell>
          <table:table-cell table:number-columns-repeated="8"/>
          <table:table-cell table:formula="of:=CONCATENATE(&quot;(&quot;;[.A998];&quot;,&quot;;[.B998];&quot;),&quot;)" office:value-type="string" office:string-value="(7,597),">
            <text:p>(7,597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8">
            <text:p>598</text:p>
          </table:table-cell>
          <table:table-cell table:number-columns-repeated="8"/>
          <table:table-cell table:formula="of:=CONCATENATE(&quot;(&quot;;[.A999];&quot;,&quot;;[.B999];&quot;),&quot;)" office:value-type="string" office:string-value="(7,598),">
            <text:p>(7,598)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9">
            <text:p>599</text:p>
          </table:table-cell>
          <table:table-cell table:number-columns-repeated="8"/>
          <table:table-cell table:formula="of:=CONCATENATE(&quot;(&quot;;[.A1000];&quot;,&quot;;[.B1000];&quot;),&quot;)" office:value-type="string" office:string-value="(7,599),">
            <text:p>(7,599),</text:p>
          </table:table-cell>
        </table:table-row>
        <table:table-row table:style-name="ro1">
          <table:table-cell table:number-columns-repeated="2"/>
          <table:table-cell table:number-columns-repeated="8"/>
          <table:table-cell table:formula="of:=CONCATENATE(&quot;(&quot;;[.A1001];&quot;,&quot;;[.B1001];&quot;),&quot;)" office:value-type="string" office:string-value="(,),">
            <text:p>(,),</text:p>
          </table:table-cell>
        </table:table-row>
        <table:table-row table:style-name="ro1">
          <table:table-cell table:number-columns-repeated="2"/>
          <table:table-cell table:number-columns-repeated="8"/>
          <table:table-cell table:formula="of:=CONCATENATE(&quot;(&quot;;[.A1002];&quot;,&quot;;[.B1002];&quot;),&quot;)" office:value-type="string" office:string-value="(,),">
            <text:p>(,),</text:p>
          </table:table-cell>
        </table:table-row>
        <table:table-row table:style-name="ro1">
          <table:table-cell table:number-columns-repeated="2"/>
          <table:table-cell table:number-columns-repeated="8"/>
          <table:table-cell table:formula="of:=CONCATENATE(&quot;(&quot;;[.A1003];&quot;,&quot;;[.B1003];&quot;),&quot;)" office:value-type="string" office:string-value="(,),">
            <text:p>(,),</text:p>
          </table:table-cell>
        </table:table-row>
        <table:table-row table:style-name="ro1">
          <table:table-cell table:number-columns-repeated="2"/>
          <table:table-cell table:number-columns-repeated="8"/>
          <table:table-cell table:formula="of:=CONCATENATE(&quot;(&quot;;[.A1004];&quot;,&quot;;[.B1004];&quot;),&quot;)" office:value-type="string" office:string-value="(,),">
            <text:p>(,),</text:p>
          </table:table-cell>
        </table:table-row>
        <table:table-row table:style-name="ro1">
          <table:table-cell table:number-columns-repeated="2"/>
          <table:table-cell table:number-columns-repeated="8"/>
          <table:table-cell table:formula="of:=CONCATENATE(&quot;(&quot;;[.A1005];&quot;,&quot;;[.B1005];&quot;),&quot;)" office:value-type="string" office:string-value="(,),">
            <text:p>(,),</text:p>
          </table:table-cell>
        </table:table-row>
        <table:table-row table:style-name="ro1">
          <table:table-cell table:number-columns-repeated="2"/>
          <table:table-cell table:number-columns-repeated="8"/>
          <table:table-cell table:formula="of:=CONCATENATE(&quot;(&quot;;[.A1006];&quot;,&quot;;[.B1006];&quot;),&quot;)" office:value-type="string" office:string-value="(,),">
            <text:p>(,),</text:p>
          </table:table-cell>
        </table:table-row>
        <table:table-row table:style-name="ro1">
          <table:table-cell table:number-columns-repeated="2"/>
          <table:table-cell table:number-columns-repeated="8"/>
          <table:table-cell table:formula="of:=CONCATENATE(&quot;(&quot;;[.A1007];&quot;,&quot;;[.B1007];&quot;),&quot;)" office:value-type="string" office:string-value="(,),">
            <text:p>(,),</text:p>
          </table:table-cell>
        </table:table-row>
        <table:table-row table:style-name="ro1">
          <table:table-cell table:number-columns-repeated="2"/>
          <table:table-cell table:number-columns-repeated="8"/>
          <table:table-cell table:formula="of:=CONCATENATE(&quot;(&quot;;[.A1008];&quot;,&quot;;[.B1008];&quot;),&quot;)" office:value-type="string" office:string-value="(,),">
            <text:p>(,),</text:p>
          </table:table-cell>
        </table:table-row>
        <table:table-row table:style-name="ro1">
          <table:table-cell table:number-columns-repeated="2"/>
          <table:table-cell table:number-columns-repeated="8"/>
          <table:table-cell table:formula="of:=CONCATENATE(&quot;(&quot;;[.A1009];&quot;,&quot;;[.B1009];&quot;),&quot;)" office:value-type="string" office:string-value="(,),">
            <text:p>(,),</text:p>
          </table:table-cell>
        </table:table-row>
        <table:table-row table:style-name="ro1">
          <table:table-cell office:value-type="string">
            <text:p>groups_id</text:p>
          </table:table-cell>
          <table:table-cell office:value-type="string">
            <text:p>users_id</text:p>
          </table:table-cell>
          <table:table-cell table:number-columns-repeated="8"/>
          <table:table-cell table:formula="of:=CONCATENATE(&quot;(&quot;;[.A1010];&quot;,&quot;;[.B1010];&quot;),&quot;)" office:value-type="string" office:string-value="(groups_id,users_id),">
            <text:p>(groups_id,users_id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5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07" number:language="sv" number:country="SE">
      <number:day number:style="long"/>
      <number:text>-</number:text>
      <number:month number:textual="true"/>
    </number:date-style>
    <number:date-style style:name="N5108" number:language="sv" number:country="SE">
      <number:month number:textual="true"/>
      <number:text>-</number:text>
      <number:year/>
    </number:date-style>
    <number:time-style style:name="N5109" number:language="sv" number:country="SE">
      <number:hours/>
      <number:text>:</number:text>
      <number:minutes number:style="long"/>
      <number:text> </number:text>
      <number:am-pm/>
    </number:time-style>
    <number:time-style style:name="N5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sv" number:country="SE">
      <number:number number:decimal-places="0" number:min-integer-digits="1" number:grouping="true"/>
      <number:text>    </number:text>
    </number:number-style>
    <number:number-style style:name="N5112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2P0"/>
    </number:number-style>
    <number:number-style style:name="N5113P0" style:volatile="true" number:language="sv" number:country="SE">
      <number:number number:decimal-places="0" number:min-integer-digits="1" number:grouping="true"/>
      <number:text>    </number:text>
    </number:number-style>
    <number:number-style style:name="N5113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13P0"/>
    </number:number-style>
    <number:number-style style:name="N5114P0" style:volatile="true" number:language="sv" number:country="SE">
      <number:number number:decimal-places="2" number:min-integer-digits="1" number:grouping="true"/>
      <number:text>    </number:text>
    </number:number-style>
    <number:number-style style:name="N5114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14P0"/>
    </number:number-style>
    <number:number-style style:name="N5115P0" style:volatile="true" number:language="sv" number:country="SE">
      <number:number number:decimal-places="2" number:min-integer-digits="1" number:grouping="true"/>
      <number:text>    </number:text>
    </number:number-style>
    <number:number-style style:name="N5115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15P0"/>
    </number:number-style>
    <number:number-style style:name="N5116P0" style:volatile="true" number:language="sv" number:country="SE">
      <number:number number:decimal-places="0" number:min-integer-digits="1" number:grouping="true"/>
      <number:text> kr</number:text>
    </number:number-style>
    <number:number-style style:name="N511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16P0"/>
    </number:number-style>
    <number:number-style style:name="N5117P0" style:volatile="true" number:language="sv" number:country="SE">
      <number:number number:decimal-places="0" number:min-integer-digits="1" number:grouping="true"/>
      <number:text> kr</number:text>
    </number:number-style>
    <number:number-style style:name="N511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17P0"/>
    </number:number-style>
    <number:number-style style:name="N5118P0" style:volatile="true" number:language="sv" number:country="SE">
      <number:number number:decimal-places="2" number:min-integer-digits="1" number:grouping="true"/>
      <number:text> kr</number:text>
    </number:number-style>
    <number:number-style style:name="N511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8P0"/>
    </number:number-style>
    <number:number-style style:name="N5119P0" style:volatile="true" number:language="sv" number:country="SE">
      <number:number number:decimal-places="2" number:min-integer-digits="1" number:grouping="true"/>
      <number:text> kr</number:text>
    </number:number-style>
    <number:number-style style:name="N511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9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07:45:39.85</meta:creation-date>
    <dc:date>2013-02-22T16:37:05.22</dc:date>
    <meta:editing-duration>PT8H34M9S</meta:editing-duration>
    <meta:editing-cycles>3</meta:editing-cycles>
    <meta:generator>LibreOffice/3.6$Windows_x86 LibreOffice_project/e29a214-2bbed72-0621de6-a97528c-8f066d</meta:generator>
    <meta:document-statistic meta:table-count="1" meta:cell-count="3150" meta:object-count="0"/>
  </office:meta>
</office:document-meta>
</file>